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1307in"/>
    </style:style>
    <style:style style:name="co2" style:family="table-column">
      <style:table-column-properties fo:break-before="auto" style:column-width="0.9902in"/>
    </style:style>
    <style:style style:name="co3" style:family="table-column">
      <style:table-column-properties fo:break-before="auto" style:column-width="1.3425in"/>
    </style:style>
    <style:style style:name="co4" style:family="table-column">
      <style:table-column-properties fo:break-before="auto" style:column-width="0.7398in"/>
    </style:style>
    <style:style style:name="co5" style:family="table-column">
      <style:table-column-properties fo:break-before="auto" style:column-width="0.4516in"/>
    </style:style>
    <style:style style:name="co6" style:family="table-column">
      <style:table-column-properties fo:break-before="auto" style:column-width="0.5654in"/>
    </style:style>
    <style:style style:name="co7" style:family="table-column">
      <style:table-column-properties fo:break-before="auto" style:column-width="0.6071in"/>
    </style:style>
    <style:style style:name="co8" style:family="table-column">
      <style:table-column-properties fo:break-before="auto" style:column-width="0.348in"/>
    </style:style>
    <style:style style:name="co9" style:family="table-column">
      <style:table-column-properties fo:break-before="auto" style:column-width="1.3634in"/>
    </style:style>
    <style:style style:name="co10" style:family="table-column">
      <style:table-column-properties fo:break-before="auto" style:column-width="1.5543in"/>
    </style:style>
    <style:style style:name="co11" style:family="table-column">
      <style:table-column-properties fo:break-before="auto" style:column-width="0.6583in"/>
    </style:style>
    <style:style style:name="co12" style:family="table-column">
      <style:table-column-properties fo:break-before="auto" style:column-width="0.628in"/>
    </style:style>
    <style:style style:name="co13" style:family="table-column">
      <style:table-column-properties fo:break-before="auto" style:column-width="0.7626in"/>
    </style:style>
    <style:style style:name="co14" style:family="table-column">
      <style:table-column-properties fo:break-before="auto" style:column-width="0.5236in"/>
    </style:style>
    <style:style style:name="co15" style:family="table-column">
      <style:table-column-properties fo:break-before="auto" style:column-width="1.9335in"/>
    </style:style>
    <style:style style:name="co16" style:family="table-column">
      <style:table-column-properties fo:break-before="auto" style:column-width="1.511in"/>
    </style:style>
    <style:style style:name="co17" style:family="table-column">
      <style:table-column-properties fo:break-before="auto" style:column-width="1.5654in"/>
    </style:style>
    <style:style style:name="co18" style:family="table-column">
      <style:table-column-properties fo:break-before="auto" style:column-width="1.8819in"/>
    </style:style>
    <style:style style:name="co19" style:family="table-column">
      <style:table-column-properties fo:break-before="auto" style:column-width="0.9173in"/>
    </style:style>
    <style:style style:name="co20" style:family="table-column">
      <style:table-column-properties fo:break-before="auto" style:column-width="0.6791in"/>
    </style:style>
    <style:style style:name="co21" style:family="table-column">
      <style:table-column-properties fo:break-before="auto" style:column-width="1.7984in"/>
    </style:style>
    <style:style style:name="co22" style:family="table-column">
      <style:table-column-properties fo:break-before="auto" style:column-width="2.3264in"/>
    </style:style>
    <style:style style:name="co23" style:family="table-column">
      <style:table-column-properties fo:break-before="auto" style:column-width="1.0008in"/>
    </style:style>
    <style:style style:name="co24" style:family="table-column">
      <style:table-column-properties fo:break-before="auto" style:column-width="0.889in"/>
    </style:style>
    <style:style style:name="co25" style:family="table-column">
      <style:table-column-properties fo:break-before="auto" style:column-width="2.9807in"/>
    </style:style>
    <style:style style:name="co26" style:family="table-column">
      <style:table-column-properties fo:break-before="auto" style:column-width="0.7827in"/>
    </style:style>
    <style:style style:name="co27" style:family="table-column">
      <style:table-column-properties fo:break-before="auto" style:column-width="0.6374in"/>
    </style:style>
    <style:style style:name="co28" style:family="table-column">
      <style:table-column-properties fo:break-before="auto" style:column-width="0.3374in"/>
    </style:style>
    <style:style style:name="co29" style:family="table-column">
      <style:table-column-properties fo:break-before="auto" style:column-width="0.5965in"/>
    </style:style>
    <style:style style:name="co30" style:family="table-column">
      <style:table-column-properties fo:break-before="auto" style:column-width="0.8555in"/>
    </style:style>
    <style:style style:name="co31" style:family="table-column">
      <style:table-column-properties fo:break-before="auto" style:column-width="0.4827in"/>
    </style:style>
    <style:style style:name="co32" style:family="table-column">
      <style:table-column-properties fo:break-before="auto" style:column-width="0.5547in"/>
    </style:style>
    <style:style style:name="co33" style:family="table-column">
      <style:table-column-properties fo:break-before="auto" style:column-width="0.5028in"/>
    </style:style>
    <style:style style:name="co34" style:family="table-column">
      <style:table-column-properties fo:break-before="auto" style:column-width="0.6898in"/>
    </style:style>
    <style:style style:name="co35" style:family="table-column">
      <style:table-column-properties fo:break-before="auto" style:column-width="0.5862in"/>
    </style:style>
    <style:style style:name="co36" style:family="table-column">
      <style:table-column-properties fo:break-before="auto" style:column-width="2.7008in"/>
    </style:style>
    <style:style style:name="co37" style:family="table-column">
      <style:table-column-properties fo:break-before="auto" style:column-width="1.9543in"/>
    </style:style>
    <style:style style:name="co38" style:family="table-column">
      <style:table-column-properties fo:break-before="auto" style:column-width="2.7626in"/>
    </style:style>
    <style:style style:name="co39" style:family="table-column">
      <style:table-column-properties fo:break-before="auto" style:column-width="2.5244in"/>
    </style:style>
    <style:style style:name="co40" style:family="table-column">
      <style:table-column-properties fo:break-before="auto" style:column-width="2.1409in"/>
    </style:style>
    <style:style style:name="co41" style:family="table-column">
      <style:table-column-properties fo:break-before="auto" style:column-width="1.0728in"/>
    </style:style>
    <style:style style:name="co42" style:family="table-column">
      <style:table-column-properties fo:break-before="auto" style:column-width="1.7264in"/>
    </style:style>
    <style:style style:name="co43" style:family="table-column">
      <style:table-column-properties fo:break-before="auto" style:column-width="1.5602in"/>
    </style:style>
    <style:style style:name="co44" style:family="table-column">
      <style:table-column-properties fo:break-before="auto" style:column-width="2.5453in"/>
    </style:style>
    <style:style style:name="co45" style:family="table-column">
      <style:table-column-properties fo:break-before="auto" style:column-width="2.5138in"/>
    </style:style>
    <style:style style:name="co46" style:family="table-column">
      <style:table-column-properties fo:break-before="auto" style:column-width="0.5339in"/>
    </style:style>
    <style:style style:name="co47" style:family="table-column">
      <style:table-column-properties fo:break-before="auto" style:column-width="0.8866in"/>
    </style:style>
    <style:style style:name="co48" style:family="table-column">
      <style:table-column-properties fo:break-before="auto" style:column-width="0.6689in"/>
    </style:style>
    <style:style style:name="co49" style:family="table-column">
      <style:table-column-properties fo:break-before="auto" style:column-width="4.1811in"/>
    </style:style>
    <style:style style:name="co50" style:family="table-column">
      <style:table-column-properties fo:break-before="auto" style:column-width="0.7311in"/>
    </style:style>
    <style:style style:name="co51" style:family="table-column">
      <style:table-column-properties fo:break-before="auto" style:column-width="0.8362in"/>
    </style:style>
    <style:style style:name="co52" style:family="table-column">
      <style:table-column-properties fo:break-before="auto" style:column-width="0.8138in"/>
    </style:style>
    <style:style style:name="co53" style:family="table-column">
      <style:table-column-properties fo:break-before="auto" style:column-width="0.3783in"/>
    </style:style>
    <style:style style:name="co54" style:family="table-column">
      <style:table-column-properties fo:break-before="auto" style:column-width="0.7417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5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builder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row table:style-name="ro1">
          <table:table-cell office:value-type="string" calcext:value-type="string">
            <text:p>builder-name</text:p>
          </table:table-cell>
          <table:table-cell office:value-type="string" calcext:value-type="string">
            <text:p>codename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cpu-link</text:p>
          </table:table-cell>
          <table:table-cell office:value-type="string" calcext:value-type="string">
            <text:p>cores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ram</text:p>
          </table:table-cell>
          <table:table-cell office:value-type="string" calcext:value-type="string">
            <text:p>ram-type</text:p>
          </table:table-cell>
          <table:table-cell office:value-type="string" calcext:value-type="string">
            <text:p>ram-link</text:p>
          </table:table-cell>
          <table:table-cell office:value-type="string" calcext:value-type="string">
            <text:p>channels</text:p>
          </table:table-cell>
          <table:table-cell office:value-type="string" calcext:value-type="string">
            <text:p>channels used</text:p>
          </table:table-cell>
          <table:table-cell office:value-type="string" calcext:value-type="string">
            <text:p>modules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swap</text:p>
          </table:table-cell>
          <table:table-cell office:value-type="string" calcext:value-type="string">
            <text:p>raid</text:p>
          </table:table-cell>
          <table:table-cell office:value-type="string" calcext:value-type="string">
            <text:p>drives</text:p>
          </table:table-cell>
          <table:table-cell office:value-type="string" calcext:value-type="string">
            <text:p>drives-link</text:p>
          </table:table-cell>
          <table:table-cell office:value-type="string" calcext:value-type="string">
            <text:p>filesystem</text:p>
          </table:table-cell>
          <table:table-cell office:value-type="string" calcext:value-type="string">
            <text:p>OS</text:p>
          </table:table-cell>
          <table:table-cell office:value-type="string" calcext:value-type="string">
            <text:p>Kernel</text:p>
          </table:table-cell>
          <table:table-cell office:value-type="string" calcext:value-type="string">
            <text:p>System</text:p>
          </table:table-cell>
          <table:table-cell office:value-type="string" calcext:value-type="string">
            <text:p>System Link</text:p>
          </table:table-cell>
          <table:table-cell office:value-type="string" calcext:value-type="string">
            <text:p>other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raven</text:p>
          </table:table-cell>
          <table:table-cell office:value-type="string" calcext:value-type="string">
            <text:p>2x Xeon E5-2670</text:p>
          </table:table-cell>
          <table:table-cell office:value-type="string" calcext:value-type="string">
            <text:p>https://ark.intel.com/content/www/us/en/ark/products/64595/intel-xeon-processor-e5-2670-20m-cache-2-60-ghz-8-00-gt-s-intel-qpi.html</text:p>
          </table:table-cell>
          <table:table-cell office:value-type="float" office:value="16" calcext:value-type="float">
            <text:p>16</text:p>
          </table:table-cell>
          <table:table-cell office:value-type="float" office:value="32" calcext:value-type="float">
            <text:p>32</text:p>
          </table:table-cell>
          <table:table-cell office:value-type="float" office:value="2.6" calcext:value-type="float">
            <text:p>2.6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3 RDIMM</text:p>
          </table:table-cell>
          <table:table-cell office:value-type="string" calcext:value-type="string">
            <text:p>M393B1K70DH0-YK0</text:p>
          </table:table-cell>
          <table:table-cell office:value-type="string" calcext:value-type="string">
            <text:p>2x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x8G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DELL PERC H710P</text:p>
          </table:table-cell>
          <table:table-cell office:value-type="string" calcext:value-type="string">
            <text:p>6x 300GB SAS 6Gb/s 15K RPM</text:p>
          </table:table-cell>
          <table:table-cell office:value-type="string" calcext:value-type="string">
            <text:p>Seagate ST9300653SS</text:p>
          </table:table-cell>
          <table:table-cell office:value-type="string" calcext:value-type="string">
            <text:p>ext4; nobarrier; commit=6000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DELL PowerEdge R620</text:p>
          </table:table-cell>
          <table:table-cell office:value-type="string" calcext:value-type="string">
            <text:p>https://www.dell.com/downloads/global/products/pedge/en/Dell_PowerEdge_R620_Spec_Sheet.pdf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2x Xeon E5-2698-v4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.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LRDIMM ECC</text:p>
          </table:table-cell>
          <table:table-cell office:value-type="string" calcext:value-type="string">
            <text:p>HPE 809085-09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64G</text:p>
          </table:table-cell>
          <table:table-cell office:value-type="string" calcext:value-type="string">
            <text:p>2400 CL17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1600G SATA SSDs</text:p>
          </table:table-cell>
          <table:table-cell office:value-type="string" calcext:value-type="string">
            <text:p>HPE LK1600GEYMV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2x Xeon E5-2698-v4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.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LRDIMM ECC</text:p>
          </table:table-cell>
          <table:table-cell office:value-type="string" calcext:value-type="string">
            <text:p>HPE 809085-09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64G</text:p>
          </table:table-cell>
          <table:table-cell office:value-type="string" calcext:value-type="string">
            <text:p>2400 CL17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1600G SATA SSDs</text:p>
          </table:table-cell>
          <table:table-cell office:value-type="string" calcext:value-type="string">
            <text:p>HPE LK1600GEYMV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kangaroo</text:p>
          </table:table-cell>
          <table:table-cell office:value-type="string" calcext:value-type="string">
            <text:p>2x Xeon E5-2698-v4</text:p>
          </table:table-cell>
          <table:table-cell office:value-type="string" calcext:value-type="string">
            <text:p>https://ark.intel.com/content/www/us/en/ark/products/91753/intel-xeon-processor-e5-2698-v4-50m-cache-2-20-ghz.html</text:p>
          </table:table-cell>
          <table:table-cell office:value-type="float" office:value="40" calcext:value-type="float">
            <text:p>40</text:p>
          </table:table-cell>
          <table:table-cell office:value-type="float" office:value="80" calcext:value-type="float">
            <text:p>80</text:p>
          </table:table-cell>
          <table:table-cell office:value-type="float" office:value="2.2" calcext:value-type="float">
            <text:p>2.2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LRDIMM ECC</text:p>
          </table:table-cell>
          <table:table-cell office:value-type="string" calcext:value-type="string">
            <text:p>HPE 809085-091</text:p>
          </table:table-cell>
          <table:table-cell office:value-type="string" calcext:value-type="string">
            <text:p>2x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4x64G</text:p>
          </table:table-cell>
          <table:table-cell office:value-type="string" calcext:value-type="string">
            <text:p>2400 CL17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128G tmpfs</text:p>
          </table:table-cell>
          <table:table-cell table:number-columns-repeated="2"/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2x Xeon E5-2699-v3</text:p>
          </table:table-cell>
          <table:table-cell office:value-type="string" calcext:value-type="string">
            <text:p>https://ark.intel.com/content/www/us/en/ark/products/81061/intel-xeon-processor-e5-2699-v3-45m-cache-2-30-ghz.html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PE 752370-091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8? unbalanced</text:p>
          </table:table-cell>
          <table:table-cell office:value-type="string" calcext:value-type="string">
            <text:p>12x32G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600G SATA SSDs</text:p>
          </table:table-cell>
          <table:table-cell office:value-type="string" calcext:value-type="string">
            <text:p>HPE VK0600GDUTQ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2x Xeon E5-2699-v3</text:p>
          </table:table-cell>
          <table:table-cell office:value-type="string" calcext:value-type="string">
            <text:p>https://ark.intel.com/content/www/us/en/ark/products/81061/intel-xeon-processor-e5-2699-v3-45m-cache-2-30-ghz.html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PE 752370-091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8? unbalanced</text:p>
          </table:table-cell>
          <table:table-cell office:value-type="string" calcext:value-type="string">
            <text:p>12x32G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2x 600G SATA SSDs</text:p>
          </table:table-cell>
          <table:table-cell office:value-type="string" calcext:value-type="string">
            <text:p>HPE VK0600GDUTQ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SMALL BUILD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gorilla</text:p>
          </table:table-cell>
          <table:table-cell office:value-type="string" calcext:value-type="string">
            <text:p>2x Xeon E5-2699-v3</text:p>
          </table:table-cell>
          <table:table-cell office:value-type="string" calcext:value-type="string">
            <text:p>https://ark.intel.com/content/www/us/en/ark/products/81061/intel-xeon-processor-e5-2699-v3-45m-cache-2-30-ghz.html</text:p>
          </table:table-cell>
          <table:table-cell office:value-type="float" office:value="36" calcext:value-type="float">
            <text:p>36</text:p>
          </table:table-cell>
          <table:table-cell office:value-type="float" office:value="72" calcext:value-type="float">
            <text:p>72</text:p>
          </table:table-cell>
          <table:table-cell office:value-type="float" office:value="2.3" calcext:value-type="float">
            <text:p>2.3</text:p>
          </table:table-cell>
          <table:table-cell office:value-type="float" office:value="384" calcext:value-type="float">
            <text:p>384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PE 752370-091</text:p>
          </table:table-cell>
          <table:table-cell office:value-type="string" calcext:value-type="string">
            <text:p>2x4</text:p>
          </table:table-cell>
          <table:table-cell office:value-type="string" calcext:value-type="string">
            <text:p>8? unbalanced</text:p>
          </table:table-cell>
          <table:table-cell office:value-type="string" calcext:value-type="string">
            <text:p>12x32G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30G</text:p>
          </table:table-cell>
          <table:table-cell office:value-type="string" calcext:value-type="string">
            <text:p>RAID0 on HP P244br</text:p>
          </table:table-cell>
          <table:table-cell office:value-type="string" calcext:value-type="string">
            <text:p>128G tmpfs</text:p>
          </table:table-cell>
          <table:table-cell table:number-columns-repeated="2"/>
          <table:table-cell office:value-type="string" calcext:value-type="string">
            <text:p>Ubuntu 18.04</text:p>
          </table:table-cell>
          <table:table-cell office:value-type="string" calcext:value-type="string">
            <text:p>4.15.0-76</text:p>
          </table:table-cell>
          <table:table-cell office:value-type="string" calcext:value-type="string">
            <text:p>HPE ProLiant BL460c Gen9</text:p>
          </table:table-cell>
          <table:table-cell office:value-type="string" calcext:value-type="string">
            <text:p>https://h20195.www2.hpe.com/v2/default.aspx?cc=be&amp;lc=en&amp;oid=7271227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Xeon</text:p>
          </table:table-cell>
          <table:table-cell office:value-type="string" calcext:value-type="string">
            <text:p>herb</text:p>
          </table:table-cell>
          <table:table-cell table:number-columns-repeated="5"/>
          <table:table-cell office:value-type="float" office:value="64" calcext:value-type="float">
            <text:p>64</text:p>
          </table:table-cell>
          <table:table-cell table:number-columns-repeated="11"/>
          <table:table-cell office:value-type="string" calcext:value-type="string">
            <text:p>Ubuntu 18.0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snail</text:p>
          </table:table-cell>
          <table:table-cell office:value-type="string" calcext:value-type="string">
            <text:p>AMD Ryzen 5 1600AF</text:p>
          </table:table-cell>
          <table:table-cell office:value-type="string" calcext:value-type="string">
            <text:p>https://www.amd.com/en/products/cpu/amd-ryzen-5-1600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3.2-3.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https://www.kingston.com/dataSheets/HX432C16PB3K2_16.pdf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2x8G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64G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2TB Gigabyte Aorus NVMe Gen4 (Running Gen3 x4)</text:p>
          </table:table-cell>
          <table:table-cell office:value-type="string" calcext:value-type="string">
            <text:p>https://www.gigabyte.com/cz/Solid-State-Drive/AORUS-NVMe-Gen4-SSD-2TB#kf</text:p>
          </table:table-cell>
          <table:table-cell office:value-type="string" calcext:value-type="string">
            <text:p>ext4; nobarrier; nojournal</text:p>
          </table:table-cell>
          <table:table-cell office:value-type="string" calcext:value-type="string">
            <text:p>Ubuntu 19.10</text:p>
          </table:table-cell>
          <table:table-cell office:value-type="string" calcext:value-type="string">
            <text:p>5.3.0-29</text:p>
          </table:table-cell>
          <table:table-cell office:value-type="string" calcext:value-type="string">
            <text:p>MSI B450-A PRO MAX</text:p>
          </table:table-cell>
          <table:table-cell office:value-type="string" calcext:value-type="string">
            <text:p>https://www.msi.com/Motherboard/B450-A-PRO-MAX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herrie</text:p>
          </table:table-cell>
          <table:table-cell office:value-type="string" calcext:value-type="string">
            <text:p>AMD TR 2990WX</text:p>
          </table:table-cell>
          <table:table-cell office:value-type="string" calcext:value-type="string">
            <text:p>https://www.amd.com/en/products/cpu/amd-ryzen-threadripper-2990w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0-4.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https://www.amazon.de/gp/product/B077HYB2JP/ref=ppx_yo_dt_b_asin_title_o01_s00?ie=UTF8&amp;psc=1</text:p>
          </table:table-cell>
          <table:table-cell table:number-columns-repeated="2" office:value-type="float" office:value="2" calcext:value-type="float">
            <text:p>2</text:p>
          </table:table-cell>
          <table:table-cell office:value-type="string" calcext:value-type="string">
            <text:p>8x16G 2R</text:p>
          </table:table-cell>
          <table:table-cell office:value-type="float" office:value="2666" calcext:value-type="float">
            <text:p>2666</text:p>
          </table:table-cell>
          <table:table-cell office:value-type="string" calcext:value-type="string">
            <text:p>32G</text:p>
          </table:table-cell>
          <table:table-cell office:value-type="string" calcext:value-type="string">
            <text:p>---</text:p>
          </table:table-cell>
          <table:table-cell office:value-type="string" calcext:value-type="string">
            <text:p>1TB NVME Sandisk Extreme Pro</text:p>
          </table:table-cell>
          <table:table-cell table:number-columns-repeated="2" office:value-type="string" calcext:value-type="string">
            <text:p>?</text:p>
          </table:table-cell>
          <table:table-cell office:value-type="string" calcext:value-type="string">
            <text:p>KUbuntu 18.04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Asrock X399 Taichi</text:p>
          </table:table-cell>
          <table:table-cell office:value-type="string" calcext:value-type="string">
            <text:p>http://www.asrock.com/mb/AMD/X399%20Taichi/index.asp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beastling-64g</text:p>
          </table:table-cell>
          <table:table-cell office:value-type="string" calcext:value-type="string">
            <text:p>AMD TR 3970X</text:p>
          </table:table-cell>
          <table:table-cell office:value-type="string" calcext:value-type="string">
            <text:p>https://www.amd.com/en/products/cpu/amd-ryzen-threadripper-3970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7-4.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ptane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Ubuntu 19.10</text:p>
          </table:table-cell>
          <table:table-cell office:value-type="string" calcext:value-type="string">
            <text:p>5.3.0-29</text:p>
          </table:table-cell>
          <table:table-cell office:value-type="string" calcext:value-type="string">
            <text:p>Gigabyte TRX40 DESIGNARE</text:p>
          </table:table-cell>
          <table:table-cell office:value-type="string" calcext:value-type="string">
            <text:p>https://www.gigabyte.com/Motherboard/TRX40-DESIGNARE-rev-10#kf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128gb</text:p>
          </table:table-cell>
          <table:table-cell office:value-type="string" calcext:value-type="string">
            <text:p>beastling-128g</text:p>
          </table:table-cell>
          <table:table-cell office:value-type="string" calcext:value-type="string">
            <text:p>AMD TR 3970X</text:p>
          </table:table-cell>
          <table:table-cell office:value-type="string" calcext:value-type="string">
            <text:p>https://www.amd.com/en/products/cpu/amd-ryzen-threadripper-3970x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3.7-4.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3" office:value-type="string" calcext:value-type="string">
            <text:p>?</text:p>
          </table:table-cell>
          <table:table-cell office:value-type="string" calcext:value-type="string">
            <text:p>optane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Ubuntu 19.10</text:p>
          </table:table-cell>
          <table:table-cell office:value-type="string" calcext:value-type="string">
            <text:p>5.3.0-29</text:p>
          </table:table-cell>
          <table:table-cell office:value-type="string" calcext:value-type="string">
            <text:p>Gigabyte TRX40 DESIGNARE</text:p>
          </table:table-cell>
          <table:table-cell office:value-type="string" calcext:value-type="string">
            <text:p>https://www.gigabyte.com/Motherboard/TRX40-DESIGNARE-rev-10#kf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90x-128gb</text:p>
          </table:table-cell>
          <table:table-cell office:value-type="string" calcext:value-type="string">
            <text:p>BEASTLING</text:p>
          </table:table-cell>
          <table:table-cell office:value-type="string" calcext:value-type="string">
            <text:p>AMD TR 3990X</text:p>
          </table:table-cell>
          <table:table-cell office:value-type="string" calcext:value-type="string">
            <text:p>https://www.amd.com/en/products/cpu/amd-ryzen-threadripper-3990x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.9-4.3</text:p>
          </table:table-cell>
          <table:table-cell office:value-type="string" calcext:value-type="string">
            <text:p>?</text:p>
          </table:table-cell>
          <table:table-cell office:value-type="string" calcext:value-type="string">
            <text:p>DDR4 UDIMM</text:p>
          </table:table-cell>
          <table:table-cell office:value-type="string" calcext:value-type="string">
            <text:p>?</text:p>
          </table:table-cell>
          <table:table-cell office:value-type="float" office:value="4" calcext:value-type="float">
            <text:p>4</text:p>
          </table:table-cell>
          <table:table-cell table:number-columns-repeated="12" office:value-type="string" calcext:value-type="string">
            <text:p>?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Epyc 7502P anyone?</text:p>
          </table:table-cell>
          <table:table-cell office:value-type="string" calcext:value-type="string">
            <text:p>beast/4</text:p>
          </table:table-cell>
          <table:table-cell office:value-type="string" calcext:value-type="string">
            <text:p>AMD EPYC 7502P</text:p>
          </table:table-cell>
          <table:table-cell office:value-type="string" calcext:value-type="string">
            <text:p>https://www.amd.com/en/products/cpu/amd-epyc-7502p</text:p>
          </table:table-cell>
          <table:table-cell office:value-type="float" office:value="32" calcext:value-type="float">
            <text:p>32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2.5-3.3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?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Epyc 7702P anyone?</text:p>
          </table:table-cell>
          <table:table-cell office:value-type="string" calcext:value-type="string">
            <text:p>beast/2</text:p>
          </table:table-cell>
          <table:table-cell office:value-type="string" calcext:value-type="string">
            <text:p>AMD EPYC 7702P</text:p>
          </table:table-cell>
          <table:table-cell office:value-type="string" calcext:value-type="string">
            <text:p>https://www.amd.com/en/products/cpu/amd-epyc-7702p</text:p>
          </table:table-cell>
          <table:table-cell office:value-type="float" office:value="64" calcext:value-type="float">
            <text:p>6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2.0-3.35</text:p>
          </table:table-cell>
          <table:table-cell table:number-columns-repeated="3" office:value-type="string" calcext:value-type="string">
            <text:p>?</text:p>
          </table:table-cell>
          <table:table-cell office:value-type="float" office:value="8" calcext:value-type="float">
            <text:p>8</text:p>
          </table:table-cell>
          <table:table-cell table:number-columns-repeated="12" office:value-type="string" calcext:value-type="string">
            <text:p>?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Epyc-7745</text:p>
          </table:table-cell>
          <table:table-cell office:value-type="string" calcext:value-type="string">
            <text:p>beast</text:p>
          </table:table-cell>
          <table:table-cell office:value-type="string" calcext:value-type="string">
            <text:p>AMD EPYC 7742</text:p>
          </table:table-cell>
          <table:table-cell office:value-type="string" calcext:value-type="string">
            <text:p>https://www.amd.com/en/products/cpu/amd-epyc-7742</text:p>
          </table:table-cell>
          <table:table-cell office:value-type="float" office:value="128" calcext:value-type="float">
            <text:p>128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2.25-3.4</text:p>
          </table:table-cell>
          <table:table-cell office:value-type="float" office:value="256" calcext:value-type="float">
            <text:p>256</text:p>
          </table:table-cell>
          <table:table-cell office:value-type="string" calcext:value-type="string">
            <text:p>DDR4 RDIMM ECC</text:p>
          </table:table-cell>
          <table:table-cell office:value-type="string" calcext:value-type="string">
            <text:p>https://www.nemixram.com/32gb-1-x-32gb-ddr4-2666-pc4-21300-ecc-registered-memorymr21300-324k01-g.html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x32G</text:p>
          </table:table-cell>
          <table:table-cell office:value-type="float" office:value="2666" calcext:value-type="float">
            <text:p>2666</text:p>
          </table:table-cell>
          <table:table-cell table:number-columns-repeated="7" office:value-type="string" calcext:value-type="string">
            <text:p>?</text:p>
          </table:table-cell>
          <table:table-cell office:value-type="string" calcext:value-type="string">
            <text:p>Gigabyte R282-Z93</text:p>
          </table:table-cell>
          <table:table-cell office:value-type="string" calcext:value-type="string">
            <text:p>https://www.gigabyte.com/cz/Rack-Server/R282-Z93-rev-100#ov</text:p>
          </table:table-cell>
          <table:table-cell office:value-type="string" calcext:value-type="string">
            <text:p>---</text:p>
          </table:table-cell>
        </table:table-row>
      </table:table>
      <table:table table:name="table.time.init" table:style-name="ta1">
        <table:table-column table:style-name="co25" table:default-cell-style-name="Default"/>
        <table:table-column table:style-name="co26" table:default-cell-style-name="Default"/>
        <table:table-column table:style-name="co5" table:default-cell-style-name="Default"/>
        <table:table-column table:style-name="co6" table:default-cell-style-name="Default"/>
        <table:table-column table:style-name="co27" table:default-cell-style-name="ce5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5" table:default-cell-style-name="Default"/>
        <table:table-column table:style-name="co3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table:style-name="Default" office:value-type="string" calcext:value-type="string">
            <text:p>elapsed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vgtest</text:p>
          </table:table-cell>
          <table:table-cell office:value-type="string" calcext:value-type="string">
            <text:p>avgdata</text:p>
          </table:table-cell>
          <table:table-cell office:value-type="string" calcext:value-type="string">
            <text:p>maxresiden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swaps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1-init</text:p>
          </table:table-cell>
          <table:table-cell office:value-type="float" office:value="31.67" calcext:value-type="float">
            <text:p>31.67</text:p>
          </table:table-cell>
          <table:table-cell office:value-type="float" office:value="7.51" calcext:value-type="float">
            <text:p>7.51</text:p>
          </table:table-cell>
          <table:table-cell office:value-type="string" calcext:value-type="string">
            <text:p>0:56.75</text:p>
          </table:table-cell>
          <table:table-cell office:value-type="float" office:value="69" calcext:value-type="float">
            <text:p>6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0336" calcext:value-type="float">
            <text:p>130336</text:p>
          </table:table-cell>
          <table:table-cell office:value-type="float" office:value="47336" calcext:value-type="float">
            <text:p>47336</text:p>
          </table:table-cell>
          <table:table-cell office:value-type="float" office:value="679064" calcext:value-type="float">
            <text:p>679064</text:p>
          </table:table-cell>
          <table:table-cell office:value-type="float" office:value="17" calcext:value-type="float">
            <text:p>17</text:p>
          </table:table-cell>
          <table:table-cell office:value-type="float" office:value="186885" calcext:value-type="float">
            <text:p>186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float" office:value="0.75" calcext:value-type="float">
            <text:p>0.75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1:04.4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292" calcext:value-type="float">
            <text:p>32292</text:p>
          </table:table-cell>
          <table:table-cell office:value-type="float" office:value="5816" calcext:value-type="float">
            <text:p>5816</text:p>
          </table:table-cell>
          <table:table-cell office:value-type="float" office:value="2704" calcext:value-type="float">
            <text:p>2704</text:p>
          </table:table-cell>
          <table:table-cell office:value-type="float" office:value="13" calcext:value-type="float">
            <text:p>13</text:p>
          </table:table-cell>
          <table:table-cell office:value-type="float" office:value="20574" calcext:value-type="float">
            <text:p>205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float" office:value="5.98" calcext:value-type="float">
            <text:p>5.9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8:57.42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548" calcext:value-type="float">
            <text:p>29548</text:p>
          </table:table-cell>
          <table:table-cell office:value-type="float" office:value="0" calcext:value-type="float">
            <text:p>0</text:p>
          </table:table-cell>
          <table:table-cell office:value-type="float" office:value="504" calcext:value-type="float">
            <text:p>504</text:p>
          </table:table-cell>
          <table:table-cell office:value-type="float" office:value="0" calcext:value-type="float">
            <text:p>0</text:p>
          </table:table-cell>
          <table:table-cell office:value-type="float" office:value="20974" calcext:value-type="float">
            <text:p>209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1-init</text:p>
          </table:table-cell>
          <table:table-cell office:value-type="float" office:value="30.46" calcext:value-type="float">
            <text:p>30.46</text:p>
          </table:table-cell>
          <table:table-cell office:value-type="float" office:value="11.1" calcext:value-type="float">
            <text:p>11.1</text:p>
          </table:table-cell>
          <table:table-cell office:value-type="string" calcext:value-type="string">
            <text:p>1:09.03</text:p>
          </table:table-cell>
          <table:table-cell office:value-type="float" office:value="60" calcext:value-type="float">
            <text:p>6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132" calcext:value-type="float">
            <text:p>131132</text:p>
          </table:table-cell>
          <table:table-cell office:value-type="float" office:value="7560" calcext:value-type="float">
            <text:p>7560</text:p>
          </table:table-cell>
          <table:table-cell office:value-type="float" office:value="723176" calcext:value-type="float">
            <text:p>723176</text:p>
          </table:table-cell>
          <table:table-cell office:value-type="float" office:value="14" calcext:value-type="float">
            <text:p>14</text:p>
          </table:table-cell>
          <table:table-cell office:value-type="float" office:value="176985" calcext:value-type="float">
            <text:p>1769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float" office:value="0.89" calcext:value-type="float">
            <text:p>0.89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0:56.5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52" calcext:value-type="float">
            <text:p>31752</text:p>
          </table:table-cell>
          <table:table-cell office:value-type="float" office:value="7488" calcext:value-type="float">
            <text:p>7488</text:p>
          </table:table-cell>
          <table:table-cell office:value-type="float" office:value="2816" calcext:value-type="float">
            <text:p>2816</text:p>
          </table:table-cell>
          <table:table-cell office:value-type="float" office:value="17" calcext:value-type="float">
            <text:p>17</text:p>
          </table:table-cell>
          <table:table-cell office:value-type="float" office:value="19128" calcext:value-type="float">
            <text:p>1912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float" office:value="6.84" calcext:value-type="float">
            <text:p>6.84</text:p>
          </table:table-cell>
          <table:table-cell office:value-type="float" office:value="1.05" calcext:value-type="float">
            <text:p>1.05</text:p>
          </table:table-cell>
          <table:table-cell office:value-type="string" calcext:value-type="string">
            <text:p>13:01.6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36" calcext:value-type="float">
            <text:p>29336</text:p>
          </table:table-cell>
          <table:table-cell office:value-type="float" office:value="8" calcext:value-type="float">
            <text:p>8</text:p>
          </table:table-cell>
          <table:table-cell office:value-type="float" office:value="1032" calcext:value-type="float">
            <text:p>1032</text:p>
          </table:table-cell>
          <table:table-cell office:value-type="float" office:value="0" calcext:value-type="float">
            <text:p>0</text:p>
          </table:table-cell>
          <table:table-cell office:value-type="float" office:value="20479" calcext:value-type="float">
            <text:p>204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1-init</text:p>
          </table:table-cell>
          <table:table-cell office:value-type="float" office:value="30.6" calcext:value-type="float">
            <text:p>30.6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1:06.04</text:p>
          </table:table-cell>
          <table:table-cell office:value-type="float" office:value="57" calcext:value-type="float">
            <text:p>5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856" calcext:value-type="float">
            <text:p>1318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82965" calcext:value-type="float">
            <text:p>1829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float" office:value="0.84" calcext:value-type="float">
            <text:p>0.84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:57.9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60" calcext:value-type="float">
            <text:p>3196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44" calcext:value-type="float">
            <text:p>1914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float" office:value="6.37" calcext:value-type="float">
            <text:p>6.37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8:54.2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44" calcext:value-type="float">
            <text:p>293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323" calcext:value-type="float">
            <text:p>213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1-init</text:p>
          </table:table-cell>
          <table:table-cell office:value-type="float" office:value="28.02" calcext:value-type="float">
            <text:p>28.02</text:p>
          </table:table-cell>
          <table:table-cell office:value-type="float" office:value="6.38" calcext:value-type="float">
            <text:p>6.38</text:p>
          </table:table-cell>
          <table:table-cell office:value-type="string" calcext:value-type="string">
            <text:p>0:43.20</text:p>
          </table:table-cell>
          <table:table-cell office:value-type="float" office:value="79" calcext:value-type="float">
            <text:p>7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748" calcext:value-type="float">
            <text:p>131748</text:p>
          </table:table-cell>
          <table:table-cell office:value-type="float" office:value="6640" calcext:value-type="float">
            <text:p>6640</text:p>
          </table:table-cell>
          <table:table-cell office:value-type="float" office:value="679064" calcext:value-type="float">
            <text:p>679064</text:p>
          </table:table-cell>
          <table:table-cell office:value-type="float" office:value="14" calcext:value-type="float">
            <text:p>14</text:p>
          </table:table-cell>
          <table:table-cell office:value-type="float" office:value="178147" calcext:value-type="float">
            <text:p>1781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float" office:value="0.9" calcext:value-type="float">
            <text:p>0.9</text:p>
          </table:table-cell>
          <table:table-cell office:value-type="float" office:value="0.11" calcext:value-type="float">
            <text:p>0.11</text:p>
          </table:table-cell>
          <table:table-cell office:value-type="string" calcext:value-type="string">
            <text:p>0:54.79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708" calcext:value-type="float">
            <text:p>31708</text:p>
          </table:table-cell>
          <table:table-cell office:value-type="float" office:value="4720" calcext:value-type="float">
            <text:p>4720</text:p>
          </table:table-cell>
          <table:table-cell office:value-type="float" office:value="2704" calcext:value-type="float">
            <text:p>2704</text:p>
          </table:table-cell>
          <table:table-cell office:value-type="float" office:value="9" calcext:value-type="float">
            <text:p>9</text:p>
          </table:table-cell>
          <table:table-cell office:value-type="float" office:value="19155" calcext:value-type="float">
            <text:p>1915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float" office:value="6.13" calcext:value-type="float">
            <text:p>6.13</text:p>
          </table:table-cell>
          <table:table-cell office:value-type="float" office:value="1.03" calcext:value-type="float">
            <text:p>1.03</text:p>
          </table:table-cell>
          <table:table-cell office:value-type="string" calcext:value-type="string">
            <text:p>8:59.3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80" calcext:value-type="float">
            <text:p>29280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21207" calcext:value-type="float">
            <text:p>2120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1-init</text:p>
          </table:table-cell>
          <table:table-cell office:value-type="float" office:value="20.4" calcext:value-type="float">
            <text:p>20.4</text:p>
          </table:table-cell>
          <table:table-cell office:value-type="float" office:value="4.29" calcext:value-type="float">
            <text:p>4.29</text:p>
          </table:table-cell>
          <table:table-cell office:value-type="string" calcext:value-type="string">
            <text:p>0:39.34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1816" calcext:value-type="float">
            <text:p>131816</text:p>
          </table:table-cell>
          <table:table-cell office:value-type="float" office:value="0" calcext:value-type="float">
            <text:p>0</text:p>
          </table:table-cell>
          <table:table-cell office:value-type="float" office:value="505040" calcext:value-type="float">
            <text:p>505040</text:p>
          </table:table-cell>
          <table:table-cell office:value-type="float" office:value="0" calcext:value-type="float">
            <text:p>0</text:p>
          </table:table-cell>
          <table:table-cell office:value-type="float" office:value="112201" calcext:value-type="float">
            <text:p>112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2-build-test</text:p>
          </table:table-cell>
          <table:table-cell office:value-type="float" office:value="0.47" calcext:value-type="float">
            <text:p>0.47</text:p>
          </table:table-cell>
          <table:table-cell office:value-type="float" office:value="0.24" calcext:value-type="float">
            <text:p>0.24</text:p>
          </table:table-cell>
          <table:table-cell office:value-type="string" calcext:value-type="string">
            <text:p>0:43.6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76" calcext:value-type="float">
            <text:p>29276</text:p>
          </table:table-cell>
          <table:table-cell office:value-type="float" office:value="0" calcext:value-type="float">
            <text:p>0</text:p>
          </table:table-cell>
          <table:table-cell office:value-type="float" office:value="176" calcext:value-type="float">
            <text:p>176</text:p>
          </table:table-cell>
          <table:table-cell office:value-type="float" office:value="0" calcext:value-type="float">
            <text:p>0</text:p>
          </table:table-cell>
          <table:table-cell office:value-type="float" office:value="14027" calcext:value-type="float">
            <text:p>1402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3-fetch</text:p>
          </table:table-cell>
          <table:table-cell office:value-type="float" office:value="4.73" calcext:value-type="float">
            <text:p>4.73</text:p>
          </table:table-cell>
          <table:table-cell office:value-type="float" office:value="2.88" calcext:value-type="float">
            <text:p>2.88</text:p>
          </table:table-cell>
          <table:table-cell office:value-type="string" calcext:value-type="string">
            <text:p>6:34.37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60" calcext:value-type="float">
            <text:p>29460</text:p>
          </table:table-cell>
          <table:table-cell office:value-type="float" office:value="0" calcext:value-type="float">
            <text:p>0</text:p>
          </table:table-cell>
          <table:table-cell office:value-type="float" office:value="544" calcext:value-type="float">
            <text:p>544</text:p>
          </table:table-cell>
          <table:table-cell office:value-type="float" office:value="0" calcext:value-type="float">
            <text:p>0</text:p>
          </table:table-cell>
          <table:table-cell office:value-type="float" office:value="20070" calcext:value-type="float">
            <text:p>200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1-init</text:p>
          </table:table-cell>
          <table:table-cell office:value-type="float" office:value="26.17" calcext:value-type="float">
            <text:p>26.17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1:31.58</text:p>
          </table:table-cell>
          <table:table-cell office:value-type="float" office:value="35" calcext:value-type="float">
            <text:p>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4176" calcext:value-type="float">
            <text:p>1341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76579" calcext:value-type="float">
            <text:p>17657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float" office:value="0.65" calcext:value-type="float">
            <text:p>0.65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:53.10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124" calcext:value-type="float">
            <text:p>3212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19158" calcext:value-type="float">
            <text:p>1915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float" office:value="6.85" calcext:value-type="float">
            <text:p>6.85</text:p>
          </table:table-cell>
          <table:table-cell office:value-type="float" office:value="1.14" calcext:value-type="float">
            <text:p>1.14</text:p>
          </table:table-cell>
          <table:table-cell office:value-type="string" calcext:value-type="string">
            <text:p>13:00.1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356" calcext:value-type="float">
            <text:p>29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1253" calcext:value-type="float">
            <text:p>2125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1-init</text:p>
          </table:table-cell>
          <table:table-cell office:value-type="float" office:value="27.12" calcext:value-type="float">
            <text:p>27.12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1:45.28</text:p>
          </table:table-cell>
          <table:table-cell office:value-type="float" office:value="31" calcext:value-type="float">
            <text:p>3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888" calcext:value-type="float">
            <text:p>135888</text:p>
          </table:table-cell>
          <table:table-cell office:value-type="float" office:value="33696" calcext:value-type="float">
            <text:p>33696</text:p>
          </table:table-cell>
          <table:table-cell office:value-type="float" office:value="723296" calcext:value-type="float">
            <text:p>723296</text:p>
          </table:table-cell>
          <table:table-cell office:value-type="float" office:value="14" calcext:value-type="float">
            <text:p>14</text:p>
          </table:table-cell>
          <table:table-cell office:value-type="float" office:value="176321" calcext:value-type="float">
            <text:p>1763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float" office:value="0.67" calcext:value-type="float">
            <text:p>0.67</text:p>
          </table:table-cell>
          <table:table-cell office:value-type="float" office:value="0.06" calcext:value-type="float">
            <text:p>0.06</text:p>
          </table:table-cell>
          <table:table-cell office:value-type="string" calcext:value-type="string">
            <text:p>0:50.01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064" calcext:value-type="float">
            <text:p>32064</text:p>
          </table:table-cell>
          <table:table-cell office:value-type="float" office:value="5112" calcext:value-type="float">
            <text:p>5112</text:p>
          </table:table-cell>
          <table:table-cell office:value-type="float" office:value="3368" calcext:value-type="float">
            <text:p>3368</text:p>
          </table:table-cell>
          <table:table-cell office:value-type="float" office:value="11" calcext:value-type="float">
            <text:p>11</text:p>
          </table:table-cell>
          <table:table-cell office:value-type="float" office:value="18957" calcext:value-type="float">
            <text:p>189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float" office:value="6.79" calcext:value-type="float">
            <text:p>6.79</text:p>
          </table:table-cell>
          <table:table-cell office:value-type="float" office:value="1.1" calcext:value-type="float">
            <text:p>1.1</text:p>
          </table:table-cell>
          <table:table-cell office:value-type="string" calcext:value-type="string">
            <text:p>14:36.9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48" calcext:value-type="float">
            <text:p>29348</text:p>
          </table:table-cell>
          <table:table-cell office:value-type="float" office:value="8" calcext:value-type="float">
            <text:p>8</text:p>
          </table:table-cell>
          <table:table-cell office:value-type="float" office:value="1144" calcext:value-type="float">
            <text:p>1144</text:p>
          </table:table-cell>
          <table:table-cell office:value-type="float" office:value="0" calcext:value-type="float">
            <text:p>0</text:p>
          </table:table-cell>
          <table:table-cell office:value-type="float" office:value="21201" calcext:value-type="float">
            <text:p>2120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1-init</text:p>
          </table:table-cell>
          <table:table-cell office:value-type="float" office:value="20.65" calcext:value-type="float">
            <text:p>20.65</text:p>
          </table:table-cell>
          <table:table-cell office:value-type="float" office:value="4.54" calcext:value-type="float">
            <text:p>4.54</text:p>
          </table:table-cell>
          <table:table-cell office:value-type="string" calcext:value-type="string">
            <text:p>3:13.14</text:p>
          </table:table-cell>
          <table:table-cell office:value-type="float" office:value="13" calcext:value-type="float">
            <text:p>1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5436" calcext:value-type="float">
            <text:p>135436</text:p>
          </table:table-cell>
          <table:table-cell office:value-type="float" office:value="19264" calcext:value-type="float">
            <text:p>19264</text:p>
          </table:table-cell>
          <table:table-cell office:value-type="float" office:value="713648" calcext:value-type="float">
            <text:p>713648</text:p>
          </table:table-cell>
          <table:table-cell office:value-type="float" office:value="64" calcext:value-type="float">
            <text:p>64</text:p>
          </table:table-cell>
          <table:table-cell office:value-type="float" office:value="123551" calcext:value-type="float">
            <text:p>12355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float" office:value="0.58" calcext:value-type="float">
            <text:p>0.58</text:p>
          </table:table-cell>
          <table:table-cell office:value-type="float" office:value="0.08" calcext:value-type="float">
            <text:p>0.08</text:p>
          </table:table-cell>
          <table:table-cell office:value-type="string" calcext:value-type="string">
            <text:p>1:01.43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400" calcext:value-type="float">
            <text:p>32400</text:p>
          </table:table-cell>
          <table:table-cell office:value-type="float" office:value="7072" calcext:value-type="float">
            <text:p>7072</text:p>
          </table:table-cell>
          <table:table-cell office:value-type="float" office:value="2864" calcext:value-type="float">
            <text:p>2864</text:p>
          </table:table-cell>
          <table:table-cell office:value-type="float" office:value="20" calcext:value-type="float">
            <text:p>20</text:p>
          </table:table-cell>
          <table:table-cell office:value-type="float" office:value="20309" calcext:value-type="float">
            <text:p>20309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float" office:value="4.44" calcext:value-type="float">
            <text:p>4.44</text:p>
          </table:table-cell>
          <table:table-cell office:value-type="float" office:value="0.7" calcext:value-type="float">
            <text:p>0.7</text:p>
          </table:table-cell>
          <table:table-cell office:value-type="string" calcext:value-type="string">
            <text:p>19:18.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00" calcext:value-type="float">
            <text:p>29400</text:p>
          </table:table-cell>
          <table:table-cell office:value-type="float" office:value="136" calcext:value-type="float">
            <text:p>136</text:p>
          </table:table-cell>
          <table:table-cell office:value-type="float" office:value="1048" calcext:value-type="float">
            <text:p>1048</text:p>
          </table:table-cell>
          <table:table-cell office:value-type="float" office:value="1" calcext:value-type="float">
            <text:p>1</text:p>
          </table:table-cell>
          <table:table-cell office:value-type="float" office:value="14021" calcext:value-type="float">
            <text:p>1402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1-init</text:p>
          </table:table-cell>
          <table:table-cell office:value-type="float" office:value="18.27" calcext:value-type="float">
            <text:p>18.27</text:p>
          </table:table-cell>
          <table:table-cell office:value-type="float" office:value="4.81" calcext:value-type="float">
            <text:p>4.81</text:p>
          </table:table-cell>
          <table:table-cell office:value-type="string" calcext:value-type="string">
            <text:p>3:21.48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2028" calcext:value-type="float">
            <text:p>132028</text:p>
          </table:table-cell>
          <table:table-cell office:value-type="float" office:value="19304" calcext:value-type="float">
            <text:p>19304</text:p>
          </table:table-cell>
          <table:table-cell office:value-type="float" office:value="679936" calcext:value-type="float">
            <text:p>679936</text:p>
          </table:table-cell>
          <table:table-cell office:value-type="float" office:value="56" calcext:value-type="float">
            <text:p>56</text:p>
          </table:table-cell>
          <table:table-cell office:value-type="float" office:value="189877" calcext:value-type="float">
            <text:p>1898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float" office:value="0.52" calcext:value-type="float">
            <text:p>0.52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:37.94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1932" calcext:value-type="float">
            <text:p>31932</text:p>
          </table:table-cell>
          <table:table-cell office:value-type="float" office:value="3496" calcext:value-type="float">
            <text:p>3496</text:p>
          </table:table-cell>
          <table:table-cell office:value-type="float" office:value="2720" calcext:value-type="float">
            <text:p>2720</text:p>
          </table:table-cell>
          <table:table-cell office:value-type="float" office:value="10" calcext:value-type="float">
            <text:p>10</text:p>
          </table:table-cell>
          <table:table-cell office:value-type="float" office:value="19872" calcext:value-type="float">
            <text:p>198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float" office:value="3.58" calcext:value-type="float">
            <text:p>3.58</text:p>
          </table:table-cell>
          <table:table-cell office:value-type="float" office:value="0.49" calcext:value-type="float">
            <text:p>0.49</text:p>
          </table:table-cell>
          <table:table-cell office:value-type="string" calcext:value-type="string">
            <text:p>4:06.06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236" calcext:value-type="float">
            <text:p>29236</text:p>
          </table:table-cell>
          <table:table-cell office:value-type="float" office:value="8" calcext:value-type="float">
            <text:p>8</text:p>
          </table:table-cell>
          <table:table-cell office:value-type="float" office:value="488" calcext:value-type="float">
            <text:p>488</text:p>
          </table:table-cell>
          <table:table-cell office:value-type="float" office:value="0" calcext:value-type="float">
            <text:p>0</text:p>
          </table:table-cell>
          <table:table-cell office:value-type="float" office:value="18656" calcext:value-type="float">
            <text:p>1865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1-init</text:p>
          </table:table-cell>
          <table:table-cell office:value-type="float" office:value="16.44" calcext:value-type="float">
            <text:p>16.44</text:p>
          </table:table-cell>
          <table:table-cell office:value-type="float" office:value="3.24" calcext:value-type="float">
            <text:p>3.24</text:p>
          </table:table-cell>
          <table:table-cell office:value-type="string" calcext:value-type="string">
            <text:p>0:56.56</text:p>
          </table:table-cell>
          <table:table-cell office:value-type="float" office:value="34" calcext:value-type="float">
            <text:p>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39260" calcext:value-type="float">
            <text:p>139260</text:p>
          </table:table-cell>
          <table:table-cell office:value-type="float" office:value="19768" calcext:value-type="float">
            <text:p>19768</text:p>
          </table:table-cell>
          <table:table-cell office:value-type="float" office:value="679584" calcext:value-type="float">
            <text:p>679584</text:p>
          </table:table-cell>
          <table:table-cell office:value-type="float" office:value="66" calcext:value-type="float">
            <text:p>66</text:p>
          </table:table-cell>
          <table:table-cell office:value-type="float" office:value="126313" calcext:value-type="float">
            <text:p>12631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  <table:table-cell office:value-type="string" calcext:value-type="string">
            <text:p>0:32.25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2336" calcext:value-type="float">
            <text:p>32336</text:p>
          </table:table-cell>
          <table:table-cell office:value-type="float" office:value="3392" calcext:value-type="float">
            <text:p>3392</text:p>
          </table:table-cell>
          <table:table-cell office:value-type="float" office:value="2680" calcext:value-type="float">
            <text:p>2680</text:p>
          </table:table-cell>
          <table:table-cell office:value-type="float" office:value="9" calcext:value-type="float">
            <text:p>9</text:p>
          </table:table-cell>
          <table:table-cell office:value-type="float" office:value="20292" calcext:value-type="float">
            <text:p>2029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float" office:value="4" calcext:value-type="float">
            <text:p>4</text:p>
          </table:table-cell>
          <table:table-cell office:value-type="float" office:value="0.47" calcext:value-type="float">
            <text:p>0.47</text:p>
          </table:table-cell>
          <table:table-cell office:value-type="string" calcext:value-type="string">
            <text:p>18:11.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56" calcext:value-type="float">
            <text:p>29256</text:p>
          </table:table-cell>
          <table:table-cell office:value-type="float" office:value="8" calcext:value-type="float">
            <text:p>8</text:p>
          </table:table-cell>
          <table:table-cell office:value-type="float" office:value="568" calcext:value-type="float">
            <text:p>568</text:p>
          </table:table-cell>
          <table:table-cell office:value-type="float" office:value="0" calcext:value-type="float">
            <text:p>0</text:p>
          </table:table-cell>
          <table:table-cell office:value-type="float" office:value="13958" calcext:value-type="float">
            <text:p>13958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able.time.build" table:style-name="ta1">
        <table:table-column table:style-name="co25" table:default-cell-style-name="Default"/>
        <table:table-column table:style-name="co34" table:default-cell-style-name="Default"/>
        <table:table-column table:style-name="co5" table:default-cell-style-name="Default"/>
        <table:table-column table:style-name="co6" table:default-cell-style-name="Default"/>
        <table:table-column table:style-name="co35" table:default-cell-style-name="ce5"/>
        <table:table-column table:style-name="co28" table:default-cell-style-name="Default"/>
        <table:table-column table:style-name="co6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6" table:default-cell-style-name="Default"/>
        <table:table-column table:style-name="co5" table:number-columns-repeated="2" table:default-cell-style-name="Default"/>
        <table:table-column table:style-name="co33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bb</text:p>
          </table:table-cell>
          <table:table-cell office:value-type="string" calcext:value-type="string">
            <text:p>user</text:p>
          </table:table-cell>
          <table:table-cell office:value-type="string" calcext:value-type="string">
            <text:p>system</text:p>
          </table:table-cell>
          <table:table-cell table:style-name="Default" office:value-type="string" calcext:value-type="string">
            <text:p>elapsed</text:p>
          </table:table-cell>
          <table:table-cell office:value-type="string" calcext:value-type="string">
            <text:p>cpu</text:p>
          </table:table-cell>
          <table:table-cell office:value-type="string" calcext:value-type="string">
            <text:p>avgtest</text:p>
          </table:table-cell>
          <table:table-cell office:value-type="string" calcext:value-type="string">
            <text:p>avgdata</text:p>
          </table:table-cell>
          <table:table-cell office:value-type="string" calcext:value-type="string">
            <text:p>maxresident</text:p>
          </table:table-cell>
          <table:table-cell office:value-type="string" calcext:value-type="string">
            <text:p>inputs</text:p>
          </table:table-cell>
          <table:table-cell office:value-type="string" calcext:value-type="string">
            <text:p>outputs</text:p>
          </table:table-cell>
          <table:table-cell office:value-type="string" calcext:value-type="string">
            <text:p>major</text:p>
          </table:table-cell>
          <table:table-cell office:value-type="string" calcext:value-type="string">
            <text:p>minor</text:p>
          </table:table-cell>
          <table:table-cell office:value-type="string" calcext:value-type="string">
            <text:p>swaps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float" office:value="56.2" calcext:value-type="float">
            <text:p>56.2</text:p>
          </table:table-cell>
          <table:table-cell office:value-type="float" office:value="6.74" calcext:value-type="float">
            <text:p>6.74</text:p>
          </table:table-cell>
          <table:table-cell office:value-type="string" calcext:value-type="string">
            <text:p>5:23:3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88" calcext:value-type="float">
            <text:p>29288</text:p>
          </table:table-cell>
          <table:table-cell office:value-type="float" office:value="25120" calcext:value-type="float">
            <text:p>25120</text:p>
          </table:table-cell>
          <table:table-cell office:value-type="float" office:value="5912" calcext:value-type="float">
            <text:p>5912</text:p>
          </table:table-cell>
          <table:table-cell office:value-type="float" office:value="1393" calcext:value-type="float">
            <text:p>1393</text:p>
          </table:table-cell>
          <table:table-cell office:value-type="float" office:value="58885" calcext:value-type="float">
            <text:p>588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</text:p>
          </table:table-cell>
          <table:table-cell office:value-type="float" office:value="57.09" calcext:value-type="float">
            <text:p>57.09</text:p>
          </table:table-cell>
          <table:table-cell office:value-type="float" office:value="6.55" calcext:value-type="float">
            <text:p>6.55</text:p>
          </table:table-cell>
          <table:table-cell office:value-type="string" calcext:value-type="string">
            <text:p>5:28: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68" calcext:value-type="float">
            <text:p>29168</text:p>
          </table:table-cell>
          <table:table-cell office:value-type="float" office:value="38224" calcext:value-type="float">
            <text:p>38224</text:p>
          </table:table-cell>
          <table:table-cell office:value-type="float" office:value="6456" calcext:value-type="float">
            <text:p>6456</text:p>
          </table:table-cell>
          <table:table-cell office:value-type="float" office:value="1584" calcext:value-type="float">
            <text:p>1584</text:p>
          </table:table-cell>
          <table:table-cell office:value-type="float" office:value="58205" calcext:value-type="float">
            <text:p>5820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</text:p>
          </table:table-cell>
          <table:table-cell office:value-type="float" office:value="56" calcext:value-type="float">
            <text:p>56</text:p>
          </table:table-cell>
          <table:table-cell office:value-type="float" office:value="6.92" calcext:value-type="float">
            <text:p>6.92</text:p>
          </table:table-cell>
          <table:table-cell office:value-type="string" calcext:value-type="string">
            <text:p>5:23: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60" calcext:value-type="float">
            <text:p>29160</text:p>
          </table:table-cell>
          <table:table-cell office:value-type="float" office:value="35328" calcext:value-type="float">
            <text:p>35328</text:p>
          </table:table-cell>
          <table:table-cell office:value-type="float" office:value="5968" calcext:value-type="float">
            <text:p>5968</text:p>
          </table:table-cell>
          <table:table-cell office:value-type="float" office:value="1684" calcext:value-type="float">
            <text:p>1684</text:p>
          </table:table-cell>
          <table:table-cell office:value-type="float" office:value="55198" calcext:value-type="float">
            <text:p>5519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</text:p>
          </table:table-cell>
          <table:table-cell office:value-type="float" office:value="57.09" calcext:value-type="float">
            <text:p>57.09</text:p>
          </table:table-cell>
          <table:table-cell office:value-type="float" office:value="8.17" calcext:value-type="float">
            <text:p>8.17</text:p>
          </table:table-cell>
          <table:table-cell office:value-type="string" calcext:value-type="string">
            <text:p>7:30: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004" calcext:value-type="float">
            <text:p>29004</text:p>
          </table:table-cell>
          <table:table-cell office:value-type="float" office:value="13480" calcext:value-type="float">
            <text:p>13480</text:p>
          </table:table-cell>
          <table:table-cell office:value-type="float" office:value="8424" calcext:value-type="float">
            <text:p>8424</text:p>
          </table:table-cell>
          <table:table-cell office:value-type="float" office:value="365" calcext:value-type="float">
            <text:p>365</text:p>
          </table:table-cell>
          <table:table-cell office:value-type="float" office:value="60432" calcext:value-type="float">
            <text:p>6043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float" office:value="54.5" calcext:value-type="float">
            <text:p>54.5</text:p>
          </table:table-cell>
          <table:table-cell office:value-type="float" office:value="6.04" calcext:value-type="float">
            <text:p>6.04</text:p>
          </table:table-cell>
          <table:table-cell office:value-type="string" calcext:value-type="string">
            <text:p>2:18: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44" calcext:value-type="float">
            <text:p>29444</text:p>
          </table:table-cell>
          <table:table-cell office:value-type="float" office:value="8" calcext:value-type="float">
            <text:p>8</text:p>
          </table:table-cell>
          <table:table-cell office:value-type="float" office:value="6176" calcext:value-type="float">
            <text:p>6176</text:p>
          </table:table-cell>
          <table:table-cell office:value-type="float" office:value="0" calcext:value-type="float">
            <text:p>0</text:p>
          </table:table-cell>
          <table:table-cell office:value-type="float" office:value="54157" calcext:value-type="float">
            <text:p>5415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</text:p>
          </table:table-cell>
          <table:table-cell office:value-type="float" office:value="57.5" calcext:value-type="float">
            <text:p>57.5</text:p>
          </table:table-cell>
          <table:table-cell office:value-type="float" office:value="6.57" calcext:value-type="float">
            <text:p>6.57</text:p>
          </table:table-cell>
          <table:table-cell office:value-type="string" calcext:value-type="string">
            <text:p>2:38:0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0" calcext:value-type="float">
            <text:p>29420</text:p>
          </table:table-cell>
          <table:table-cell office:value-type="float" office:value="8" calcext:value-type="float">
            <text:p>8</text:p>
          </table:table-cell>
          <table:table-cell office:value-type="float" office:value="7208" calcext:value-type="float">
            <text:p>7208</text:p>
          </table:table-cell>
          <table:table-cell office:value-type="float" office:value="0" calcext:value-type="float">
            <text:p>0</text:p>
          </table:table-cell>
          <table:table-cell office:value-type="float" office:value="59467" calcext:value-type="float">
            <text:p>5946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</text:p>
          </table:table-cell>
          <table:table-cell office:value-type="float" office:value="57.05" calcext:value-type="float">
            <text:p>57.05</text:p>
          </table:table-cell>
          <table:table-cell office:value-type="float" office:value="6.32" calcext:value-type="float">
            <text:p>6.32</text:p>
          </table:table-cell>
          <table:table-cell office:value-type="string" calcext:value-type="string">
            <text:p>2:17:5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24" calcext:value-type="float">
            <text:p>29324</text:p>
          </table:table-cell>
          <table:table-cell office:value-type="float" office:value="8" calcext:value-type="float">
            <text:p>8</text:p>
          </table:table-cell>
          <table:table-cell office:value-type="float" office:value="6304" calcext:value-type="float">
            <text:p>6304</text:p>
          </table:table-cell>
          <table:table-cell office:value-type="float" office:value="0" calcext:value-type="float">
            <text:p>0</text:p>
          </table:table-cell>
          <table:table-cell office:value-type="float" office:value="57022" calcext:value-type="float">
            <text:p>5702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</text:p>
          </table:table-cell>
          <table:table-cell office:value-type="float" office:value="58.53" calcext:value-type="float">
            <text:p>58.53</text:p>
          </table:table-cell>
          <table:table-cell office:value-type="float" office:value="7.39" calcext:value-type="float">
            <text:p>7.39</text:p>
          </table:table-cell>
          <table:table-cell office:value-type="string" calcext:value-type="string">
            <text:p>4:53:0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8" calcext:value-type="float">
            <text:p>29428</text:p>
          </table:table-cell>
          <table:table-cell office:value-type="float" office:value="8" calcext:value-type="float">
            <text:p>8</text:p>
          </table:table-cell>
          <table:table-cell office:value-type="float" office:value="13880" calcext:value-type="float">
            <text:p>13880</text:p>
          </table:table-cell>
          <table:table-cell office:value-type="float" office:value="0" calcext:value-type="float">
            <text:p>0</text:p>
          </table:table-cell>
          <table:table-cell office:value-type="float" office:value="60264" calcext:value-type="float">
            <text:p>602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float" office:value="55.24" calcext:value-type="float">
            <text:p>55.24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2:18:4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0" calcext:value-type="float">
            <text:p>29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546" calcext:value-type="float">
            <text:p>575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</text:p>
          </table:table-cell>
          <table:table-cell office:value-type="float" office:value="58.3" calcext:value-type="float">
            <text:p>58.3</text:p>
          </table:table-cell>
          <table:table-cell office:value-type="float" office:value="6.39" calcext:value-type="float">
            <text:p>6.39</text:p>
          </table:table-cell>
          <table:table-cell office:value-type="string" calcext:value-type="string">
            <text:p>2:34:1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84" calcext:value-type="float">
            <text:p>2938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610" calcext:value-type="float">
            <text:p>5861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</text:p>
          </table:table-cell>
          <table:table-cell office:value-type="float" office:value="56.68" calcext:value-type="float">
            <text:p>56.68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2:17: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56" calcext:value-type="float">
            <text:p>2935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423" calcext:value-type="float">
            <text:p>5842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</text:p>
          </table:table-cell>
          <table:table-cell office:value-type="float" office:value="57.56" calcext:value-type="float">
            <text:p>57.56</text:p>
          </table:table-cell>
          <table:table-cell office:value-type="float" office:value="7.28" calcext:value-type="float">
            <text:p>7.28</text:p>
          </table:table-cell>
          <table:table-cell office:value-type="string" calcext:value-type="string">
            <text:p>4:45:3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76" calcext:value-type="float">
            <text:p>2937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7242" calcext:value-type="float">
            <text:p>5724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float" office:value="54.16" calcext:value-type="float">
            <text:p>54.16</text:p>
          </table:table-cell>
          <table:table-cell office:value-type="float" office:value="6.4" calcext:value-type="float">
            <text:p>6.4</text:p>
          </table:table-cell>
          <table:table-cell office:value-type="string" calcext:value-type="string">
            <text:p>2:19:4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12" calcext:value-type="float">
            <text:p>29312</text:p>
          </table:table-cell>
          <table:table-cell office:value-type="float" office:value="8" calcext:value-type="float">
            <text:p>8</text:p>
          </table:table-cell>
          <table:table-cell office:value-type="float" office:value="5112" calcext:value-type="float">
            <text:p>5112</text:p>
          </table:table-cell>
          <table:table-cell office:value-type="float" office:value="0" calcext:value-type="float">
            <text:p>0</text:p>
          </table:table-cell>
          <table:table-cell office:value-type="float" office:value="49746" calcext:value-type="float">
            <text:p>4974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</text:p>
          </table:table-cell>
          <table:table-cell office:value-type="float" office:value="57.84" calcext:value-type="float">
            <text:p>57.84</text:p>
          </table:table-cell>
          <table:table-cell office:value-type="float" office:value="7.06" calcext:value-type="float">
            <text:p>7.06</text:p>
          </table:table-cell>
          <table:table-cell office:value-type="string" calcext:value-type="string">
            <text:p>2:33:2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276" calcext:value-type="float">
            <text:p>29276</text:p>
          </table:table-cell>
          <table:table-cell office:value-type="float" office:value="8" calcext:value-type="float">
            <text:p>8</text:p>
          </table:table-cell>
          <table:table-cell office:value-type="float" office:value="5736" calcext:value-type="float">
            <text:p>5736</text:p>
          </table:table-cell>
          <table:table-cell office:value-type="float" office:value="0" calcext:value-type="float">
            <text:p>0</text:p>
          </table:table-cell>
          <table:table-cell office:value-type="float" office:value="57400" calcext:value-type="float">
            <text:p>5740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</text:p>
          </table:table-cell>
          <table:table-cell office:value-type="float" office:value="55.96" calcext:value-type="float">
            <text:p>55.96</text:p>
          </table:table-cell>
          <table:table-cell office:value-type="float" office:value="6.56" calcext:value-type="float">
            <text:p>6.56</text:p>
          </table:table-cell>
          <table:table-cell office:value-type="string" calcext:value-type="string">
            <text:p>2:17: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24" calcext:value-type="float">
            <text:p>29324</text:p>
          </table:table-cell>
          <table:table-cell office:value-type="float" office:value="8" calcext:value-type="float">
            <text:p>8</text:p>
          </table:table-cell>
          <table:table-cell office:value-type="float" office:value="5120" calcext:value-type="float">
            <text:p>5120</text:p>
          </table:table-cell>
          <table:table-cell office:value-type="float" office:value="0" calcext:value-type="float">
            <text:p>0</text:p>
          </table:table-cell>
          <table:table-cell office:value-type="float" office:value="50447" calcext:value-type="float">
            <text:p>504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</text:p>
          </table:table-cell>
          <table:table-cell office:value-type="float" office:value="57.93" calcext:value-type="float">
            <text:p>57.93</text:p>
          </table:table-cell>
          <table:table-cell office:value-type="float" office:value="7.58" calcext:value-type="float">
            <text:p>7.58</text:p>
          </table:table-cell>
          <table:table-cell office:value-type="string" calcext:value-type="string">
            <text:p>4:50:1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92" calcext:value-type="float">
            <text:p>29392</text:p>
          </table:table-cell>
          <table:table-cell office:value-type="float" office:value="8" calcext:value-type="float">
            <text:p>8</text:p>
          </table:table-cell>
          <table:table-cell office:value-type="float" office:value="9752" calcext:value-type="float">
            <text:p>9752</text:p>
          </table:table-cell>
          <table:table-cell office:value-type="float" office:value="0" calcext:value-type="float">
            <text:p>0</text:p>
          </table:table-cell>
          <table:table-cell office:value-type="float" office:value="59362" calcext:value-type="float">
            <text:p>593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4-build-all</text:p>
          </table:table-cell>
          <table:table-cell office:value-type="float" office:value="29.96" calcext:value-type="float">
            <text:p>29.96</text:p>
          </table:table-cell>
          <table:table-cell office:value-type="float" office:value="4.28" calcext:value-type="float">
            <text:p>4.28</text:p>
          </table:table-cell>
          <table:table-cell office:value-type="string" calcext:value-type="string">
            <text:p>1:01:4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72" calcext:value-type="float">
            <text:p>29472</text:p>
          </table:table-cell>
          <table:table-cell office:value-type="float" office:value="0" calcext:value-type="float">
            <text:p>0</text:p>
          </table:table-cell>
          <table:table-cell office:value-type="float" office:value="3816" calcext:value-type="float">
            <text:p>3816</text:p>
          </table:table-cell>
          <table:table-cell office:value-type="float" office:value="0" calcext:value-type="float">
            <text:p>0</text:p>
          </table:table-cell>
          <table:table-cell office:value-type="float" office:value="39634" calcext:value-type="float">
            <text:p>3963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5-build-8</text:p>
          </table:table-cell>
          <table:table-cell office:value-type="float" office:value="34.19" calcext:value-type="float">
            <text:p>34.19</text:p>
          </table:table-cell>
          <table:table-cell office:value-type="float" office:value="4.09" calcext:value-type="float">
            <text:p>4.09</text:p>
          </table:table-cell>
          <table:table-cell office:value-type="string" calcext:value-type="string">
            <text:p>1:03:18</text:p>
          </table:table-cell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9432" calcext:value-type="float">
            <text:p>29432</text:p>
          </table:table-cell>
          <table:table-cell office:value-type="float" office:value="0" calcext:value-type="float">
            <text:p>0</text:p>
          </table:table-cell>
          <table:table-cell office:value-type="float" office:value="4088" calcext:value-type="float">
            <text:p>4088</text:p>
          </table:table-cell>
          <table:table-cell office:value-type="float" office:value="0" calcext:value-type="float">
            <text:p>0</text:p>
          </table:table-cell>
          <table:table-cell office:value-type="float" office:value="45161" calcext:value-type="float">
            <text:p>4516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medium-build</text:p>
          </table:table-cell>
          <table:table-cell office:value-type="string" calcext:value-type="string">
            <text:p>6-build-16</text:p>
          </table:table-cell>
          <table:table-cell office:value-type="float" office:value="30.39" calcext:value-type="float">
            <text:p>30.39</text:p>
          </table:table-cell>
          <table:table-cell office:value-type="float" office:value="4.19" calcext:value-type="float">
            <text:p>4.19</text:p>
          </table:table-cell>
          <table:table-cell office:value-type="string" calcext:value-type="string">
            <text:p>1:01: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88" calcext:value-type="float">
            <text:p>29488</text:p>
          </table:table-cell>
          <table:table-cell office:value-type="float" office:value="0" calcext:value-type="float">
            <text:p>0</text:p>
          </table:table-cell>
          <table:table-cell office:value-type="float" office:value="3832" calcext:value-type="float">
            <text:p>3832</text:p>
          </table:table-cell>
          <table:table-cell office:value-type="float" office:value="0" calcext:value-type="float">
            <text:p>0</text:p>
          </table:table-cell>
          <table:table-cell office:value-type="float" office:value="39765" calcext:value-type="float">
            <text:p>3976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float" office:value="56.91" calcext:value-type="float">
            <text:p>56.91</text:p>
          </table:table-cell>
          <table:table-cell office:value-type="float" office:value="6.14" calcext:value-type="float">
            <text:p>6.14</text:p>
          </table:table-cell>
          <table:table-cell office:value-type="string" calcext:value-type="string">
            <text:p>2:40:4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600" calcext:value-type="float">
            <text:p>2960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5570" calcext:value-type="float">
            <text:p>5557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</text:p>
          </table:table-cell>
          <table:table-cell office:value-type="float" office:value="58.43" calcext:value-type="float">
            <text:p>58.43</text:p>
          </table:table-cell>
          <table:table-cell office:value-type="float" office:value="6.36" calcext:value-type="float">
            <text:p>6.36</text:p>
          </table:table-cell>
          <table:table-cell office:value-type="string" calcext:value-type="string">
            <text:p>2:37: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92" calcext:value-type="float">
            <text:p>2949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1490" calcext:value-type="float">
            <text:p>51490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</text:p>
          </table:table-cell>
          <table:table-cell office:value-type="float" office:value="58.3" calcext:value-type="float">
            <text:p>58.3</text:p>
          </table:table-cell>
          <table:table-cell office:value-type="float" office:value="6.16" calcext:value-type="float">
            <text:p>6.16</text:p>
          </table:table-cell>
          <table:table-cell office:value-type="string" calcext:value-type="string">
            <text:p>2:38:5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80" calcext:value-type="float">
            <text:p>2958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6296" calcext:value-type="float">
            <text:p>5629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</text:p>
          </table:table-cell>
          <table:table-cell office:value-type="float" office:value="58.9" calcext:value-type="float">
            <text:p>58.9</text:p>
          </table:table-cell>
          <table:table-cell office:value-type="float" office:value="7.38" calcext:value-type="float">
            <text:p>7.38</text:p>
          </table:table-cell>
          <table:table-cell office:value-type="string" calcext:value-type="string">
            <text:p>4:37:2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20" calcext:value-type="float">
            <text:p>2942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58715" calcext:value-type="float">
            <text:p>5871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float" office:value="56.67" calcext:value-type="float">
            <text:p>56.67</text:p>
          </table:table-cell>
          <table:table-cell office:value-type="float" office:value="6.17" calcext:value-type="float">
            <text:p>6.17</text:p>
          </table:table-cell>
          <table:table-cell office:value-type="string" calcext:value-type="string">
            <text:p>2:40: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84" calcext:value-type="float">
            <text:p>29484</text:p>
          </table:table-cell>
          <table:table-cell office:value-type="float" office:value="8" calcext:value-type="float">
            <text:p>8</text:p>
          </table:table-cell>
          <table:table-cell office:value-type="float" office:value="6440" calcext:value-type="float">
            <text:p>6440</text:p>
          </table:table-cell>
          <table:table-cell office:value-type="float" office:value="0" calcext:value-type="float">
            <text:p>0</text:p>
          </table:table-cell>
          <table:table-cell office:value-type="float" office:value="59326" calcext:value-type="float">
            <text:p>59326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</text:p>
          </table:table-cell>
          <table:table-cell office:value-type="float" office:value="58.77" calcext:value-type="float">
            <text:p>58.77</text:p>
          </table:table-cell>
          <table:table-cell office:value-type="float" office:value="6.89" calcext:value-type="float">
            <text:p>6.89</text:p>
          </table:table-cell>
          <table:table-cell office:value-type="string" calcext:value-type="string">
            <text:p>2:36:44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484" calcext:value-type="float">
            <text:p>29484</text:p>
          </table:table-cell>
          <table:table-cell office:value-type="float" office:value="8" calcext:value-type="float">
            <text:p>8</text:p>
          </table:table-cell>
          <table:table-cell office:value-type="float" office:value="7488" calcext:value-type="float">
            <text:p>7488</text:p>
          </table:table-cell>
          <table:table-cell office:value-type="float" office:value="0" calcext:value-type="float">
            <text:p>0</text:p>
          </table:table-cell>
          <table:table-cell office:value-type="float" office:value="58177" calcext:value-type="float">
            <text:p>5817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</text:p>
          </table:table-cell>
          <table:table-cell office:value-type="float" office:value="59.12" calcext:value-type="float">
            <text:p>59.12</text:p>
          </table:table-cell>
          <table:table-cell office:value-type="float" office:value="6.6" calcext:value-type="float">
            <text:p>6.6</text:p>
          </table:table-cell>
          <table:table-cell office:value-type="string" calcext:value-type="string">
            <text:p>2:40:0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16" calcext:value-type="float">
            <text:p>29316</text:p>
          </table:table-cell>
          <table:table-cell office:value-type="float" office:value="8" calcext:value-type="float">
            <text:p>8</text:p>
          </table:table-cell>
          <table:table-cell office:value-type="float" office:value="6624" calcext:value-type="float">
            <text:p>6624</text:p>
          </table:table-cell>
          <table:table-cell office:value-type="float" office:value="0" calcext:value-type="float">
            <text:p>0</text:p>
          </table:table-cell>
          <table:table-cell office:value-type="float" office:value="59784" calcext:value-type="float">
            <text:p>5978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</text:p>
          </table:table-cell>
          <table:table-cell office:value-type="float" office:value="58.94" calcext:value-type="float">
            <text:p>58.94</text:p>
          </table:table-cell>
          <table:table-cell office:value-type="float" office:value="7.31" calcext:value-type="float">
            <text:p>7.31</text:p>
          </table:table-cell>
          <table:table-cell office:value-type="string" calcext:value-type="string">
            <text:p>4:47:50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64" calcext:value-type="float">
            <text:p>29364</text:p>
          </table:table-cell>
          <table:table-cell office:value-type="float" office:value="8" calcext:value-type="float">
            <text:p>8</text:p>
          </table:table-cell>
          <table:table-cell office:value-type="float" office:value="12064" calcext:value-type="float">
            <text:p>12064</text:p>
          </table:table-cell>
          <table:table-cell office:value-type="float" office:value="0" calcext:value-type="float">
            <text:p>0</text:p>
          </table:table-cell>
          <table:table-cell office:value-type="float" office:value="56604" calcext:value-type="float">
            <text:p>5660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float" office:value="41.86" calcext:value-type="float">
            <text:p>41.86</text:p>
          </table:table-cell>
          <table:table-cell office:value-type="float" office:value="6.44" calcext:value-type="float">
            <text:p>6.44</text:p>
          </table:table-cell>
          <table:table-cell office:value-type="string" calcext:value-type="string">
            <text:p>9:06:5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808" calcext:value-type="float">
            <text:p>28808</text:p>
          </table:table-cell>
          <table:table-cell office:value-type="float" office:value="525072" calcext:value-type="float">
            <text:p>525072</text:p>
          </table:table-cell>
          <table:table-cell office:value-type="float" office:value="15480" calcext:value-type="float">
            <text:p>15480</text:p>
          </table:table-cell>
          <table:table-cell office:value-type="float" office:value="23555" calcext:value-type="float">
            <text:p>23555</text:p>
          </table:table-cell>
          <table:table-cell office:value-type="float" office:value="57247" calcext:value-type="float">
            <text:p>5724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6-build-16</text:p>
          </table:table-cell>
          <table:table-cell office:value-type="float" office:value="42.5" calcext:value-type="float">
            <text:p>42.5</text:p>
          </table:table-cell>
          <table:table-cell office:value-type="float" office:value="6.35" calcext:value-type="float">
            <text:p>6.35</text:p>
          </table:table-cell>
          <table:table-cell office:value-type="string" calcext:value-type="string">
            <text:p>9:15:0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30988" calcext:value-type="float">
            <text:p>30988</text:p>
          </table:table-cell>
          <table:table-cell office:value-type="float" office:value="645344" calcext:value-type="float">
            <text:p>645344</text:p>
          </table:table-cell>
          <table:table-cell office:value-type="float" office:value="11512" calcext:value-type="float">
            <text:p>11512</text:p>
          </table:table-cell>
          <table:table-cell office:value-type="float" office:value="27335" calcext:value-type="float">
            <text:p>27335</text:p>
          </table:table-cell>
          <table:table-cell office:value-type="float" office:value="67187" calcext:value-type="float">
            <text:p>67187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</text:p>
          </table:table-cell>
          <table:table-cell office:value-type="float" office:value="41.59" calcext:value-type="float">
            <text:p>41.59</text:p>
          </table:table-cell>
          <table:table-cell office:value-type="float" office:value="5.29" calcext:value-type="float">
            <text:p>5.29</text:p>
          </table:table-cell>
          <table:table-cell office:value-type="string" calcext:value-type="string">
            <text:p>9:39:48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84" calcext:value-type="float">
            <text:p>28584</text:p>
          </table:table-cell>
          <table:table-cell office:value-type="float" office:value="113872" calcext:value-type="float">
            <text:p>113872</text:p>
          </table:table-cell>
          <table:table-cell office:value-type="float" office:value="11808" calcext:value-type="float">
            <text:p>11808</text:p>
          </table:table-cell>
          <table:table-cell office:value-type="float" office:value="4862" calcext:value-type="float">
            <text:p>4862</text:p>
          </table:table-cell>
          <table:table-cell office:value-type="float" office:value="22294" calcext:value-type="float">
            <text:p>2229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float" office:value="62.52" calcext:value-type="float">
            <text:p>62.52</text:p>
          </table:table-cell>
          <table:table-cell office:value-type="float" office:value="11.51" calcext:value-type="float">
            <text:p>11.51</text:p>
          </table:table-cell>
          <table:table-cell office:value-type="string" calcext:value-type="string">
            <text:p>2:33:21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144" calcext:value-type="float">
            <text:p>29144</text:p>
          </table:table-cell>
          <table:table-cell office:value-type="float" office:value="616" calcext:value-type="float">
            <text:p>616</text:p>
          </table:table-cell>
          <table:table-cell office:value-type="float" office:value="5336" calcext:value-type="float">
            <text:p>5336</text:p>
          </table:table-cell>
          <table:table-cell office:value-type="float" office:value="4" calcext:value-type="float">
            <text:p>4</text:p>
          </table:table-cell>
          <table:table-cell office:value-type="float" office:value="63293" calcext:value-type="float">
            <text:p>63293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</text:p>
          </table:table-cell>
          <table:table-cell office:value-type="float" office:value="62.22" calcext:value-type="float">
            <text:p>62.22</text:p>
          </table:table-cell>
          <table:table-cell office:value-type="float" office:value="10.11" calcext:value-type="float">
            <text:p>10.11</text:p>
          </table:table-cell>
          <table:table-cell office:value-type="string" calcext:value-type="string">
            <text:p>2:40:3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952" calcext:value-type="float">
            <text:p>28952</text:p>
          </table:table-cell>
          <table:table-cell office:value-type="float" office:value="36568" calcext:value-type="float">
            <text:p>36568</text:p>
          </table:table-cell>
          <table:table-cell office:value-type="float" office:value="5672" calcext:value-type="float">
            <text:p>5672</text:p>
          </table:table-cell>
          <table:table-cell office:value-type="float" office:value="1962" calcext:value-type="float">
            <text:p>1962</text:p>
          </table:table-cell>
          <table:table-cell office:value-type="float" office:value="61485" calcext:value-type="float">
            <text:p>61485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</text:p>
          </table:table-cell>
          <table:table-cell office:value-type="float" office:value="66.19" calcext:value-type="float">
            <text:p>66.19</text:p>
          </table:table-cell>
          <table:table-cell office:value-type="float" office:value="10.38" calcext:value-type="float">
            <text:p>10.38</text:p>
          </table:table-cell>
          <table:table-cell office:value-type="string" calcext:value-type="string">
            <text:p>2:31:26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584" calcext:value-type="float">
            <text:p>29584</text:p>
          </table:table-cell>
          <table:table-cell office:value-type="float" office:value="11576" calcext:value-type="float">
            <text:p>11576</text:p>
          </table:table-cell>
          <table:table-cell office:value-type="float" office:value="5408" calcext:value-type="float">
            <text:p>5408</text:p>
          </table:table-cell>
          <table:table-cell office:value-type="float" office:value="14" calcext:value-type="float">
            <text:p>14</text:p>
          </table:table-cell>
          <table:table-cell office:value-type="float" office:value="64962" calcext:value-type="float">
            <text:p>6496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</text:p>
          </table:table-cell>
          <table:table-cell office:value-type="float" office:value="54.13" calcext:value-type="float">
            <text:p>54.13</text:p>
          </table:table-cell>
          <table:table-cell office:value-type="float" office:value="7.86" calcext:value-type="float">
            <text:p>7.86</text:p>
          </table:table-cell>
          <table:table-cell office:value-type="string" calcext:value-type="string">
            <text:p>4:06:13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9364" calcext:value-type="float">
            <text:p>29364</text:p>
          </table:table-cell>
          <table:table-cell office:value-type="float" office:value="6288" calcext:value-type="float">
            <text:p>6288</text:p>
          </table:table-cell>
          <table:table-cell office:value-type="float" office:value="8096" calcext:value-type="float">
            <text:p>8096</text:p>
          </table:table-cell>
          <table:table-cell office:value-type="float" office:value="8" calcext:value-type="float">
            <text:p>8</text:p>
          </table:table-cell>
          <table:table-cell office:value-type="float" office:value="56172" calcext:value-type="float">
            <text:p>56172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float" office:value="39.13" calcext:value-type="float">
            <text:p>39.13</text:p>
          </table:table-cell>
          <table:table-cell office:value-type="float" office:value="5.25" calcext:value-type="float">
            <text:p>5.25</text:p>
          </table:table-cell>
          <table:table-cell office:value-type="string" calcext:value-type="string">
            <text:p>1:40:25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111440" calcext:value-type="float">
            <text:p>111440</text:p>
          </table:table-cell>
          <table:table-cell office:value-type="float" office:value="5336" calcext:value-type="float">
            <text:p>5336</text:p>
          </table:table-cell>
          <table:table-cell office:value-type="float" office:value="7921" calcext:value-type="float">
            <text:p>7921</text:p>
          </table:table-cell>
          <table:table-cell office:value-type="float" office:value="23464" calcext:value-type="float">
            <text:p>2346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</text:p>
          </table:table-cell>
          <table:table-cell office:value-type="float" office:value="37.98" calcext:value-type="float">
            <text:p>37.98</text:p>
          </table:table-cell>
          <table:table-cell office:value-type="float" office:value="4.68" calcext:value-type="float">
            <text:p>4.68</text:p>
          </table:table-cell>
          <table:table-cell office:value-type="string" calcext:value-type="string">
            <text:p>1:29:07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36" calcext:value-type="float">
            <text:p>28536</text:p>
          </table:table-cell>
          <table:table-cell office:value-type="float" office:value="90712" calcext:value-type="float">
            <text:p>90712</text:p>
          </table:table-cell>
          <table:table-cell office:value-type="float" office:value="12464" calcext:value-type="float">
            <text:p>12464</text:p>
          </table:table-cell>
          <table:table-cell office:value-type="float" office:value="4158" calcext:value-type="float">
            <text:p>4158</text:p>
          </table:table-cell>
          <table:table-cell office:value-type="float" office:value="27174" calcext:value-type="float">
            <text:p>27174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</text:p>
          </table:table-cell>
          <table:table-cell office:value-type="float" office:value="39.19" calcext:value-type="float">
            <text:p>39.19</text:p>
          </table:table-cell>
          <table:table-cell office:value-type="float" office:value="5.49" calcext:value-type="float">
            <text:p>5.49</text:p>
          </table:table-cell>
          <table:table-cell office:value-type="string" calcext:value-type="string">
            <text:p>1:39:52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516" calcext:value-type="float">
            <text:p>28516</text:p>
          </table:table-cell>
          <table:table-cell office:value-type="float" office:value="99624" calcext:value-type="float">
            <text:p>99624</text:p>
          </table:table-cell>
          <table:table-cell office:value-type="float" office:value="5544" calcext:value-type="float">
            <text:p>5544</text:p>
          </table:table-cell>
          <table:table-cell office:value-type="float" office:value="6255" calcext:value-type="float">
            <text:p>6255</text:p>
          </table:table-cell>
          <table:table-cell office:value-type="float" office:value="22608" calcext:value-type="float">
            <text:p>22608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</text:p>
          </table:table-cell>
          <table:table-cell office:value-type="float" office:value="37.6" calcext:value-type="float">
            <text:p>37.6</text:p>
          </table:table-cell>
          <table:table-cell office:value-type="float" office:value="4.64" calcext:value-type="float">
            <text:p>4.64</text:p>
          </table:table-cell>
          <table:table-cell office:value-type="string" calcext:value-type="string">
            <text:p>2:52:1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float" office:value="28724" calcext:value-type="float">
            <text:p>28724</text:p>
          </table:table-cell>
          <table:table-cell office:value-type="float" office:value="52784" calcext:value-type="float">
            <text:p>52784</text:p>
          </table:table-cell>
          <table:table-cell office:value-type="float" office:value="6432" calcext:value-type="float">
            <text:p>6432</text:p>
          </table:table-cell>
          <table:table-cell office:value-type="float" office:value="1771" calcext:value-type="float">
            <text:p>1771</text:p>
          </table:table-cell>
          <table:table-cell office:value-type="float" office:value="17635" calcext:value-type="float">
            <text:p>17635</text:p>
          </table:table-cell>
          <table:table-cell office:value-type="float" office:value="0" calcext:value-type="float">
            <text:p>0</text:p>
          </table:table-cell>
        </table:table-row>
      </table:table>
      <table:table table:name="table.top20s.build-test" table:style-name="ta1"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ual-Xeon-E5-2670-8-channels</text:p>
          </table:table-cell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ryzen-5-1600AF</text:p>
          </table:table-cell>
          <table:table-cell office:value-type="string" calcext:value-type="string">
            <text:p>threadripper-2990wx-128gb</text:p>
          </table:table-cell>
          <table:table-cell office:value-type="string" calcext:value-type="string">
            <text:p>threadripper-3970x-64gb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9" office:value-type="string" calcext:value-type="string">
            <text:p>2-build-test</text:p>
          </table:table-cell>
        </table:table-row>
        <table:table-row table:style-name="ro1">
          <table:table-cell office:value-type="string" calcext:value-type="string">
            <text:p>gnu-config-native.do_fetch</text:p>
          </table:table-cell>
          <table:table-cell office:value-type="float" office:value="0.42" calcext:value-type="float">
            <text:p>0.42</text:p>
          </table:table-cell>
          <table:table-cell office:value-type="float" office:value="0.43" calcext:value-type="float">
            <text:p>0.43</text:p>
          </table:table-cell>
          <table:table-cell office:value-type="float" office:value="1.13" calcext:value-type="float">
            <text:p>1.13</text:p>
          </table:table-cell>
          <table:table-cell office:value-type="float" office:value="0.41" calcext:value-type="float">
            <text:p>0.41</text:p>
          </table:table-cell>
          <table:table-cell office:value-type="float" office:value="1.17" calcext:value-type="float">
            <text:p>1.17</text:p>
          </table:table-cell>
          <table:table-cell office:value-type="float" office:value="0.49" calcext:value-type="float">
            <text:p>0.49</text:p>
          </table:table-cell>
          <table:table-cell office:value-type="float" office:value="1.42" calcext:value-type="float">
            <text:p>1.42</text:p>
          </table:table-cell>
          <table:table-cell office:value-type="float" office:value="1.23" calcext:value-type="float">
            <text:p>1.23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gnu-config-native.do_populate_lic</text:p>
          </table:table-cell>
          <table:table-cell office:value-type="string" calcext:value-type="string">
            <text:p>---</text:p>
          </table:table-cell>
          <table:table-cell office:value-type="float" office:value="0.23" calcext:value-type="float">
            <text:p>0.23</text:p>
          </table:table-cell>
          <table:table-cell office:value-type="string" calcext:value-type="string">
            <text:p>---</text:p>
          </table:table-cell>
          <table:table-cell office:value-type="float" office:value="0.18" calcext:value-type="float">
            <text:p>0.1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1" calcext:value-type="float">
            <text:p>0.11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gnu-config-native.do_populate_sysroot</text:p>
          </table:table-cell>
          <table:table-cell office:value-type="float" office:value="0.37" calcext:value-type="float">
            <text:p>0.37</text:p>
          </table:table-cell>
          <table:table-cell office:value-type="float" office:value="0.42" calcext:value-type="float">
            <text:p>0.42</text:p>
          </table:table-cell>
          <table:table-cell office:value-type="float" office:value="0.38" calcext:value-type="float">
            <text:p>0.38</text:p>
          </table:table-cell>
          <table:table-cell office:value-type="float" office:value="0.36" calcext:value-type="float">
            <text:p>0.36</text:p>
          </table:table-cell>
          <table:table-cell table:number-columns-repeated="2" office:value-type="float" office:value="0.3" calcext:value-type="float">
            <text:p>0.3</text:p>
          </table:table-cell>
          <table:table-cell office:value-type="float" office:value="0.25" calcext:value-type="float">
            <text:p>0.25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gnu-config-native.do_rm_work</text:p>
          </table:table-cell>
          <table:table-cell office:value-type="float" office:value="0.16" calcext:value-type="float">
            <text:p>0.16</text:p>
          </table:table-cell>
          <table:table-cell table:number-columns-repeated="8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nu-config-native.do_unpack</text:p>
          </table:table-cell>
          <table:table-cell office:value-type="float" office:value="0.19" calcext:value-type="float">
            <text:p>0.1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0.15" calcext:value-type="float">
            <text:p>0.15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4-native.do_compile</text:p>
          </table:table-cell>
          <table:table-cell office:value-type="float" office:value="2.34" calcext:value-type="float">
            <text:p>2.34</text:p>
          </table:table-cell>
          <table:table-cell office:value-type="float" office:value="1.73" calcext:value-type="float">
            <text:p>1.73</text:p>
          </table:table-cell>
          <table:table-cell office:value-type="float" office:value="1.77" calcext:value-type="float">
            <text:p>1.77</text:p>
          </table:table-cell>
          <table:table-cell office:value-type="float" office:value="1.76" calcext:value-type="float">
            <text:p>1.76</text:p>
          </table:table-cell>
          <table:table-cell office:value-type="float" office:value="1.32" calcext:value-type="float">
            <text:p>1.32</text:p>
          </table:table-cell>
          <table:table-cell office:value-type="float" office:value="1.31" calcext:value-type="float">
            <text:p>1.31</text:p>
          </table:table-cell>
          <table:table-cell office:value-type="float" office:value="1.37" calcext:value-type="float">
            <text:p>1.37</text:p>
          </table:table-cell>
          <table:table-cell office:value-type="float" office:value="1.07" calcext:value-type="float">
            <text:p>1.07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m4-native.do_configure</text:p>
          </table:table-cell>
          <table:table-cell office:value-type="float" office:value="30.01" calcext:value-type="float">
            <text:p>30.01</text:p>
          </table:table-cell>
          <table:table-cell office:value-type="float" office:value="31.57" calcext:value-type="float">
            <text:p>31.57</text:p>
          </table:table-cell>
          <table:table-cell office:value-type="float" office:value="31.04" calcext:value-type="float">
            <text:p>31.04</text:p>
          </table:table-cell>
          <table:table-cell office:value-type="float" office:value="30.57" calcext:value-type="float">
            <text:p>30.57</text:p>
          </table:table-cell>
          <table:table-cell office:value-type="float" office:value="27.59" calcext:value-type="float">
            <text:p>27.59</text:p>
          </table:table-cell>
          <table:table-cell office:value-type="float" office:value="27.82" calcext:value-type="float">
            <text:p>27.82</text:p>
          </table:table-cell>
          <table:table-cell office:value-type="float" office:value="19.64" calcext:value-type="float">
            <text:p>19.64</text:p>
          </table:table-cell>
          <table:table-cell office:value-type="float" office:value="18.82" calcext:value-type="float">
            <text:p>18.82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office:value-type="string" calcext:value-type="string">
            <text:p>m4-native.do_fetch</text:p>
          </table:table-cell>
          <table:table-cell office:value-type="float" office:value="1.04" calcext:value-type="float">
            <text:p>1.04</text:p>
          </table:table-cell>
          <table:table-cell office:value-type="float" office:value="1.05" calcext:value-type="float">
            <text:p>1.05</text:p>
          </table:table-cell>
          <table:table-cell office:value-type="float" office:value="1.04" calcext:value-type="float">
            <text:p>1.04</text:p>
          </table:table-cell>
          <table:table-cell office:value-type="float" office:value="2.74" calcext:value-type="float">
            <text:p>2.74</text:p>
          </table:table-cell>
          <table:table-cell office:value-type="float" office:value="2.51" calcext:value-type="float">
            <text:p>2.51</text:p>
          </table:table-cell>
          <table:table-cell office:value-type="float" office:value="1.7" calcext:value-type="float">
            <text:p>1.7</text:p>
          </table:table-cell>
          <table:table-cell office:value-type="float" office:value="2.26" calcext:value-type="float">
            <text:p>2.26</text:p>
          </table:table-cell>
          <table:table-cell office:value-type="float" office:value="1.12" calcext:value-type="float">
            <text:p>1.12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m4-native.do_install</text:p>
          </table:table-cell>
          <table:table-cell office:value-type="float" office:value="0.67" calcext:value-type="float">
            <text:p>0.67</text:p>
          </table:table-cell>
          <table:table-cell office:value-type="float" office:value="0.71" calcext:value-type="float">
            <text:p>0.71</text:p>
          </table:table-cell>
          <table:table-cell office:value-type="float" office:value="0.7" calcext:value-type="float">
            <text:p>0.7</text:p>
          </table:table-cell>
          <table:table-cell office:value-type="float" office:value="0.73" calcext:value-type="float">
            <text:p>0.73</text:p>
          </table:table-cell>
          <table:table-cell office:value-type="float" office:value="0.63" calcext:value-type="float">
            <text:p>0.63</text:p>
          </table:table-cell>
          <table:table-cell office:value-type="float" office:value="0.62" calcext:value-type="float">
            <text:p>0.62</text:p>
          </table:table-cell>
          <table:table-cell office:value-type="float" office:value="0.47" calcext:value-type="float">
            <text:p>0.47</text:p>
          </table:table-cell>
          <table:table-cell office:value-type="float" office:value="0.43" calcext:value-type="float">
            <text:p>0.43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m4-native.do_patch</text:p>
          </table:table-cell>
          <table:table-cell office:value-type="float" office:value="0.19" calcext:value-type="float">
            <text:p>0.19</text:p>
          </table:table-cell>
          <table:table-cell office:value-type="float" office:value="0.4" calcext:value-type="float">
            <text:p>0.4</text:p>
          </table:table-cell>
          <table:table-cell table:number-columns-repeated="2" office:value-type="float" office:value="0.33" calcext:value-type="float">
            <text:p>0.33</text:p>
          </table:table-cell>
          <table:table-cell office:value-type="float" office:value="0.31" calcext:value-type="float">
            <text:p>0.31</text:p>
          </table:table-cell>
          <table:table-cell office:value-type="float" office:value="0.3" calcext:value-type="float">
            <text:p>0.3</text:p>
          </table:table-cell>
          <table:table-cell office:value-type="float" office:value="0.22" calcext:value-type="float">
            <text:p>0.22</text:p>
          </table:table-cell>
          <table:table-cell office:value-type="float" office:value="0.19" calcext:value-type="float">
            <text:p>0.19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m4-native.do_populate_lic</text:p>
          </table:table-cell>
          <table:table-cell office:value-type="string" calcext:value-type="string">
            <text:p>---</text:p>
          </table:table-cell>
          <table:table-cell office:value-type="float" office:value="0.22" calcext:value-type="float">
            <text:p>0.22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5" calcext:value-type="float">
            <text:p>0.15</text:p>
          </table:table-cell>
          <table:table-cell table:number-columns-repeated="2" office:value-type="float" office:value="0.13" calcext:value-type="float">
            <text:p>0.13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m4-native.do_populate_sysroot</text:p>
          </table:table-cell>
          <table:table-cell office:value-type="float" office:value="0.4" calcext:value-type="float">
            <text:p>0.4</text:p>
          </table:table-cell>
          <table:table-cell office:value-type="float" office:value="0.46" calcext:value-type="float">
            <text:p>0.46</text:p>
          </table:table-cell>
          <table:table-cell office:value-type="float" office:value="0.44" calcext:value-type="float">
            <text:p>0.44</text:p>
          </table:table-cell>
          <table:table-cell office:value-type="float" office:value="0.42" calcext:value-type="float">
            <text:p>0.42</text:p>
          </table:table-cell>
          <table:table-cell office:value-type="float" office:value="0.39" calcext:value-type="float">
            <text:p>0.39</text:p>
          </table:table-cell>
          <table:table-cell office:value-type="float" office:value="0.37" calcext:value-type="float">
            <text:p>0.37</text:p>
          </table:table-cell>
          <table:table-cell office:value-type="float" office:value="0.28" calcext:value-type="float">
            <text:p>0.28</text:p>
          </table:table-cell>
          <table:table-cell office:value-type="float" office:value="0.24" calcext:value-type="float">
            <text:p>0.24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m4-native.do_rm_work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.18" calcext:value-type="float">
            <text:p>0.18</text:p>
          </table:table-cell>
          <table:table-cell office:value-type="string" calcext:value-type="string">
            <text:p>---</text:p>
          </table:table-cell>
          <table:table-cell office:value-type="float" office:value="0.15" calcext:value-type="float">
            <text:p>0.15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  <table:table-cell office:value-type="float" office:value="1.31" calcext:value-type="float">
            <text:p>1.31</text:p>
          </table:table-cell>
          <table:table-cell office:value-type="float" office:value="0.17" calcext:value-type="float">
            <text:p>0.1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0.12" calcext:value-type="float">
            <text:p>0.1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uilt-native.do_compile</text:p>
          </table:table-cell>
          <table:table-cell office:value-type="float" office:value="1.02" calcext:value-type="float">
            <text:p>1.02</text:p>
          </table:table-cell>
          <table:table-cell office:value-type="float" office:value="1.09" calcext:value-type="float">
            <text:p>1.09</text:p>
          </table:table-cell>
          <table:table-cell office:value-type="float" office:value="1.04" calcext:value-type="float">
            <text:p>1.04</text:p>
          </table:table-cell>
          <table:table-cell office:value-type="float" office:value="1.08" calcext:value-type="float">
            <text:p>1.08</text:p>
          </table:table-cell>
          <table:table-cell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quilt-native.do_configure</text:p>
          </table:table-cell>
          <table:table-cell office:value-type="float" office:value="1.32" calcext:value-type="float">
            <text:p>1.32</text:p>
          </table:table-cell>
          <table:table-cell office:value-type="float" office:value="1.21" calcext:value-type="float">
            <text:p>1.21</text:p>
          </table:table-cell>
          <table:table-cell office:value-type="float" office:value="1.09" calcext:value-type="float">
            <text:p>1.09</text:p>
          </table:table-cell>
          <table:table-cell office:value-type="float" office:value="1.17" calcext:value-type="float">
            <text:p>1.17</text:p>
          </table:table-cell>
          <table:table-cell office:value-type="float" office:value="1" calcext:value-type="float">
            <text:p>1</text:p>
          </table:table-cell>
          <table:table-cell office:value-type="float" office:value="1.06" calcext:value-type="float">
            <text:p>1.06</text:p>
          </table:table-cell>
          <table:table-cell office:value-type="float" office:value="0.71" calcext:value-type="float">
            <text:p>0.71</text:p>
          </table:table-cell>
          <table:table-cell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quilt-native.do_fetch</text:p>
          </table:table-cell>
          <table:table-cell office:value-type="float" office:value="0.79" calcext:value-type="float">
            <text:p>0.79</text:p>
          </table:table-cell>
          <table:table-cell office:value-type="float" office:value="0.67" calcext:value-type="float">
            <text:p>0.67</text:p>
          </table:table-cell>
          <table:table-cell office:value-type="float" office:value="0.76" calcext:value-type="float">
            <text:p>0.76</text:p>
          </table:table-cell>
          <table:table-cell office:value-type="float" office:value="0.75" calcext:value-type="float">
            <text:p>0.75</text:p>
          </table:table-cell>
          <table:table-cell office:value-type="float" office:value="2.25" calcext:value-type="float">
            <text:p>2.25</text:p>
          </table:table-cell>
          <table:table-cell office:value-type="float" office:value="0.76" calcext:value-type="float">
            <text:p>0.76</text:p>
          </table:table-cell>
          <table:table-cell office:value-type="float" office:value="1.02" calcext:value-type="float">
            <text:p>1.02</text:p>
          </table:table-cell>
          <table:table-cell office:value-type="float" office:value="1.06" calcext:value-type="float">
            <text:p>1.06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quilt-native.do_install</text:p>
          </table:table-cell>
          <table:table-cell office:value-type="float" office:value="0.32" calcext:value-type="float">
            <text:p>0.32</text:p>
          </table:table-cell>
          <table:table-cell office:value-type="float" office:value="0.47" calcext:value-type="float">
            <text:p>0.47</text:p>
          </table:table-cell>
          <table:table-cell office:value-type="float" office:value="0.32" calcext:value-type="float">
            <text:p>0.32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  <table:table-cell office:value-type="float" office:value="0.28" calcext:value-type="float">
            <text:p>0.28</text:p>
          </table:table-cell>
          <table:table-cell office:value-type="float" office:value="0.19" calcext:value-type="float">
            <text:p>0.19</text:p>
          </table:table-cell>
          <table:table-cell office:value-type="float" office:value="0.16" calcext:value-type="float">
            <text:p>0.16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quilt-native.do_populate_lic</text:p>
          </table:table-cell>
          <table:table-cell office:value-type="float" office:value="0.17" calcext:value-type="float">
            <text:p>0.17</text:p>
          </table:table-cell>
          <table:table-cell office:value-type="string" calcext:value-type="string">
            <text:p>---</text:p>
          </table:table-cell>
          <table:table-cell table:number-columns-repeated="2" office:value-type="float" office:value="0.19" calcext:value-type="float">
            <text:p>0.19</text:p>
          </table:table-cell>
          <table:table-cell office:value-type="float" office:value="0.17" calcext:value-type="float">
            <text:p>0.17</text:p>
          </table:table-cell>
          <table:table-cell office:value-type="float" office:value="0.15" calcext:value-type="float">
            <text:p>0.15</text:p>
          </table:table-cell>
          <table:table-cell office:value-type="float" office:value="0.12" calcext:value-type="float">
            <text:p>0.12</text:p>
          </table:table-cell>
          <table:table-cell office:value-type="float" office:value="0.11" calcext:value-type="float">
            <text:p>0.1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quilt-native.do_populate_sysroot</text:p>
          </table:table-cell>
          <table:table-cell office:value-type="float" office:value="0.55" calcext:value-type="float">
            <text:p>0.55</text:p>
          </table:table-cell>
          <table:table-cell office:value-type="float" office:value="0.65" calcext:value-type="float">
            <text:p>0.65</text:p>
          </table:table-cell>
          <table:table-cell office:value-type="float" office:value="0.55" calcext:value-type="float">
            <text:p>0.55</text:p>
          </table:table-cell>
          <table:table-cell office:value-type="float" office:value="0.6" calcext:value-type="float">
            <text:p>0.6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34" calcext:value-type="float">
            <text:p>0.34</text:p>
          </table:table-cell>
          <table:table-cell office:value-type="float" office:value="0.3" calcext:value-type="float">
            <text:p>0.3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  <table:table-cell office:value-type="float" office:value="0.22" calcext:value-type="float">
            <text:p>0.22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  <table:table-cell office:value-type="float" office:value="0.19" calcext:value-type="float">
            <text:p>0.19</text:p>
          </table:table-cell>
          <table:table-cell table:number-columns-repeated="2" office:value-type="float" office:value="0.18" calcext:value-type="float">
            <text:p>0.18</text:p>
          </table:table-cell>
          <table:table-cell table:number-columns-repeated="2" office:value-type="float" office:value="0.15" calcext:value-type="float">
            <text:p>0.15</text:p>
          </table:table-cell>
          <table:table-cell office:value-type="float" office:value="0.13" calcext:value-type="float">
            <text:p>0.13</text:p>
          </table:table-cell>
          <table:table-cell office:value-type="float" office:value="0.12" calcext:value-type="float">
            <text:p>0.12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texinfo-dummy-native.do_populate_sysroot</text:p>
          </table:table-cell>
          <table:table-cell office:value-type="float" office:value="0.38" calcext:value-type="float">
            <text:p>0.38</text:p>
          </table:table-cell>
          <table:table-cell office:value-type="float" office:value="0.52" calcext:value-type="float">
            <text:p>0.52</text:p>
          </table:table-cell>
          <table:table-cell office:value-type="float" office:value="0.41" calcext:value-type="float">
            <text:p>0.41</text:p>
          </table:table-cell>
          <table:table-cell office:value-type="float" office:value="0.42" calcext:value-type="float">
            <text:p>0.42</text:p>
          </table:table-cell>
          <table:table-cell office:value-type="float" office:value="0.36" calcext:value-type="float">
            <text:p>0.36</text:p>
          </table:table-cell>
          <table:table-cell office:value-type="float" office:value="0.34" calcext:value-type="float">
            <text:p>0.34</text:p>
          </table:table-cell>
          <table:table-cell table:number-columns-repeated="2" office:value-type="float" office:value="0.27" calcext:value-type="float">
            <text:p>0.27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42.81" calcext:value-type="float">
            <text:p>42.81</text:p>
          </table:table-cell>
          <table:table-cell office:value-type="float" office:value="44.63" calcext:value-type="float">
            <text:p>44.63</text:p>
          </table:table-cell>
          <table:table-cell office:value-type="float" office:value="43.51" calcext:value-type="float">
            <text:p>43.51</text:p>
          </table:table-cell>
          <table:table-cell office:value-type="float" office:value="43.09" calcext:value-type="float">
            <text:p>43.09</text:p>
          </table:table-cell>
          <table:table-cell office:value-type="float" office:value="39.25" calcext:value-type="float">
            <text:p>39.25</text:p>
          </table:table-cell>
          <table:table-cell office:value-type="float" office:value="38.01" calcext:value-type="float">
            <text:p>38.01</text:p>
          </table:table-cell>
          <table:table-cell office:value-type="float" office:value="28.56" calcext:value-type="float">
            <text:p>28.56</text:p>
          </table:table-cell>
          <table:table-cell office:value-type="float" office:value="26.82" calcext:value-type="float">
            <text:p>26.82</text:p>
          </table:table-cell>
          <table:table-cell office:value-type="float" office:value="24.39" calcext:value-type="float">
            <text:p>24.39</text:p>
          </table:table-cell>
        </table:table-row>
      </table:table>
      <table:table table:name="table.top20s.fetch" table:style-name="ta1">
        <table:table-column table:style-name="co44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row table:style-name="ro1">
          <table:table-cell office:value-type="string" calcext:value-type="string">
            <text:p>task</text:p>
          </table:table-cell>
          <table:table-cell office:value-type="string" calcext:value-type="string">
            <text:p>dual-Xeon-E5-2670-8-channels</text:p>
          </table:table-cell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ryzen-5-1600AF</text:p>
          </table:table-cell>
          <table:table-cell office:value-type="string" calcext:value-type="string">
            <text:p>threadripper-2990wx-128gb</text:p>
          </table:table-cell>
          <table:table-cell office:value-type="string" calcext:value-type="string">
            <text:p>threadripper-3970x-64gb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table:number-columns-repeated="9" office:value-type="string" calcext:value-type="string">
            <text:p>3-fetch</text:p>
          </table:table-cell>
        </table:table-row>
        <table:table-row table:style-name="ro1">
          <table:table-cell office:value-type="string" calcext:value-type="string">
            <text:p>binutils.do_fetch</text:p>
          </table:table-cell>
          <table:table-cell office:value-type="float" office:value="331.45" calcext:value-type="float">
            <text:p>331.45</text:p>
          </table:table-cell>
          <table:table-cell office:value-type="float" office:value="433.55" calcext:value-type="float">
            <text:p>433.55</text:p>
          </table:table-cell>
          <table:table-cell office:value-type="float" office:value="313.32" calcext:value-type="float">
            <text:p>313.32</text:p>
          </table:table-cell>
          <table:table-cell office:value-type="float" office:value="307.99" calcext:value-type="float">
            <text:p>307.99</text:p>
          </table:table-cell>
          <table:table-cell office:value-type="float" office:value="525.28" calcext:value-type="float">
            <text:p>525.28</text:p>
          </table:table-cell>
          <table:table-cell office:value-type="float" office:value="476.43" calcext:value-type="float">
            <text:p>476.43</text:p>
          </table:table-cell>
          <table:table-cell office:value-type="float" office:value="736.87" calcext:value-type="float">
            <text:p>736.87</text:p>
          </table:table-cell>
          <table:table-cell office:value-type="float" office:value="179.58" calcext:value-type="float">
            <text:p>179.58</text:p>
          </table:table-cell>
          <table:table-cell office:value-type="float" office:value="813.44" calcext:value-type="float">
            <text:p>813.44</text:p>
          </table:table-cell>
        </table:table-row>
        <table:table-row table:style-name="ro1">
          <table:table-cell office:value-type="string" calcext:value-type="string">
            <text:p>binutils-cross-x86_64.do_fetch</text:p>
          </table:table-cell>
          <table:table-cell office:value-type="float" office:value="260.91" calcext:value-type="float">
            <text:p>260.91</text:p>
          </table:table-cell>
          <table:table-cell office:value-type="float" office:value="374.03" calcext:value-type="float">
            <text:p>374.03</text:p>
          </table:table-cell>
          <table:table-cell office:value-type="float" office:value="268.92" calcext:value-type="float">
            <text:p>268.92</text:p>
          </table:table-cell>
          <table:table-cell office:value-type="float" office:value="265.81" calcext:value-type="float">
            <text:p>265.81</text:p>
          </table:table-cell>
          <table:table-cell office:value-type="float" office:value="463.92" calcext:value-type="float">
            <text:p>463.92</text:p>
          </table:table-cell>
          <table:table-cell office:value-type="float" office:value="420.24" calcext:value-type="float">
            <text:p>420.24</text:p>
          </table:table-cell>
          <table:table-cell office:value-type="float" office:value="564.47" calcext:value-type="float">
            <text:p>564.47</text:p>
          </table:table-cell>
          <table:table-cell office:value-type="float" office:value="154.03" calcext:value-type="float">
            <text:p>154.03</text:p>
          </table:table-cell>
          <table:table-cell office:value-type="float" office:value="621.12" calcext:value-type="float">
            <text:p>621.12</text:p>
          </table:table-cell>
        </table:table-row>
        <table:table-row table:style-name="ro1">
          <table:table-cell office:value-type="string" calcext:value-type="string">
            <text:p>binutils-native.do_fetch</text:p>
          </table:table-cell>
          <table:table-cell office:value-type="float" office:value="270.75" calcext:value-type="float">
            <text:p>270.75</text:p>
          </table:table-cell>
          <table:table-cell office:value-type="float" office:value="379.49" calcext:value-type="float">
            <text:p>379.49</text:p>
          </table:table-cell>
          <table:table-cell office:value-type="float" office:value="274.94" calcext:value-type="float">
            <text:p>274.94</text:p>
          </table:table-cell>
          <table:table-cell office:value-type="float" office:value="268.5" calcext:value-type="float">
            <text:p>268.5</text:p>
          </table:table-cell>
          <table:table-cell office:value-type="float" office:value="472.18" calcext:value-type="float">
            <text:p>472.18</text:p>
          </table:table-cell>
          <table:table-cell office:value-type="float" office:value="428.2" calcext:value-type="float">
            <text:p>428.2</text:p>
          </table:table-cell>
          <table:table-cell office:value-type="float" office:value="570.45" calcext:value-type="float">
            <text:p>570.45</text:p>
          </table:table-cell>
          <table:table-cell office:value-type="float" office:value="159.1" calcext:value-type="float">
            <text:p>159.1</text:p>
          </table:table-cell>
          <table:table-cell office:value-type="float" office:value="649.13" calcext:value-type="float">
            <text:p>649.13</text:p>
          </table:table-cell>
        </table:table-row>
        <table:table-row table:style-name="ro1"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  <table:table-cell office:value-type="float" office:value="177.19" calcext:value-type="float">
            <text:p>177.19</text:p>
          </table:table-cell>
          <table:table-cell office:value-type="string" calcext:value-type="string">
            <text:p>---</text:p>
          </table:table-cell>
          <table:table-cell office:value-type="float" office:value="112.79" calcext:value-type="float">
            <text:p>112.79</text:p>
          </table:table-cell>
          <table:table-cell office:value-type="float" office:value="213.49" calcext:value-type="float">
            <text:p>213.49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airo-native.do_fetch</text:p>
          </table:table-cell>
          <table:table-cell office:value-type="float" office:value="122.44" calcext:value-type="float">
            <text:p>122.44</text:p>
          </table:table-cell>
          <table:table-cell office:value-type="float" office:value="217.98" calcext:value-type="float">
            <text:p>217.98</text:p>
          </table:table-cell>
          <table:table-cell office:value-type="float" office:value="122.97" calcext:value-type="float">
            <text:p>122.97</text:p>
          </table:table-cell>
          <table:table-cell office:value-type="float" office:value="146.27" calcext:value-type="float">
            <text:p>146.27</text:p>
          </table:table-cell>
          <table:table-cell office:value-type="float" office:value="251.27" calcext:value-type="float">
            <text:p>251.27</text:p>
          </table:table-cell>
          <table:table-cell office:value-type="float" office:value="219.73" calcext:value-type="float">
            <text:p>219.73</text:p>
          </table:table-cell>
          <table:table-cell office:value-type="string" calcext:value-type="string">
            <text:p>---</text:p>
          </table:table-cell>
          <table:table-cell office:value-type="float" office:value="65.28" calcext:value-type="float">
            <text:p>65.28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bindgen-native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88.81" calcext:value-type="float">
            <text:p>88.8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hromium-x11.do_fetch</text:p>
          </table:table-cell>
          <table:table-cell office:value-type="float" office:value="193.46" calcext:value-type="float">
            <text:p>193.46</text:p>
          </table:table-cell>
          <table:table-cell office:value-type="float" office:value="225.2" calcext:value-type="float">
            <text:p>225.2</text:p>
          </table:table-cell>
          <table:table-cell office:value-type="float" office:value="217.9" calcext:value-type="float">
            <text:p>217.9</text:p>
          </table:table-cell>
          <table:table-cell office:value-type="float" office:value="155.58" calcext:value-type="float">
            <text:p>155.58</text:p>
          </table:table-cell>
          <table:table-cell office:value-type="string" calcext:value-type="string">
            <text:p>---</text:p>
          </table:table-cell>
          <table:table-cell office:value-type="float" office:value="287.03" calcext:value-type="float">
            <text:p>287.03</text:p>
          </table:table-cell>
          <table:table-cell table:number-columns-repeated="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make-native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87.63" calcext:value-type="float">
            <text:p>87.6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ross-localedef-native.do_fetch</text:p>
          </table:table-cell>
          <table:table-cell office:value-type="float" office:value="176.53" calcext:value-type="float">
            <text:p>176.53</text:p>
          </table:table-cell>
          <table:table-cell office:value-type="float" office:value="283.6" calcext:value-type="float">
            <text:p>283.6</text:p>
          </table:table-cell>
          <table:table-cell office:value-type="float" office:value="177.61" calcext:value-type="float">
            <text:p>177.61</text:p>
          </table:table-cell>
          <table:table-cell office:value-type="float" office:value="198.61" calcext:value-type="float">
            <text:p>198.61</text:p>
          </table:table-cell>
          <table:table-cell office:value-type="float" office:value="325.91" calcext:value-type="float">
            <text:p>325.91</text:p>
          </table:table-cell>
          <table:table-cell office:value-type="float" office:value="346.43" calcext:value-type="float">
            <text:p>346.43</text:p>
          </table:table-cell>
          <table:table-cell office:value-type="float" office:value="322.32" calcext:value-type="float">
            <text:p>322.32</text:p>
          </table:table-cell>
          <table:table-cell office:value-type="float" office:value="113.39" calcext:value-type="float">
            <text:p>113.39</text:p>
          </table:table-cell>
          <table:table-cell office:value-type="float" office:value="443.15" calcext:value-type="float">
            <text:p>443.15</text:p>
          </table:table-cell>
        </table:table-row>
        <table:table-row table:style-name="ro1">
          <table:table-cell office:value-type="string" calcext:value-type="string">
            <text:p>db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00.82" calcext:value-type="float">
            <text:p>100.8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b-native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nf.do_fetch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186.6" calcext:value-type="float">
            <text:p>186.6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nf-native.do_fetch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113.77" calcext:value-type="float">
            <text:p>113.77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  <table:table-cell office:value-type="float" office:value="181.15" calcext:value-type="float">
            <text:p>181.15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78.25" calcext:value-type="float">
            <text:p>78.25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irefox.do_fetch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258.78" calcext:value-type="float">
            <text:p>258.78</text:p>
          </table:table-cell>
        </table:table-row>
        <table:table-row table:style-name="ro1">
          <table:table-cell office:value-type="string" calcext:value-type="string">
            <text:p>gcc-source-9.2.0.do_fetch</text:p>
          </table:table-cell>
          <table:table-cell office:value-type="float" office:value="130.84" calcext:value-type="float">
            <text:p>130.84</text:p>
          </table:table-cell>
          <table:table-cell office:value-type="float" office:value="254.75" calcext:value-type="float">
            <text:p>254.75</text:p>
          </table:table-cell>
          <table:table-cell office:value-type="float" office:value="126.68" calcext:value-type="float">
            <text:p>126.68</text:p>
          </table:table-cell>
          <table:table-cell office:value-type="float" office:value="153.29" calcext:value-type="float">
            <text:p>153.29</text:p>
          </table:table-cell>
          <table:table-cell office:value-type="string" calcext:value-type="string">
            <text:p>---</text:p>
          </table:table-cell>
          <table:table-cell office:value-type="float" office:value="256.05" calcext:value-type="float">
            <text:p>256.05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737.94" calcext:value-type="float">
            <text:p>737.94</text:p>
          </table:table-cell>
        </table:table-row>
        <table:table-row table:style-name="ro1">
          <table:table-cell office:value-type="string" calcext:value-type="string">
            <text:p>glibc.do_fetch</text:p>
          </table:table-cell>
          <table:table-cell office:value-type="float" office:value="192.09" calcext:value-type="float">
            <text:p>192.09</text:p>
          </table:table-cell>
          <table:table-cell office:value-type="float" office:value="295.93" calcext:value-type="float">
            <text:p>295.93</text:p>
          </table:table-cell>
          <table:table-cell office:value-type="float" office:value="189.12" calcext:value-type="float">
            <text:p>189.12</text:p>
          </table:table-cell>
          <table:table-cell office:value-type="float" office:value="207.5" calcext:value-type="float">
            <text:p>207.5</text:p>
          </table:table-cell>
          <table:table-cell office:value-type="float" office:value="344.65" calcext:value-type="float">
            <text:p>344.65</text:p>
          </table:table-cell>
          <table:table-cell office:value-type="float" office:value="364.8" calcext:value-type="float">
            <text:p>364.8</text:p>
          </table:table-cell>
          <table:table-cell office:value-type="float" office:value="401.4" calcext:value-type="float">
            <text:p>401.4</text:p>
          </table:table-cell>
          <table:table-cell office:value-type="float" office:value="120.73" calcext:value-type="float">
            <text:p>120.73</text:p>
          </table:table-cell>
          <table:table-cell office:value-type="float" office:value="498.1" calcext:value-type="float">
            <text:p>498.1</text:p>
          </table:table-cell>
        </table:table-row>
        <table:table-row table:style-name="ro1">
          <table:table-cell office:value-type="string" calcext:value-type="string">
            <text:p>gn-native.do_fetch</text:p>
          </table:table-cell>
          <table:table-cell office:value-type="float" office:value="222.3" calcext:value-type="float">
            <text:p>222.3</text:p>
          </table:table-cell>
          <table:table-cell office:value-type="float" office:value="253.49" calcext:value-type="float">
            <text:p>253.49</text:p>
          </table:table-cell>
          <table:table-cell office:value-type="float" office:value="241.49" calcext:value-type="float">
            <text:p>241.49</text:p>
          </table:table-cell>
          <table:table-cell office:value-type="float" office:value="176.81" calcext:value-type="float">
            <text:p>176.81</text:p>
          </table:table-cell>
          <table:table-cell office:value-type="string" calcext:value-type="string">
            <text:p>---</text:p>
          </table:table-cell>
          <table:table-cell office:value-type="float" office:value="311.52" calcext:value-type="float">
            <text:p>311.52</text:p>
          </table:table-cell>
          <table:table-cell office:value-type="string" calcext:value-type="string">
            <text:p>---</text:p>
          </table:table-cell>
          <table:table-cell office:value-type="float" office:value="75.22" calcext:value-type="float">
            <text:p>75.2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icu-native.do_fetch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127.22" calcext:value-type="float">
            <text:p>127.22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iso-codes.do_fetch</text:p>
          </table:table-cell>
          <table:table-cell office:value-type="float" office:value="94.35" calcext:value-type="float">
            <text:p>94.35</text:p>
          </table:table-cell>
          <table:table-cell office:value-type="float" office:value="195.18" calcext:value-type="float">
            <text:p>195.18</text:p>
          </table:table-cell>
          <table:table-cell office:value-type="float" office:value="223.96" calcext:value-type="float">
            <text:p>223.96</text:p>
          </table:table-cell>
          <table:table-cell office:value-type="float" office:value="129.4" calcext:value-type="float">
            <text:p>129.4</text:p>
          </table:table-cell>
          <table:table-cell office:value-type="string" calcext:value-type="string">
            <text:p>---</text:p>
          </table:table-cell>
          <table:table-cell office:value-type="float" office:value="192.77" calcext:value-type="float">
            <text:p>192.77</text:p>
          </table:table-cell>
          <table:table-cell office:value-type="float" office:value="207.91" calcext:value-type="float">
            <text:p>207.91</text:p>
          </table:table-cell>
          <table:table-cell office:value-type="string" calcext:value-type="string">
            <text:p>---</text:p>
          </table:table-cell>
          <table:table-cell office:value-type="float" office:value="292.19" calcext:value-type="float">
            <text:p>292.19</text:p>
          </table:table-cell>
        </table:table-row>
        <table:table-row table:style-name="ro1">
          <table:table-cell office:value-type="string" calcext:value-type="string">
            <text:p>libgit2-native.do_fetch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07.29" calcext:value-type="float">
            <text:p>107.29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74.15" calcext:value-type="float">
            <text:p>74.15</text:p>
          </table:table-cell>
          <table:table-cell office:value-type="string" calcext:value-type="string">
            <text:p>---</text:p>
          </table:table-cell>
          <table:table-cell office:value-type="float" office:value="262.05" calcext:value-type="float">
            <text:p>262.05</text:p>
          </table:table-cell>
        </table:table-row>
        <table:table-row table:style-name="ro1">
          <table:table-cell office:value-type="string" calcext:value-type="string">
            <text:p>libtirpc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80.24" calcext:value-type="float">
            <text:p>80.24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btirpc-native.do_fetch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73.49" calcext:value-type="float">
            <text:p>73.49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nux-yocto.do_fetch</text:p>
          </table:table-cell>
          <table:table-cell office:value-type="float" office:value="363.22" calcext:value-type="float">
            <text:p>363.22</text:p>
          </table:table-cell>
          <table:table-cell office:value-type="float" office:value="517.16" calcext:value-type="float">
            <text:p>517.16</text:p>
          </table:table-cell>
          <table:table-cell office:value-type="float" office:value="359.54" calcext:value-type="float">
            <text:p>359.54</text:p>
          </table:table-cell>
          <table:table-cell office:value-type="float" office:value="404.28" calcext:value-type="float">
            <text:p>404.28</text:p>
          </table:table-cell>
          <table:table-cell office:value-type="float" office:value="680.5" calcext:value-type="float">
            <text:p>680.5</text:p>
          </table:table-cell>
          <table:table-cell office:value-type="float" office:value="573.08" calcext:value-type="float">
            <text:p>573.08</text:p>
          </table:table-cell>
          <table:table-cell office:value-type="float" office:value="834.65" calcext:value-type="float">
            <text:p>834.65</text:p>
          </table:table-cell>
          <table:table-cell office:value-type="float" office:value="198.11" calcext:value-type="float">
            <text:p>198.11</text:p>
          </table:table-cell>
          <table:table-cell office:value-type="float" office:value="821.63" calcext:value-type="float">
            <text:p>821.63</text:p>
          </table:table-cell>
        </table:table-row>
        <table:table-row table:style-name="ro1">
          <table:table-cell office:value-type="string" calcext:value-type="string">
            <text:p>llvm-project-source-9.0.1.do_fetch</text:p>
          </table:table-cell>
          <table:table-cell office:value-type="float" office:value="482.89" calcext:value-type="float">
            <text:p>482.89</text:p>
          </table:table-cell>
          <table:table-cell office:value-type="float" office:value="711.54" calcext:value-type="float">
            <text:p>711.54</text:p>
          </table:table-cell>
          <table:table-cell office:value-type="float" office:value="471.46" calcext:value-type="float">
            <text:p>471.46</text:p>
          </table:table-cell>
          <table:table-cell office:value-type="float" office:value="451.33" calcext:value-type="float">
            <text:p>451.33</text:p>
          </table:table-cell>
          <table:table-cell office:value-type="float" office:value="522.47" calcext:value-type="float">
            <text:p>522.47</text:p>
          </table:table-cell>
          <table:table-cell office:value-type="float" office:value="784.22" calcext:value-type="float">
            <text:p>784.22</text:p>
          </table:table-cell>
          <table:table-cell office:value-type="float" office:value="179.28" calcext:value-type="float">
            <text:p>179.28</text:p>
          </table:table-cell>
          <table:table-cell office:value-type="float" office:value="185" calcext:value-type="float">
            <text:p>185</text:p>
          </table:table-cell>
          <table:table-cell office:value-type="float" office:value="907.83" calcext:value-type="float">
            <text:p>907.83</text:p>
          </table:table-cell>
        </table:table-row>
        <table:table-row table:style-name="ro1"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  <table:table-cell office:value-type="float" office:value="169.3" calcext:value-type="float">
            <text:p>169.3</text:p>
          </table:table-cell>
          <table:table-cell table:number-columns-repeated="7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base.do_fetch</text:p>
          </table:table-cell>
          <table:table-cell office:value-type="float" office:value="285.65" calcext:value-type="float">
            <text:p>285.65</text:p>
          </table:table-cell>
          <table:table-cell office:value-type="string" calcext:value-type="string">
            <text:p>---</text:p>
          </table:table-cell>
          <table:table-cell office:value-type="float" office:value="419.67" calcext:value-type="float">
            <text:p>419.67</text:p>
          </table:table-cell>
          <table:table-cell office:value-type="string" calcext:value-type="string">
            <text:p>---</text:p>
          </table:table-cell>
          <table:table-cell office:value-type="float" office:value="369.19" calcext:value-type="float">
            <text:p>369.19</text:p>
          </table:table-cell>
          <table:table-cell office:value-type="float" office:value="529.85" calcext:value-type="float">
            <text:p>529.85</text:p>
          </table:table-cell>
          <table:table-cell office:value-type="float" office:value="96.09" calcext:value-type="float">
            <text:p>96.09</text:p>
          </table:table-cell>
          <table:table-cell office:value-type="float" office:value="85.84" calcext:value-type="float">
            <text:p>85.84</text:p>
          </table:table-cell>
          <table:table-cell office:value-type="float" office:value="447.3" calcext:value-type="float">
            <text:p>447.3</text:p>
          </table:table-cell>
        </table:table-row>
        <table:table-row table:style-name="ro1">
          <table:table-cell office:value-type="string" calcext:value-type="string">
            <text:p>qtbase-native.do_fetch</text:p>
          </table:table-cell>
          <table:table-cell office:value-type="float" office:value="279.87" calcext:value-type="float">
            <text:p>279.87</text:p>
          </table:table-cell>
          <table:table-cell office:value-type="string" calcext:value-type="string">
            <text:p>---</text:p>
          </table:table-cell>
          <table:table-cell office:value-type="float" office:value="419.66" calcext:value-type="float">
            <text:p>419.66</text:p>
          </table:table-cell>
          <table:table-cell office:value-type="string" calcext:value-type="string">
            <text:p>---</text:p>
          </table:table-cell>
          <table:table-cell office:value-type="float" office:value="369.61" calcext:value-type="float">
            <text:p>369.61</text:p>
          </table:table-cell>
          <table:table-cell office:value-type="float" office:value="526.85" calcext:value-type="float">
            <text:p>526.85</text:p>
          </table:table-cell>
          <table:table-cell office:value-type="float" office:value="87.89" calcext:value-type="float">
            <text:p>87.89</text:p>
          </table:table-cell>
          <table:table-cell office:value-type="float" office:value="86.46" calcext:value-type="float">
            <text:p>86.46</text:p>
          </table:table-cell>
          <table:table-cell office:value-type="float" office:value="434.08" calcext:value-type="float">
            <text:p>434.08</text:p>
          </table:table-cell>
        </table:table-row>
        <table:table-row table:style-name="ro1">
          <table:table-cell office:value-type="string" calcext:value-type="string">
            <text:p>qtdeclarative.do_fetch</text:p>
          </table:table-cell>
          <table:table-cell office:value-type="float" office:value="152.04" calcext:value-type="float">
            <text:p>152.04</text:p>
          </table:table-cell>
          <table:table-cell office:value-type="string" calcext:value-type="string">
            <text:p>---</text:p>
          </table:table-cell>
          <table:table-cell office:value-type="float" office:value="141.16" calcext:value-type="float">
            <text:p>141.16</text:p>
          </table:table-cell>
          <table:table-cell office:value-type="string" calcext:value-type="string">
            <text:p>---</text:p>
          </table:table-cell>
          <table:table-cell office:value-type="float" office:value="263.3" calcext:value-type="float">
            <text:p>263.3</text:p>
          </table:table-cell>
          <table:table-cell office:value-type="float" office:value="346.17" calcext:value-type="float">
            <text:p>346.1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63.34" calcext:value-type="float">
            <text:p>263.34</text:p>
          </table:table-cell>
        </table:table-row>
        <table:table-row table:style-name="ro1">
          <table:table-cell office:value-type="string" calcext:value-type="string">
            <text:p>qtdeclarative-native.do_fetch</text:p>
          </table:table-cell>
          <table:table-cell office:value-type="float" office:value="190.46" calcext:value-type="float">
            <text:p>190.46</text:p>
          </table:table-cell>
          <table:table-cell office:value-type="string" calcext:value-type="string">
            <text:p>---</text:p>
          </table:table-cell>
          <table:table-cell office:value-type="float" office:value="166.27" calcext:value-type="float">
            <text:p>166.27</text:p>
          </table:table-cell>
          <table:table-cell office:value-type="string" calcext:value-type="string">
            <text:p>---</text:p>
          </table:table-cell>
          <table:table-cell office:value-type="float" office:value="296.13" calcext:value-type="float">
            <text:p>296.13</text:p>
          </table:table-cell>
          <table:table-cell office:value-type="float" office:value="377.94" calcext:value-type="float">
            <text:p>377.94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340.55" calcext:value-type="float">
            <text:p>340.55</text:p>
          </table:table-cell>
        </table:table-row>
        <table:table-row table:style-name="ro1">
          <table:table-cell office:value-type="string" calcext:value-type="string">
            <text:p>qtlocation.do_fetch</text:p>
          </table:table-cell>
          <table:table-cell office:value-type="float" office:value="230.9" calcext:value-type="float">
            <text:p>230.9</text:p>
          </table:table-cell>
          <table:table-cell office:value-type="float" office:value="540.07" calcext:value-type="float">
            <text:p>540.07</text:p>
          </table:table-cell>
          <table:table-cell office:value-type="float" office:value="294.54" calcext:value-type="float">
            <text:p>294.54</text:p>
          </table:table-cell>
          <table:table-cell office:value-type="float" office:value="257.63" calcext:value-type="float">
            <text:p>257.63</text:p>
          </table:table-cell>
          <table:table-cell office:value-type="float" office:value="423.47" calcext:value-type="float">
            <text:p>423.47</text:p>
          </table:table-cell>
          <table:table-cell office:value-type="float" office:value="557.1" calcext:value-type="float">
            <text:p>557.1</text:p>
          </table:table-cell>
          <table:table-cell office:value-type="float" office:value="111.51" calcext:value-type="float">
            <text:p>111.51</text:p>
          </table:table-cell>
          <table:table-cell office:value-type="float" office:value="83.6" calcext:value-type="float">
            <text:p>83.6</text:p>
          </table:table-cell>
          <table:table-cell office:value-type="float" office:value="472.7" calcext:value-type="float">
            <text:p>472.7</text:p>
          </table:table-cell>
        </table:table-row>
        <table:table-row table:style-name="ro1">
          <table:table-cell office:value-type="string" calcext:value-type="string">
            <text:p>qtmultimedia.do_fetch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02.16" calcext:value-type="float">
            <text:p>202.16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  <table:table-cell office:value-type="float" office:value="169.59" calcext:value-type="float">
            <text:p>169.59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00.76" calcext:value-type="float">
            <text:p>200.76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webengine.do_fetch</text:p>
          </table:table-cell>
          <table:table-cell office:value-type="float" office:value="431.8" calcext:value-type="float">
            <text:p>431.8</text:p>
          </table:table-cell>
          <table:table-cell office:value-type="float" office:value="699.3" calcext:value-type="float">
            <text:p>699.3</text:p>
          </table:table-cell>
          <table:table-cell office:value-type="float" office:value="467.8" calcext:value-type="float">
            <text:p>467.8</text:p>
          </table:table-cell>
          <table:table-cell office:value-type="float" office:value="473.37" calcext:value-type="float">
            <text:p>473.37</text:p>
          </table:table-cell>
          <table:table-cell office:value-type="float" office:value="655.26" calcext:value-type="float">
            <text:p>655.26</text:p>
          </table:table-cell>
          <table:table-cell office:value-type="float" office:value="798.87" calcext:value-type="float">
            <text:p>798.87</text:p>
          </table:table-cell>
          <table:table-cell office:value-type="float" office:value="341.24" calcext:value-type="float">
            <text:p>341.24</text:p>
          </table:table-cell>
          <table:table-cell office:value-type="float" office:value="140.69" calcext:value-type="float">
            <text:p>140.69</text:p>
          </table:table-cell>
          <table:table-cell office:value-type="float" office:value="864.1" calcext:value-type="float">
            <text:p>864.1</text:p>
          </table:table-cell>
        </table:table-row>
        <table:table-row table:style-name="ro1">
          <table:table-cell office:value-type="string" calcext:value-type="string">
            <text:p>qtwebkit.do_fetch</text:p>
          </table:table-cell>
          <table:table-cell office:value-type="float" office:value="155.68" calcext:value-type="float">
            <text:p>155.68</text:p>
          </table:table-cell>
          <table:table-cell office:value-type="float" office:value="376.78" calcext:value-type="float">
            <text:p>376.78</text:p>
          </table:table-cell>
          <table:table-cell office:value-type="float" office:value="157.81" calcext:value-type="float">
            <text:p>157.81</text:p>
          </table:table-cell>
          <table:table-cell office:value-type="float" office:value="181.5" calcext:value-type="float">
            <text:p>181.5</text:p>
          </table:table-cell>
          <table:table-cell office:value-type="float" office:value="288.1" calcext:value-type="float">
            <text:p>288.1</text:p>
          </table:table-cell>
          <table:table-cell office:value-type="float" office:value="401.57" calcext:value-type="float">
            <text:p>401.5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66.82" calcext:value-type="float">
            <text:p>266.82</text:p>
          </table:table-cell>
        </table:table-row>
        <table:table-row table:style-name="ro1">
          <table:table-cell office:value-type="string" calcext:value-type="string">
            <text:p>rpm.do_fetch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4.19" calcext:value-type="float">
            <text:p>114.19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66.94" calcext:value-type="float">
            <text:p>166.94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pm-native.do_fetch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09.64" calcext:value-type="float">
            <text:p>109.64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93" calcext:value-type="float">
            <text:p>93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webkitgtk.do_fetch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08.82" calcext:value-type="float">
            <text:p>208.8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85.94" calcext:value-type="float">
            <text:p>385.94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514.62" calcext:value-type="float">
            <text:p>514.62</text:p>
          </table:table-cell>
          <table:table-cell office:value-type="float" office:value="769.29" calcext:value-type="float">
            <text:p>769.29</text:p>
          </table:table-cell>
          <table:table-cell office:value-type="float" office:value="521.1" calcext:value-type="float">
            <text:p>521.1</text:p>
          </table:table-cell>
          <table:table-cell office:value-type="float" office:value="526.42" calcext:value-type="float">
            <text:p>526.42</text:p>
          </table:table-cell>
          <table:table-cell office:value-type="float" office:value="766.71" calcext:value-type="float">
            <text:p>766.71</text:p>
          </table:table-cell>
          <table:table-cell office:value-type="float" office:value="864.86" calcext:value-type="float">
            <text:p>864.86</text:p>
          </table:table-cell>
          <table:table-cell office:value-type="float" office:value="1124.56" calcext:value-type="float">
            <text:p>1124.56</text:p>
          </table:table-cell>
          <table:table-cell office:value-type="float" office:value="234.49" calcext:value-type="float">
            <text:p>234.49</text:p>
          </table:table-cell>
          <table:table-cell office:value-type="float" office:value="1083.15" calcext:value-type="float">
            <text:p>1083.15</text:p>
          </table:table-cell>
        </table:table-row>
      </table:table>
      <table:table table:name="table.top20s.builds" table:style-name="ta1">
        <table:table-column table:style-name="co45" table:default-cell-style-name="Default"/>
        <table:table-column table:style-name="co37" table:number-columns-repeated="4" table:default-cell-style-name="Default"/>
        <table:table-column table:style-name="co38" table:number-columns-repeated="4" table:default-cell-style-name="Default"/>
        <table:table-column table:style-name="co39" table:number-columns-repeated="4" table:default-cell-style-name="Default"/>
        <table:table-column table:style-name="co40" table:number-columns-repeated="4" table:default-cell-style-name="Default"/>
        <table:table-column table:style-name="co39" table:number-columns-repeated="4" table:default-cell-style-name="Default"/>
        <table:table-column table:style-name="co40" table:number-columns-repeated="4" table:default-cell-style-name="Default"/>
        <table:table-column table:style-name="co41" table:number-columns-repeated="3" table:default-cell-style-name="Default"/>
        <table:table-column table:style-name="co42" table:number-columns-repeated="4" table:default-cell-style-name="Default"/>
        <table:table-column table:style-name="co43" table:number-columns-repeated="4" table:default-cell-style-name="Default"/>
        <table:table-row table:style-name="ro1">
          <table:table-cell office:value-type="string" calcext:value-type="string">
            <text:p>task</text:p>
          </table:table-cell>
          <table:table-cell table:number-columns-repeated="4" office:value-type="string" calcext:value-type="string">
            <text:p>dual-Xeon-E5-2670-8-channels</text:p>
          </table:table-cell>
          <table:table-cell table:number-columns-repeated="4" office:value-type="string" calcext:value-type="string">
            <text:p>dual-Xeon-E5-2698-v4-4-channels-no-journal</text:p>
          </table:table-cell>
          <table:table-cell table:number-columns-repeated="4" office:value-type="string" calcext:value-type="string">
            <text:p>dual-Xeon-E5-2698-v4-4-channels-tmpfs</text:p>
          </table:table-cell>
          <table:table-cell table:number-columns-repeated="4" office:value-type="string" calcext:value-type="string">
            <text:p>dual-Xeon-E5-2698-v4-4-channels</text:p>
          </table:table-cell>
          <table:table-cell table:number-columns-repeated="4" office:value-type="string" calcext:value-type="string">
            <text:p>dual-Xeon-E5-2699-v3-8-channels-tmpfs</text:p>
          </table:table-cell>
          <table:table-cell table:number-columns-repeated="4" office:value-type="string" calcext:value-type="string">
            <text:p>dual-Xeon-E5-2699-v3-8-channels</text:p>
          </table:table-cell>
          <table:table-cell table:number-columns-repeated="3" office:value-type="string" calcext:value-type="string">
            <text:p>ryzen-5-1600AF</text:p>
          </table:table-cell>
          <table:table-cell table:number-columns-repeated="4" office:value-type="string" calcext:value-type="string">
            <text:p>threadripper-2990wx-128gb</text:p>
          </table:table-cell>
          <table:table-cell table:number-columns-repeated="4" office:value-type="string" calcext:value-type="string">
            <text:p>threadripper-3970x-64gb</text:p>
          </table:table-cell>
        </table:table-row>
        <table:table-row table:style-name="ro1">
          <table:table-cell office:value-type="string" calcext:value-type="string">
            <text:p>sec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7-build-2-bb</text:p>
          </table:table-cell>
        </table:table-row>
        <table:table-row table:style-name="ro1"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  <table:table-cell office:value-type="float" office:value="510.28" calcext:value-type="float">
            <text:p>510.2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24.18" calcext:value-type="float">
            <text:p>424.1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74.32" calcext:value-type="float">
            <text:p>474.3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478.73" calcext:value-type="float">
            <text:p>478.7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515.9" calcext:value-type="float">
            <text:p>515.9</text:p>
          </table:table-cell>
          <table:table-cell office:value-type="string" calcext:value-type="string">
            <text:p>---</text:p>
          </table:table-cell>
          <table:table-cell office:value-type="float" office:value="143.27" calcext:value-type="float">
            <text:p>143.2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36.9" calcext:value-type="float">
            <text:p>136.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3.77" calcext:value-type="float">
            <text:p>293.77</text:p>
          </table:table-cell>
          <table:table-cell office:value-type="float" office:value="250.37" calcext:value-type="float">
            <text:p>250.3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88.2" calcext:value-type="float">
            <text:p>188.2</text:p>
          </table:table-cell>
          <table:table-cell office:value-type="float" office:value="315.61" calcext:value-type="float">
            <text:p>315.61</text:p>
          </table:table-cell>
          <table:table-cell office:value-type="float" office:value="274.93" calcext:value-type="float">
            <text:p>274.93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  <table:table-cell office:value-type="float" office:value="489.34" calcext:value-type="float">
            <text:p>489.3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5.42" calcext:value-type="float">
            <text:p>275.42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55.67" calcext:value-type="float">
            <text:p>255.6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50.96" calcext:value-type="float">
            <text:p>250.9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7.43" calcext:value-type="float">
            <text:p>307.43</text:p>
          </table:table-cell>
          <table:table-cell table:number-columns-repeated="13" office:value-type="string" calcext:value-type="string">
            <text:p>---</text:p>
          </table:table-cell>
          <table:table-cell office:value-type="float" office:value="145.24" calcext:value-type="float">
            <text:p>145.24</text:p>
          </table:table-cell>
          <table:table-cell office:value-type="float" office:value="135.48" calcext:value-type="float">
            <text:p>135.48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airo.do_configure</text:p>
          </table:table-cell>
          <table:table-cell table:number-columns-repeated="23" office:value-type="string" calcext:value-type="string">
            <text:p>---</text:p>
          </table:table-cell>
          <table:table-cell office:value-type="float" office:value="159.2" calcext:value-type="float">
            <text:p>159.2</text:p>
          </table:table-cell>
          <table:table-cell table:number-columns-repeated="1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argo-native.do_compile</text:p>
          </table:table-cell>
          <table:table-cell office:value-type="float" office:value="715.72" calcext:value-type="float">
            <text:p>715.72</text:p>
          </table:table-cell>
          <table:table-cell office:value-type="float" office:value="411.79" calcext:value-type="float">
            <text:p>411.79</text:p>
          </table:table-cell>
          <table:table-cell office:value-type="float" office:value="741.54" calcext:value-type="float">
            <text:p>741.54</text:p>
          </table:table-cell>
          <table:table-cell office:value-type="float" office:value="161.47" calcext:value-type="float">
            <text:p>161.4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22.87" calcext:value-type="float">
            <text:p>122.8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6.76" calcext:value-type="float">
            <text:p>116.7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8.82" calcext:value-type="float">
            <text:p>118.82</text:p>
          </table:table-cell>
          <table:table-cell office:value-type="string" calcext:value-type="string">
            <text:p>---</text:p>
          </table:table-cell>
          <table:table-cell office:value-type="float" office:value="605.22" calcext:value-type="float">
            <text:p>605.22</text:p>
          </table:table-cell>
          <table:table-cell office:value-type="string" calcext:value-type="string">
            <text:p>---</text:p>
          </table:table-cell>
          <table:table-cell office:value-type="float" office:value="121.91" calcext:value-type="float">
            <text:p>121.91</text:p>
          </table:table-cell>
          <table:table-cell office:value-type="string" calcext:value-type="string">
            <text:p>---</text:p>
          </table:table-cell>
          <table:table-cell office:value-type="float" office:value="665.49" calcext:value-type="float">
            <text:p>665.49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286.51" calcext:value-type="float">
            <text:p>286.51</text:p>
          </table:table-cell>
          <table:table-cell office:value-type="float" office:value="292.34" calcext:value-type="float">
            <text:p>292.34</text:p>
          </table:table-cell>
          <table:table-cell office:value-type="float" office:value="316.18" calcext:value-type="float">
            <text:p>316.18</text:p>
          </table:table-cell>
          <table:table-cell office:value-type="string" calcext:value-type="string">
            <text:p>---</text:p>
          </table:table-cell>
          <table:table-cell office:value-type="float" office:value="278.29" calcext:value-type="float">
            <text:p>278.29</text:p>
          </table:table-cell>
          <table:table-cell office:value-type="float" office:value="185.83" calcext:value-type="float">
            <text:p>185.83</text:p>
          </table:table-cell>
          <table:table-cell office:value-type="float" office:value="256.21" calcext:value-type="float">
            <text:p>256.2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bindgen-native.do_compile</text:p>
          </table:table-cell>
          <table:table-cell office:value-type="float" office:value="579.4" calcext:value-type="float">
            <text:p>579.4</text:p>
          </table:table-cell>
          <table:table-cell table:number-columns-repeated="16" office:value-type="string" calcext:value-type="string">
            <text:p>---</text:p>
          </table:table-cell>
          <table:table-cell office:value-type="float" office:value="313.44" calcext:value-type="float">
            <text:p>313.4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8.17" calcext:value-type="float">
            <text:p>308.17</text:p>
          </table:table-cell>
          <table:table-cell table:number-columns-repeated="10" office:value-type="string" calcext:value-type="string">
            <text:p>---</text:p>
          </table:table-cell>
          <table:table-cell office:value-type="float" office:value="151.22" calcext:value-type="float">
            <text:p>151.22</text:p>
          </table:table-cell>
          <table:table-cell office:value-type="float" office:value="141.22" calcext:value-type="float">
            <text:p>141.22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chromium-x11.do_compile</text:p>
          </table:table-cell>
          <table:table-cell office:value-type="float" office:value="14134.65" calcext:value-type="float">
            <text:p>14134.65</text:p>
          </table:table-cell>
          <table:table-cell office:value-type="float" office:value="11325.64" calcext:value-type="float">
            <text:p>11325.64</text:p>
          </table:table-cell>
          <table:table-cell office:value-type="float" office:value="13993.14" calcext:value-type="float">
            <text:p>13993.14</text:p>
          </table:table-cell>
          <table:table-cell office:value-type="float" office:value="7543.27" calcext:value-type="float">
            <text:p>7543.27</text:p>
          </table:table-cell>
          <table:table-cell office:value-type="float" office:value="4565.58" calcext:value-type="float">
            <text:p>4565.58</text:p>
          </table:table-cell>
          <table:table-cell office:value-type="float" office:value="4095.65" calcext:value-type="float">
            <text:p>4095.65</text:p>
          </table:table-cell>
          <table:table-cell office:value-type="float" office:value="4591.3" calcext:value-type="float">
            <text:p>4591.3</text:p>
          </table:table-cell>
          <table:table-cell office:value-type="float" office:value="2478.6" calcext:value-type="float">
            <text:p>2478.6</text:p>
          </table:table-cell>
          <table:table-cell office:value-type="float" office:value="4632.49" calcext:value-type="float">
            <text:p>4632.49</text:p>
          </table:table-cell>
          <table:table-cell office:value-type="float" office:value="3430.07" calcext:value-type="float">
            <text:p>3430.07</text:p>
          </table:table-cell>
          <table:table-cell office:value-type="float" office:value="4579.21" calcext:value-type="float">
            <text:p>4579.21</text:p>
          </table:table-cell>
          <table:table-cell office:value-type="float" office:value="2484.41" calcext:value-type="float">
            <text:p>2484.41</text:p>
          </table:table-cell>
          <table:table-cell office:value-type="float" office:value="4627.87" calcext:value-type="float">
            <text:p>4627.87</text:p>
          </table:table-cell>
          <table:table-cell office:value-type="float" office:value="3057.47" calcext:value-type="float">
            <text:p>3057.47</text:p>
          </table:table-cell>
          <table:table-cell office:value-type="float" office:value="4554.71" calcext:value-type="float">
            <text:p>4554.71</text:p>
          </table:table-cell>
          <table:table-cell office:value-type="float" office:value="2485.07" calcext:value-type="float">
            <text:p>2485.07</text:p>
          </table:table-cell>
          <table:table-cell office:value-type="float" office:value="5790.72" calcext:value-type="float">
            <text:p>5790.72</text:p>
          </table:table-cell>
          <table:table-cell office:value-type="float" office:value="4859.7" calcext:value-type="float">
            <text:p>4859.7</text:p>
          </table:table-cell>
          <table:table-cell office:value-type="float" office:value="5766.18" calcext:value-type="float">
            <text:p>5766.18</text:p>
          </table:table-cell>
          <table:table-cell office:value-type="float" office:value="3110.15" calcext:value-type="float">
            <text:p>3110.15</text:p>
          </table:table-cell>
          <table:table-cell office:value-type="float" office:value="5774.95" calcext:value-type="float">
            <text:p>5774.95</text:p>
          </table:table-cell>
          <table:table-cell office:value-type="float" office:value="3605.65" calcext:value-type="float">
            <text:p>3605.65</text:p>
          </table:table-cell>
          <table:table-cell office:value-type="float" office:value="5750.11" calcext:value-type="float">
            <text:p>5750.11</text:p>
          </table:table-cell>
          <table:table-cell office:value-type="float" office:value="3102.05" calcext:value-type="float">
            <text:p>3102.05</text:p>
          </table:table-cell>
          <table:table-cell office:value-type="float" office:value="24719.87" calcext:value-type="float">
            <text:p>24719.87</text:p>
          </table:table-cell>
          <table:table-cell office:value-type="float" office:value="24165.89" calcext:value-type="float">
            <text:p>24165.89</text:p>
          </table:table-cell>
          <table:table-cell office:value-type="float" office:value="13567.36" calcext:value-type="float">
            <text:p>13567.36</text:p>
          </table:table-cell>
          <table:table-cell office:value-type="float" office:value="6424.14" calcext:value-type="float">
            <text:p>6424.14</text:p>
          </table:table-cell>
          <table:table-cell office:value-type="float" office:value="4789.55" calcext:value-type="float">
            <text:p>4789.55</text:p>
          </table:table-cell>
          <table:table-cell office:value-type="float" office:value="6321.69" calcext:value-type="float">
            <text:p>6321.69</text:p>
          </table:table-cell>
          <table:table-cell office:value-type="float" office:value="3074.84" calcext:value-type="float">
            <text:p>3074.84</text:p>
          </table:table-cell>
          <table:table-cell office:value-type="float" office:value="4087.97" calcext:value-type="float">
            <text:p>4087.97</text:p>
          </table:table-cell>
          <table:table-cell office:value-type="float" office:value="2761.33" calcext:value-type="float">
            <text:p>2761.33</text:p>
          </table:table-cell>
          <table:table-cell office:value-type="float" office:value="4030.35" calcext:value-type="float">
            <text:p>4030.35</text:p>
          </table:table-cell>
          <table:table-cell office:value-type="float" office:value="1880.14" calcext:value-type="float">
            <text:p>1880.14</text:p>
          </table:table-cell>
        </table:table-row>
        <table:table-row table:style-name="ro1">
          <table:table-cell office:value-type="string" calcext:value-type="string">
            <text:p>clang-native.do_compile</text:p>
          </table:table-cell>
          <table:table-cell office:value-type="float" office:value="3193.04" calcext:value-type="float">
            <text:p>3193.04</text:p>
          </table:table-cell>
          <table:table-cell office:value-type="float" office:value="3542.3" calcext:value-type="float">
            <text:p>3542.3</text:p>
          </table:table-cell>
          <table:table-cell office:value-type="float" office:value="2837.09" calcext:value-type="float">
            <text:p>2837.09</text:p>
          </table:table-cell>
          <table:table-cell office:value-type="float" office:value="2461.43" calcext:value-type="float">
            <text:p>2461.43</text:p>
          </table:table-cell>
          <table:table-cell office:value-type="float" office:value="867.21" calcext:value-type="float">
            <text:p>867.21</text:p>
          </table:table-cell>
          <table:table-cell office:value-type="float" office:value="780.42" calcext:value-type="float">
            <text:p>780.42</text:p>
          </table:table-cell>
          <table:table-cell office:value-type="float" office:value="781.96" calcext:value-type="float">
            <text:p>781.96</text:p>
          </table:table-cell>
          <table:table-cell office:value-type="float" office:value="656.82" calcext:value-type="float">
            <text:p>656.82</text:p>
          </table:table-cell>
          <table:table-cell office:value-type="float" office:value="900.88" calcext:value-type="float">
            <text:p>900.88</text:p>
          </table:table-cell>
          <table:table-cell office:value-type="float" office:value="833.16" calcext:value-type="float">
            <text:p>833.16</text:p>
          </table:table-cell>
          <table:table-cell office:value-type="float" office:value="786.91" calcext:value-type="float">
            <text:p>786.91</text:p>
          </table:table-cell>
          <table:table-cell office:value-type="float" office:value="683.29" calcext:value-type="float">
            <text:p>683.29</text:p>
          </table:table-cell>
          <table:table-cell office:value-type="float" office:value="904.15" calcext:value-type="float">
            <text:p>904.15</text:p>
          </table:table-cell>
          <table:table-cell office:value-type="float" office:value="834.15" calcext:value-type="float">
            <text:p>834.15</text:p>
          </table:table-cell>
          <table:table-cell office:value-type="float" office:value="799.71" calcext:value-type="float">
            <text:p>799.71</text:p>
          </table:table-cell>
          <table:table-cell office:value-type="float" office:value="681.93" calcext:value-type="float">
            <text:p>681.93</text:p>
          </table:table-cell>
          <table:table-cell office:value-type="float" office:value="1101.03" calcext:value-type="float">
            <text:p>1101.03</text:p>
          </table:table-cell>
          <table:table-cell office:value-type="float" office:value="1056.22" calcext:value-type="float">
            <text:p>1056.22</text:p>
          </table:table-cell>
          <table:table-cell office:value-type="float" office:value="986.53" calcext:value-type="float">
            <text:p>986.53</text:p>
          </table:table-cell>
          <table:table-cell office:value-type="float" office:value="942.16" calcext:value-type="float">
            <text:p>942.16</text:p>
          </table:table-cell>
          <table:table-cell office:value-type="float" office:value="1092.48" calcext:value-type="float">
            <text:p>1092.48</text:p>
          </table:table-cell>
          <table:table-cell office:value-type="float" office:value="783.47" calcext:value-type="float">
            <text:p>783.47</text:p>
          </table:table-cell>
          <table:table-cell office:value-type="float" office:value="985.59" calcext:value-type="float">
            <text:p>985.59</text:p>
          </table:table-cell>
          <table:table-cell office:value-type="float" office:value="860.37" calcext:value-type="float">
            <text:p>860.37</text:p>
          </table:table-cell>
          <table:table-cell office:value-type="float" office:value="5932.45" calcext:value-type="float">
            <text:p>5932.45</text:p>
          </table:table-cell>
          <table:table-cell office:value-type="float" office:value="6675.66" calcext:value-type="float">
            <text:p>6675.66</text:p>
          </table:table-cell>
          <table:table-cell office:value-type="float" office:value="3397.07" calcext:value-type="float">
            <text:p>3397.07</text:p>
          </table:table-cell>
          <table:table-cell office:value-type="float" office:value="1657.23" calcext:value-type="float">
            <text:p>1657.23</text:p>
          </table:table-cell>
          <table:table-cell office:value-type="float" office:value="1825.49" calcext:value-type="float">
            <text:p>1825.49</text:p>
          </table:table-cell>
          <table:table-cell office:value-type="float" office:value="1597.42" calcext:value-type="float">
            <text:p>1597.42</text:p>
          </table:table-cell>
          <table:table-cell office:value-type="float" office:value="713.54" calcext:value-type="float">
            <text:p>713.54</text:p>
          </table:table-cell>
          <table:table-cell office:value-type="float" office:value="824.9" calcext:value-type="float">
            <text:p>824.9</text:p>
          </table:table-cell>
          <table:table-cell office:value-type="float" office:value="613.35" calcext:value-type="float">
            <text:p>613.35</text:p>
          </table:table-cell>
          <table:table-cell office:value-type="float" office:value="652.57" calcext:value-type="float">
            <text:p>652.57</text:p>
          </table:table-cell>
          <table:table-cell office:value-type="float" office:value="361.62" calcext:value-type="float">
            <text:p>361.62</text:p>
          </table:table-cell>
        </table:table-row>
        <table:table-row table:style-name="ro1">
          <table:table-cell office:value-type="string" calcext:value-type="string">
            <text:p>clang-native.do_populate_sysroot</text:p>
          </table:table-cell>
          <table:table-cell table:number-columns-repeated="30" office:value-type="string" calcext:value-type="string">
            <text:p>---</text:p>
          </table:table-cell>
          <table:table-cell office:value-type="float" office:value="162.95" calcext:value-type="float">
            <text:p>162.9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98.93" calcext:value-type="float">
            <text:p>98.93</text:p>
          </table:table-cell>
        </table:table-row>
        <table:table-row table:style-name="ro1">
          <table:table-cell office:value-type="string" calcext:value-type="string">
            <text:p>core-image-sato.do_rootfs</text:p>
          </table:table-cell>
          <table:table-cell table:number-columns-repeated="11" office:value-type="string" calcext:value-type="string">
            <text:p>---</text:p>
          </table:table-cell>
          <table:table-cell office:value-type="float" office:value="115.69" calcext:value-type="float">
            <text:p>115.69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4.96" calcext:value-type="float">
            <text:p>114.96</text:p>
          </table:table-cell>
          <table:table-cell table:number-columns-repeated="19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firefox.do_compile</text:p>
          </table:table-cell>
          <table:table-cell office:value-type="float" office:value="2305.69" calcext:value-type="float">
            <text:p>2305.69</text:p>
          </table:table-cell>
          <table:table-cell office:value-type="float" office:value="2242.72" calcext:value-type="float">
            <text:p>2242.72</text:p>
          </table:table-cell>
          <table:table-cell office:value-type="float" office:value="2479.17" calcext:value-type="float">
            <text:p>2479.17</text:p>
          </table:table-cell>
          <table:table-cell office:value-type="float" office:value="2165.69" calcext:value-type="float">
            <text:p>2165.69</text:p>
          </table:table-cell>
          <table:table-cell office:value-type="float" office:value="738.5" calcext:value-type="float">
            <text:p>738.5</text:p>
          </table:table-cell>
          <table:table-cell office:value-type="float" office:value="712.84" calcext:value-type="float">
            <text:p>712.84</text:p>
          </table:table-cell>
          <table:table-cell office:value-type="float" office:value="721.6" calcext:value-type="float">
            <text:p>721.6</text:p>
          </table:table-cell>
          <table:table-cell office:value-type="float" office:value="1599.69" calcext:value-type="float">
            <text:p>1599.69</text:p>
          </table:table-cell>
          <table:table-cell office:value-type="float" office:value="720.22" calcext:value-type="float">
            <text:p>720.22</text:p>
          </table:table-cell>
          <table:table-cell office:value-type="float" office:value="728.48" calcext:value-type="float">
            <text:p>728.48</text:p>
          </table:table-cell>
          <table:table-cell office:value-type="float" office:value="713.64" calcext:value-type="float">
            <text:p>713.64</text:p>
          </table:table-cell>
          <table:table-cell office:value-type="float" office:value="1593.29" calcext:value-type="float">
            <text:p>1593.29</text:p>
          </table:table-cell>
          <table:table-cell office:value-type="float" office:value="711.34" calcext:value-type="float">
            <text:p>711.34</text:p>
          </table:table-cell>
          <table:table-cell office:value-type="float" office:value="713.21" calcext:value-type="float">
            <text:p>713.21</text:p>
          </table:table-cell>
          <table:table-cell office:value-type="float" office:value="706.65" calcext:value-type="float">
            <text:p>706.65</text:p>
          </table:table-cell>
          <table:table-cell office:value-type="float" office:value="1616.18" calcext:value-type="float">
            <text:p>1616.18</text:p>
          </table:table-cell>
          <table:table-cell office:value-type="float" office:value="763.2" calcext:value-type="float">
            <text:p>763.2</text:p>
          </table:table-cell>
          <table:table-cell office:value-type="float" office:value="1822.01" calcext:value-type="float">
            <text:p>1822.01</text:p>
          </table:table-cell>
          <table:table-cell office:value-type="float" office:value="757.98" calcext:value-type="float">
            <text:p>757.98</text:p>
          </table:table-cell>
          <table:table-cell office:value-type="float" office:value="1798.57" calcext:value-type="float">
            <text:p>1798.57</text:p>
          </table:table-cell>
          <table:table-cell office:value-type="float" office:value="773.7" calcext:value-type="float">
            <text:p>773.7</text:p>
          </table:table-cell>
          <table:table-cell office:value-type="float" office:value="1825.08" calcext:value-type="float">
            <text:p>1825.08</text:p>
          </table:table-cell>
          <table:table-cell office:value-type="float" office:value="777.11" calcext:value-type="float">
            <text:p>777.11</text:p>
          </table:table-cell>
          <table:table-cell office:value-type="float" office:value="1803.83" calcext:value-type="float">
            <text:p>1803.83</text:p>
          </table:table-cell>
          <table:table-cell office:value-type="float" office:value="4117.87" calcext:value-type="float">
            <text:p>4117.87</text:p>
          </table:table-cell>
          <table:table-cell office:value-type="float" office:value="5503.65" calcext:value-type="float">
            <text:p>5503.65</text:p>
          </table:table-cell>
          <table:table-cell office:value-type="float" office:value="2074.22" calcext:value-type="float">
            <text:p>2074.22</text:p>
          </table:table-cell>
          <table:table-cell office:value-type="float" office:value="1546.71" calcext:value-type="float">
            <text:p>1546.71</text:p>
          </table:table-cell>
          <table:table-cell office:value-type="float" office:value="1254.36" calcext:value-type="float">
            <text:p>1254.36</text:p>
          </table:table-cell>
          <table:table-cell office:value-type="float" office:value="1801.85" calcext:value-type="float">
            <text:p>1801.85</text:p>
          </table:table-cell>
          <table:table-cell office:value-type="float" office:value="1656.17" calcext:value-type="float">
            <text:p>1656.17</text:p>
          </table:table-cell>
          <table:table-cell office:value-type="float" office:value="1317.14" calcext:value-type="float">
            <text:p>1317.14</text:p>
          </table:table-cell>
          <table:table-cell office:value-type="float" office:value="1135.7" calcext:value-type="float">
            <text:p>1135.7</text:p>
          </table:table-cell>
          <table:table-cell office:value-type="float" office:value="1346.85" calcext:value-type="float">
            <text:p>1346.85</text:p>
          </table:table-cell>
          <table:table-cell office:value-type="float" office:value="1008.38" calcext:value-type="float">
            <text:p>1008.38</text:p>
          </table:table-cell>
        </table:table-row>
        <table:table-row table:style-name="ro1">
          <table:table-cell office:value-type="string" calcext:value-type="string">
            <text:p>gcc-runtime.do_configure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96.96" calcext:value-type="float">
            <text:p>296.96</text:p>
          </table:table-cell>
          <table:table-cell office:value-type="string" calcext:value-type="string">
            <text:p>---</text:p>
          </table:table-cell>
          <table:table-cell office:value-type="float" office:value="313.77" calcext:value-type="float">
            <text:p>313.7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5.95" calcext:value-type="float">
            <text:p>305.9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6.88" calcext:value-type="float">
            <text:p>296.88</text:p>
          </table:table-cell>
          <table:table-cell office:value-type="string" calcext:value-type="string">
            <text:p>---</text:p>
          </table:table-cell>
          <table:table-cell office:value-type="float" office:value="300.03" calcext:value-type="float">
            <text:p>300.03</text:p>
          </table:table-cell>
          <table:table-cell office:value-type="string" calcext:value-type="string">
            <text:p>---</text:p>
          </table:table-cell>
          <table:table-cell office:value-type="float" office:value="334.03" calcext:value-type="float">
            <text:p>334.03</text:p>
          </table:table-cell>
          <table:table-cell office:value-type="string" calcext:value-type="string">
            <text:p>---</text:p>
          </table:table-cell>
          <table:table-cell office:value-type="float" office:value="347.48" calcext:value-type="float">
            <text:p>347.48</text:p>
          </table:table-cell>
          <table:table-cell office:value-type="string" calcext:value-type="string">
            <text:p>---</text:p>
          </table:table-cell>
          <table:table-cell office:value-type="float" office:value="317.12" calcext:value-type="float">
            <text:p>317.12</text:p>
          </table:table-cell>
          <table:table-cell table:number-columns-repeated="1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ettext-native.do_configure</text:p>
          </table:table-cell>
          <table:table-cell office:value-type="float" office:value="589.97" calcext:value-type="float">
            <text:p>589.97</text:p>
          </table:table-cell>
          <table:table-cell office:value-type="string" calcext:value-type="string">
            <text:p>---</text:p>
          </table:table-cell>
          <table:table-cell office:value-type="float" office:value="532.45" calcext:value-type="float">
            <text:p>532.4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43.15" calcext:value-type="float">
            <text:p>243.15</text:p>
          </table:table-cell>
          <table:table-cell office:value-type="float" office:value="138.87" calcext:value-type="float">
            <text:p>138.87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39.3" calcext:value-type="float">
            <text:p>239.3</text:p>
          </table:table-cell>
          <table:table-cell office:value-type="float" office:value="148.3" calcext:value-type="float">
            <text:p>148.3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44.87" calcext:value-type="float">
            <text:p>244.87</text:p>
          </table:table-cell>
          <table:table-cell office:value-type="float" office:value="142.45" calcext:value-type="float">
            <text:p>142.45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71.37" calcext:value-type="float">
            <text:p>271.37</text:p>
          </table:table-cell>
          <table:table-cell office:value-type="float" office:value="120.65" calcext:value-type="float">
            <text:p>120.6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9.34" calcext:value-type="float">
            <text:p>119.34</text:p>
          </table:table-cell>
          <table:table-cell table:number-columns-repeated="1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libc-locale.do_package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364.41" calcext:value-type="float">
            <text:p>364.41</text:p>
          </table:table-cell>
          <table:table-cell office:value-type="string" calcext:value-type="string">
            <text:p>---</text:p>
          </table:table-cell>
          <table:table-cell office:value-type="float" office:value="379.22" calcext:value-type="float">
            <text:p>379.22</text:p>
          </table:table-cell>
          <table:table-cell office:value-type="string" calcext:value-type="string">
            <text:p>---</text:p>
          </table:table-cell>
          <table:table-cell office:value-type="float" office:value="375.89" calcext:value-type="float">
            <text:p>375.89</text:p>
          </table:table-cell>
          <table:table-cell office:value-type="string" calcext:value-type="string">
            <text:p>---</text:p>
          </table:table-cell>
          <table:table-cell office:value-type="float" office:value="382.53" calcext:value-type="float">
            <text:p>382.53</text:p>
          </table:table-cell>
          <table:table-cell office:value-type="float" office:value="115.83" calcext:value-type="float">
            <text:p>115.83</text:p>
          </table:table-cell>
          <table:table-cell office:value-type="float" office:value="354.87" calcext:value-type="float">
            <text:p>354.87</text:p>
          </table:table-cell>
          <table:table-cell office:value-type="string" calcext:value-type="string">
            <text:p>---</text:p>
          </table:table-cell>
          <table:table-cell office:value-type="float" office:value="354.3" calcext:value-type="float">
            <text:p>354.3</text:p>
          </table:table-cell>
          <table:table-cell office:value-type="float" office:value="115.66" calcext:value-type="float">
            <text:p>115.66</text:p>
          </table:table-cell>
          <table:table-cell office:value-type="float" office:value="400.4" calcext:value-type="float">
            <text:p>400.4</text:p>
          </table:table-cell>
          <table:table-cell office:value-type="string" calcext:value-type="string">
            <text:p>---</text:p>
          </table:table-cell>
          <table:table-cell office:value-type="float" office:value="428.95" calcext:value-type="float">
            <text:p>428.95</text:p>
          </table:table-cell>
          <table:table-cell office:value-type="string" calcext:value-type="string">
            <text:p>---</text:p>
          </table:table-cell>
          <table:table-cell office:value-type="float" office:value="427.14" calcext:value-type="float">
            <text:p>427.14</text:p>
          </table:table-cell>
          <table:table-cell office:value-type="string" calcext:value-type="string">
            <text:p>---</text:p>
          </table:table-cell>
          <table:table-cell office:value-type="float" office:value="420.33" calcext:value-type="float">
            <text:p>420.33</text:p>
          </table:table-cell>
          <table:table-cell office:value-type="float" office:value="115.54" calcext:value-type="float">
            <text:p>115.54</text:p>
          </table:table-cell>
          <table:table-cell office:value-type="float" office:value="843.48" calcext:value-type="float">
            <text:p>843.48</text:p>
          </table:table-cell>
          <table:table-cell office:value-type="float" office:value="827.89" calcext:value-type="float">
            <text:p>827.89</text:p>
          </table:table-cell>
          <table:table-cell office:value-type="string" calcext:value-type="string">
            <text:p>---</text:p>
          </table:table-cell>
          <table:table-cell office:value-type="float" office:value="455.07" calcext:value-type="float">
            <text:p>455.07</text:p>
          </table:table-cell>
          <table:table-cell office:value-type="float" office:value="279.35" calcext:value-type="float">
            <text:p>279.35</text:p>
          </table:table-cell>
          <table:table-cell office:value-type="float" office:value="455.68" calcext:value-type="float">
            <text:p>455.68</text:p>
          </table:table-cell>
          <table:table-cell office:value-type="float" office:value="175.78" calcext:value-type="float">
            <text:p>175.78</text:p>
          </table:table-cell>
          <table:table-cell office:value-type="float" office:value="301.78" calcext:value-type="float">
            <text:p>301.78</text:p>
          </table:table-cell>
          <table:table-cell office:value-type="float" office:value="171.09" calcext:value-type="float">
            <text:p>171.09</text:p>
          </table:table-cell>
          <table:table-cell office:value-type="float" office:value="308.95" calcext:value-type="float">
            <text:p>308.95</text:p>
          </table:table-cell>
          <table:table-cell office:value-type="float" office:value="120.05" calcext:value-type="float">
            <text:p>120.05</text:p>
          </table:table-cell>
        </table:table-row>
        <table:table-row table:style-name="ro1">
          <table:table-cell office:value-type="string" calcext:value-type="string">
            <text:p>gn-native.do_unpack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27.39" calcext:value-type="float">
            <text:p>127.39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14.98" calcext:value-type="float">
            <text:p>114.98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391.96" calcext:value-type="float">
            <text:p>391.96</text:p>
          </table:table-cell>
          <table:table-cell office:value-type="string" calcext:value-type="string">
            <text:p>---</text:p>
          </table:table-cell>
          <table:table-cell office:value-type="float" office:value="164.57" calcext:value-type="float">
            <text:p>164.57</text:p>
          </table:table-cell>
          <table:table-cell table:number-columns-repeated="1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nome-themes-standard.do_install</text:p>
          </table:table-cell>
          <table:table-cell office:value-type="float" office:value="836.39" calcext:value-type="float">
            <text:p>836.39</text:p>
          </table:table-cell>
          <table:table-cell office:value-type="float" office:value="993.97" calcext:value-type="float">
            <text:p>993.97</text:p>
          </table:table-cell>
          <table:table-cell office:value-type="float" office:value="919.76" calcext:value-type="float">
            <text:p>919.76</text:p>
          </table:table-cell>
          <table:table-cell office:value-type="string" calcext:value-type="string">
            <text:p>---</text:p>
          </table:table-cell>
          <table:table-cell office:value-type="float" office:value="778.3" calcext:value-type="float">
            <text:p>778.3</text:p>
          </table:table-cell>
          <table:table-cell office:value-type="float" office:value="833.78" calcext:value-type="float">
            <text:p>833.78</text:p>
          </table:table-cell>
          <table:table-cell office:value-type="float" office:value="820.07" calcext:value-type="float">
            <text:p>820.07</text:p>
          </table:table-cell>
          <table:table-cell office:value-type="float" office:value="160" calcext:value-type="float">
            <text:p>160</text:p>
          </table:table-cell>
          <table:table-cell office:value-type="float" office:value="826.96" calcext:value-type="float">
            <text:p>826.96</text:p>
          </table:table-cell>
          <table:table-cell office:value-type="float" office:value="610.81" calcext:value-type="float">
            <text:p>610.81</text:p>
          </table:table-cell>
          <table:table-cell office:value-type="float" office:value="771.59" calcext:value-type="float">
            <text:p>771.59</text:p>
          </table:table-cell>
          <table:table-cell office:value-type="float" office:value="149.64" calcext:value-type="float">
            <text:p>149.64</text:p>
          </table:table-cell>
          <table:table-cell office:value-type="float" office:value="816.59" calcext:value-type="float">
            <text:p>816.59</text:p>
          </table:table-cell>
          <table:table-cell office:value-type="float" office:value="655.45" calcext:value-type="float">
            <text:p>655.45</text:p>
          </table:table-cell>
          <table:table-cell office:value-type="float" office:value="769.89" calcext:value-type="float">
            <text:p>769.89</text:p>
          </table:table-cell>
          <table:table-cell office:value-type="float" office:value="145.77" calcext:value-type="float">
            <text:p>145.77</text:p>
          </table:table-cell>
          <table:table-cell office:value-type="float" office:value="905.9" calcext:value-type="float">
            <text:p>905.9</text:p>
          </table:table-cell>
          <table:table-cell office:value-type="float" office:value="459.35" calcext:value-type="float">
            <text:p>459.35</text:p>
          </table:table-cell>
          <table:table-cell office:value-type="float" office:value="867.31" calcext:value-type="float">
            <text:p>867.31</text:p>
          </table:table-cell>
          <table:table-cell office:value-type="float" office:value="163.48" calcext:value-type="float">
            <text:p>163.48</text:p>
          </table:table-cell>
          <table:table-cell office:value-type="float" office:value="876.95" calcext:value-type="float">
            <text:p>876.95</text:p>
          </table:table-cell>
          <table:table-cell office:value-type="float" office:value="933.77" calcext:value-type="float">
            <text:p>933.77</text:p>
          </table:table-cell>
          <table:table-cell office:value-type="float" office:value="923.57" calcext:value-type="float">
            <text:p>923.57</text:p>
          </table:table-cell>
          <table:table-cell office:value-type="float" office:value="140.7" calcext:value-type="float">
            <text:p>140.7</text:p>
          </table:table-cell>
          <table:table-cell office:value-type="float" office:value="1143.48" calcext:value-type="float">
            <text:p>1143.48</text:p>
          </table:table-cell>
          <table:table-cell office:value-type="float" office:value="907.49" calcext:value-type="float">
            <text:p>907.49</text:p>
          </table:table-cell>
          <table:table-cell office:value-type="float" office:value="232.4" calcext:value-type="float">
            <text:p>232.4</text:p>
          </table:table-cell>
          <table:table-cell table:number-columns-repeated="8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gstreamer1.0-plugins-good.do_configure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24.84" calcext:value-type="float">
            <text:p>124.84</text:p>
          </table:table-cell>
          <table:table-cell table:number-columns-repeated="11" office:value-type="string" calcext:value-type="string">
            <text:p>---</text:p>
          </table:table-cell>
          <table:table-cell office:value-type="float" office:value="136.8" calcext:value-type="float">
            <text:p>136.8</text:p>
          </table:table-cell>
          <table:table-cell office:value-type="string" calcext:value-type="string">
            <text:p>---</text:p>
          </table:table-cell>
          <table:table-cell office:value-type="float" office:value="253.94" calcext:value-type="float">
            <text:p>253.94</text:p>
          </table:table-cell>
          <table:table-cell table:number-columns-repeated="1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icu.do_compile</text:p>
          </table:table-cell>
          <table:table-cell table:number-columns-repeated="19" office:value-type="string" calcext:value-type="string">
            <text:p>---</text:p>
          </table:table-cell>
          <table:table-cell office:value-type="float" office:value="124.98" calcext:value-type="float">
            <text:p>124.98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208.74" calcext:value-type="float">
            <text:p>208.74</text:p>
          </table:table-cell>
          <table:table-cell table:number-columns-repeated="8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bidn.do_configure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73.77" calcext:value-type="float">
            <text:p>273.7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32.26" calcext:value-type="float">
            <text:p>332.2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54.47" calcext:value-type="float">
            <text:p>354.4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66.63" calcext:value-type="float">
            <text:p>366.6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42.61" calcext:value-type="float">
            <text:p>342.61</text:p>
          </table:table-cell>
          <table:table-cell table:number-columns-repeated="1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libunistring.do_configure</text:p>
          </table:table-cell>
          <table:table-cell table:number-columns-repeated="8" office:value-type="string" calcext:value-type="string">
            <text:p>---</text:p>
          </table:table-cell>
          <table:table-cell office:value-type="float" office:value="269.36" calcext:value-type="float">
            <text:p>269.3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85.04" calcext:value-type="float">
            <text:p>285.04</text:p>
          </table:table-cell>
          <table:table-cell table:number-columns-repeated="2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odejs-native.do_compile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303.03" calcext:value-type="float">
            <text:p>303.03</text:p>
          </table:table-cell>
          <table:table-cell table:number-columns-repeated="15" office:value-type="string" calcext:value-type="string">
            <text:p>---</text:p>
          </table:table-cell>
          <table:table-cell office:value-type="float" office:value="157.41" calcext:value-type="float">
            <text:p>157.41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586.74" calcext:value-type="float">
            <text:p>586.7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67.06" calcext:value-type="float">
            <text:p>167.06</text:p>
          </table:table-cell>
          <table:table-cell table:number-columns-repeated="4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odejs-native.do_populate_sysroot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52.12" calcext:value-type="float">
            <text:p>152.12</text:p>
          </table:table-cell>
          <table:table-cell table:number-columns-repeated="3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ss.do_compile</text:p>
          </table:table-cell>
          <table:table-cell office:value-type="float" office:value="775.68" calcext:value-type="float">
            <text:p>775.68</text:p>
          </table:table-cell>
          <table:table-cell office:value-type="string" calcext:value-type="string">
            <text:p>---</text:p>
          </table:table-cell>
          <table:table-cell office:value-type="float" office:value="647.25" calcext:value-type="float">
            <text:p>647.25</text:p>
          </table:table-cell>
          <table:table-cell office:value-type="float" office:value="179.88" calcext:value-type="float">
            <text:p>179.88</text:p>
          </table:table-cell>
          <table:table-cell office:value-type="float" office:value="270.65" calcext:value-type="float">
            <text:p>270.65</text:p>
          </table:table-cell>
          <table:table-cell office:value-type="float" office:value="294.79" calcext:value-type="float">
            <text:p>294.79</text:p>
          </table:table-cell>
          <table:table-cell office:value-type="string" calcext:value-type="string">
            <text:p>---</text:p>
          </table:table-cell>
          <table:table-cell office:value-type="float" office:value="185.85" calcext:value-type="float">
            <text:p>185.85</text:p>
          </table:table-cell>
          <table:table-cell office:value-type="float" office:value="331.98" calcext:value-type="float">
            <text:p>331.98</text:p>
          </table:table-cell>
          <table:table-cell office:value-type="float" office:value="297.72" calcext:value-type="float">
            <text:p>297.72</text:p>
          </table:table-cell>
          <table:table-cell office:value-type="string" calcext:value-type="string">
            <text:p>---</text:p>
          </table:table-cell>
          <table:table-cell office:value-type="float" office:value="187.28" calcext:value-type="float">
            <text:p>187.28</text:p>
          </table:table-cell>
          <table:table-cell office:value-type="float" office:value="345.86" calcext:value-type="float">
            <text:p>345.86</text:p>
          </table:table-cell>
          <table:table-cell office:value-type="float" office:value="298.07" calcext:value-type="float">
            <text:p>298.07</text:p>
          </table:table-cell>
          <table:table-cell office:value-type="string" calcext:value-type="string">
            <text:p>---</text:p>
          </table:table-cell>
          <table:table-cell office:value-type="float" office:value="185.56" calcext:value-type="float">
            <text:p>185.56</text:p>
          </table:table-cell>
          <table:table-cell office:value-type="float" office:value="354.52" calcext:value-type="float">
            <text:p>354.52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28.96" calcext:value-type="float">
            <text:p>128.96</text:p>
          </table:table-cell>
          <table:table-cell office:value-type="float" office:value="309.41" calcext:value-type="float">
            <text:p>309.41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131.38" calcext:value-type="float">
            <text:p>131.3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88.01" calcext:value-type="float">
            <text:p>288.01</text:p>
          </table:table-cell>
          <table:table-cell office:value-type="string" calcext:value-type="string">
            <text:p>---</text:p>
          </table:table-cell>
          <table:table-cell office:value-type="float" office:value="323.2" calcext:value-type="float">
            <text:p>323.2</text:p>
          </table:table-cell>
          <table:table-cell office:value-type="string" calcext:value-type="string">
            <text:p>---</text:p>
          </table:table-cell>
          <table:table-cell office:value-type="float" office:value="155.41" calcext:value-type="float">
            <text:p>155.41</text:p>
          </table:table-cell>
          <table:table-cell office:value-type="float" office:value="140.17" calcext:value-type="float">
            <text:p>140.17</text:p>
          </table:table-cell>
          <table:table-cell table:number-columns-repeated="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nss-native.do_compile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139.7" calcext:value-type="float">
            <text:p>139.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40.94" calcext:value-type="float">
            <text:p>140.9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41.14" calcext:value-type="float">
            <text:p>141.14</text:p>
          </table:table-cell>
          <table:table-cell table:number-columns-repeated="19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erl.do_configure</text:p>
          </table:table-cell>
          <table:table-cell table:number-columns-repeated="12" office:value-type="string" calcext:value-type="string">
            <text:p>---</text:p>
          </table:table-cell>
          <table:table-cell office:value-type="float" office:value="284.66" calcext:value-type="float">
            <text:p>284.66</text:p>
          </table:table-cell>
          <table:table-cell table:number-columns-repeated="2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python3-native.do_populate_sysroot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261.14" calcext:value-type="float">
            <text:p>261.14</text:p>
          </table:table-cell>
          <table:table-cell office:value-type="string" calcext:value-type="string">
            <text:p>---</text:p>
          </table:table-cell>
          <table:table-cell office:value-type="float" office:value="117.66" calcext:value-type="float">
            <text:p>117.6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16.54" calcext:value-type="float">
            <text:p>116.54</text:p>
          </table:table-cell>
          <table:table-cell table:number-columns-repeated="2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  <table:table-cell office:value-type="float" office:value="542.16" calcext:value-type="float">
            <text:p>542.16</text:p>
          </table:table-cell>
          <table:table-cell office:value-type="string" calcext:value-type="string">
            <text:p>---</text:p>
          </table:table-cell>
          <table:table-cell office:value-type="float" office:value="228.66" calcext:value-type="float">
            <text:p>228.66</text:p>
          </table:table-cell>
          <table:table-cell office:value-type="string" calcext:value-type="string">
            <text:p>---</text:p>
          </table:table-cell>
          <table:table-cell office:value-type="float" office:value="282.18" calcext:value-type="float">
            <text:p>282.1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65.56" calcext:value-type="float">
            <text:p>265.56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327.03" calcext:value-type="float">
            <text:p>327.03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899.06" calcext:value-type="float">
            <text:p>899.06</text:p>
          </table:table-cell>
          <table:table-cell office:value-type="float" office:value="867.57" calcext:value-type="float">
            <text:p>867.57</text:p>
          </table:table-cell>
          <table:table-cell office:value-type="float" office:value="341.24" calcext:value-type="float">
            <text:p>341.24</text:p>
          </table:table-cell>
          <table:table-cell office:value-type="string" calcext:value-type="string">
            <text:p>---</text:p>
          </table:table-cell>
          <table:table-cell office:value-type="float" office:value="294.84" calcext:value-type="float">
            <text:p>294.84</text:p>
          </table:table-cell>
          <table:table-cell office:value-type="string" calcext:value-type="string">
            <text:p>---</text:p>
          </table:table-cell>
          <table:table-cell office:value-type="float" office:value="130.55" calcext:value-type="float">
            <text:p>130.55</text:p>
          </table:table-cell>
          <table:table-cell office:value-type="string" calcext:value-type="string">
            <text:p>---</text:p>
          </table:table-cell>
          <table:table-cell office:value-type="float" office:value="139.91" calcext:value-type="float">
            <text:p>139.91</text:p>
          </table:table-cell>
          <table:table-cell office:value-type="float" office:value="138.79" calcext:value-type="float">
            <text:p>138.79</text:p>
          </table:table-cell>
          <table:table-cell office:value-type="float" office:value="103.81" calcext:value-type="float">
            <text:p>103.81</text:p>
          </table:table-cell>
        </table:table-row>
        <table:table-row table:style-name="ro1">
          <table:table-cell office:value-type="string" calcext:value-type="string">
            <text:p>qtbase.do_compile</text:p>
          </table:table-cell>
          <table:table-cell office:value-type="float" office:value="1919.67" calcext:value-type="float">
            <text:p>1919.67</text:p>
          </table:table-cell>
          <table:table-cell office:value-type="float" office:value="976.57" calcext:value-type="float">
            <text:p>976.57</text:p>
          </table:table-cell>
          <table:table-cell office:value-type="float" office:value="1728.68" calcext:value-type="float">
            <text:p>1728.68</text:p>
          </table:table-cell>
          <table:table-cell office:value-type="float" office:value="864.42" calcext:value-type="float">
            <text:p>864.42</text:p>
          </table:table-cell>
          <table:table-cell office:value-type="float" office:value="909.19" calcext:value-type="float">
            <text:p>909.19</text:p>
          </table:table-cell>
          <table:table-cell office:value-type="float" office:value="417.72" calcext:value-type="float">
            <text:p>417.72</text:p>
          </table:table-cell>
          <table:table-cell office:value-type="float" office:value="875.86" calcext:value-type="float">
            <text:p>875.86</text:p>
          </table:table-cell>
          <table:table-cell office:value-type="float" office:value="409.84" calcext:value-type="float">
            <text:p>409.84</text:p>
          </table:table-cell>
          <table:table-cell office:value-type="float" office:value="845.66" calcext:value-type="float">
            <text:p>845.66</text:p>
          </table:table-cell>
          <table:table-cell office:value-type="float" office:value="422.41" calcext:value-type="float">
            <text:p>422.41</text:p>
          </table:table-cell>
          <table:table-cell office:value-type="float" office:value="880.05" calcext:value-type="float">
            <text:p>880.05</text:p>
          </table:table-cell>
          <table:table-cell office:value-type="float" office:value="410.22" calcext:value-type="float">
            <text:p>410.22</text:p>
          </table:table-cell>
          <table:table-cell office:value-type="float" office:value="841.82" calcext:value-type="float">
            <text:p>841.82</text:p>
          </table:table-cell>
          <table:table-cell office:value-type="float" office:value="440.8" calcext:value-type="float">
            <text:p>440.8</text:p>
          </table:table-cell>
          <table:table-cell office:value-type="float" office:value="901.26" calcext:value-type="float">
            <text:p>901.26</text:p>
          </table:table-cell>
          <table:table-cell office:value-type="float" office:value="390.19" calcext:value-type="float">
            <text:p>390.19</text:p>
          </table:table-cell>
          <table:table-cell office:value-type="float" office:value="1064.83" calcext:value-type="float">
            <text:p>1064.83</text:p>
          </table:table-cell>
          <table:table-cell office:value-type="float" office:value="485.58" calcext:value-type="float">
            <text:p>485.58</text:p>
          </table:table-cell>
          <table:table-cell office:value-type="float" office:value="1042.55" calcext:value-type="float">
            <text:p>1042.55</text:p>
          </table:table-cell>
          <table:table-cell office:value-type="float" office:value="440.25" calcext:value-type="float">
            <text:p>440.25</text:p>
          </table:table-cell>
          <table:table-cell office:value-type="float" office:value="1008.22" calcext:value-type="float">
            <text:p>1008.22</text:p>
          </table:table-cell>
          <table:table-cell office:value-type="float" office:value="506.23" calcext:value-type="float">
            <text:p>506.23</text:p>
          </table:table-cell>
          <table:table-cell office:value-type="float" office:value="1007.56" calcext:value-type="float">
            <text:p>1007.56</text:p>
          </table:table-cell>
          <table:table-cell office:value-type="float" office:value="435.99" calcext:value-type="float">
            <text:p>435.99</text:p>
          </table:table-cell>
          <table:table-cell office:value-type="float" office:value="3987.69" calcext:value-type="float">
            <text:p>3987.69</text:p>
          </table:table-cell>
          <table:table-cell office:value-type="float" office:value="3766.96" calcext:value-type="float">
            <text:p>3766.96</text:p>
          </table:table-cell>
          <table:table-cell office:value-type="float" office:value="1345.32" calcext:value-type="float">
            <text:p>1345.32</text:p>
          </table:table-cell>
          <table:table-cell office:value-type="float" office:value="1126.82" calcext:value-type="float">
            <text:p>1126.82</text:p>
          </table:table-cell>
          <table:table-cell office:value-type="float" office:value="520.99" calcext:value-type="float">
            <text:p>520.99</text:p>
          </table:table-cell>
          <table:table-cell office:value-type="float" office:value="1259.72" calcext:value-type="float">
            <text:p>1259.72</text:p>
          </table:table-cell>
          <table:table-cell office:value-type="float" office:value="437.64" calcext:value-type="float">
            <text:p>437.64</text:p>
          </table:table-cell>
          <table:table-cell office:value-type="float" office:value="721.75" calcext:value-type="float">
            <text:p>721.75</text:p>
          </table:table-cell>
          <table:table-cell office:value-type="float" office:value="342.56" calcext:value-type="float">
            <text:p>342.56</text:p>
          </table:table-cell>
          <table:table-cell office:value-type="float" office:value="723.55" calcext:value-type="float">
            <text:p>723.55</text:p>
          </table:table-cell>
          <table:table-cell office:value-type="float" office:value="280.38" calcext:value-type="float">
            <text:p>280.38</text:p>
          </table:table-cell>
        </table:table-row>
        <table:table-row table:style-name="ro1">
          <table:table-cell office:value-type="string" calcext:value-type="string">
            <text:p>qtbase.do_configure</text:p>
          </table:table-cell>
          <table:table-cell office:value-type="float" office:value="584.45" calcext:value-type="float">
            <text:p>584.45</text:p>
          </table:table-cell>
          <table:table-cell office:value-type="float" office:value="388.21" calcext:value-type="float">
            <text:p>388.21</text:p>
          </table:table-cell>
          <table:table-cell office:value-type="float" office:value="614.24" calcext:value-type="float">
            <text:p>614.24</text:p>
          </table:table-cell>
          <table:table-cell office:value-type="float" office:value="339.02" calcext:value-type="float">
            <text:p>339.02</text:p>
          </table:table-cell>
          <table:table-cell office:value-type="float" office:value="335.07" calcext:value-type="float">
            <text:p>335.07</text:p>
          </table:table-cell>
          <table:table-cell office:value-type="float" office:value="297.37" calcext:value-type="float">
            <text:p>297.37</text:p>
          </table:table-cell>
          <table:table-cell office:value-type="float" office:value="369.82" calcext:value-type="float">
            <text:p>369.82</text:p>
          </table:table-cell>
          <table:table-cell office:value-type="float" office:value="274.28" calcext:value-type="float">
            <text:p>274.28</text:p>
          </table:table-cell>
          <table:table-cell office:value-type="float" office:value="311.11" calcext:value-type="float">
            <text:p>311.11</text:p>
          </table:table-cell>
          <table:table-cell office:value-type="float" office:value="309.17" calcext:value-type="float">
            <text:p>309.17</text:p>
          </table:table-cell>
          <table:table-cell office:value-type="float" office:value="360.48" calcext:value-type="float">
            <text:p>360.48</text:p>
          </table:table-cell>
          <table:table-cell office:value-type="float" office:value="271.5" calcext:value-type="float">
            <text:p>271.5</text:p>
          </table:table-cell>
          <table:table-cell office:value-type="float" office:value="307.37" calcext:value-type="float">
            <text:p>307.37</text:p>
          </table:table-cell>
          <table:table-cell office:value-type="float" office:value="314.12" calcext:value-type="float">
            <text:p>314.12</text:p>
          </table:table-cell>
          <table:table-cell office:value-type="float" office:value="361.12" calcext:value-type="float">
            <text:p>361.12</text:p>
          </table:table-cell>
          <table:table-cell office:value-type="float" office:value="269.92" calcext:value-type="float">
            <text:p>269.92</text:p>
          </table:table-cell>
          <table:table-cell office:value-type="float" office:value="338.58" calcext:value-type="float">
            <text:p>338.58</text:p>
          </table:table-cell>
          <table:table-cell office:value-type="float" office:value="287.45" calcext:value-type="float">
            <text:p>287.45</text:p>
          </table:table-cell>
          <table:table-cell office:value-type="float" office:value="376.54" calcext:value-type="float">
            <text:p>376.54</text:p>
          </table:table-cell>
          <table:table-cell office:value-type="float" office:value="246.07" calcext:value-type="float">
            <text:p>246.07</text:p>
          </table:table-cell>
          <table:table-cell office:value-type="float" office:value="358.71" calcext:value-type="float">
            <text:p>358.71</text:p>
          </table:table-cell>
          <table:table-cell office:value-type="float" office:value="286.42" calcext:value-type="float">
            <text:p>286.42</text:p>
          </table:table-cell>
          <table:table-cell office:value-type="float" office:value="354.91" calcext:value-type="float">
            <text:p>354.91</text:p>
          </table:table-cell>
          <table:table-cell office:value-type="float" office:value="250.86" calcext:value-type="float">
            <text:p>250.86</text:p>
          </table:table-cell>
          <table:table-cell office:value-type="float" office:value="833.53" calcext:value-type="float">
            <text:p>833.53</text:p>
          </table:table-cell>
          <table:table-cell office:value-type="float" office:value="1105.08" calcext:value-type="float">
            <text:p>1105.08</text:p>
          </table:table-cell>
          <table:table-cell office:value-type="float" office:value="261.87" calcext:value-type="float">
            <text:p>261.87</text:p>
          </table:table-cell>
          <table:table-cell office:value-type="float" office:value="448.44" calcext:value-type="float">
            <text:p>448.44</text:p>
          </table:table-cell>
          <table:table-cell office:value-type="string" calcext:value-type="string">
            <text:p>---</text:p>
          </table:table-cell>
          <table:table-cell office:value-type="float" office:value="453.5" calcext:value-type="float">
            <text:p>453.5</text:p>
          </table:table-cell>
          <table:table-cell office:value-type="float" office:value="208.48" calcext:value-type="float">
            <text:p>208.48</text:p>
          </table:table-cell>
          <table:table-cell office:value-type="float" office:value="187.87" calcext:value-type="float">
            <text:p>187.87</text:p>
          </table:table-cell>
          <table:table-cell office:value-type="float" office:value="161.79" calcext:value-type="float">
            <text:p>161.79</text:p>
          </table:table-cell>
          <table:table-cell office:value-type="float" office:value="197.96" calcext:value-type="float">
            <text:p>197.96</text:p>
          </table:table-cell>
          <table:table-cell office:value-type="float" office:value="155.2" calcext:value-type="float">
            <text:p>155.2</text:p>
          </table:table-cell>
        </table:table-row>
        <table:table-row table:style-name="ro1">
          <table:table-cell office:value-type="string" calcext:value-type="string">
            <text:p>qtbase.do_package</text:p>
          </table:table-cell>
          <table:table-cell table:number-columns-repeated="30" office:value-type="string" calcext:value-type="string">
            <text:p>---</text:p>
          </table:table-cell>
          <table:table-cell office:value-type="float" office:value="121" calcext:value-type="float">
            <text:p>121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90.32" calcext:value-type="float">
            <text:p>90.32</text:p>
          </table:table-cell>
        </table:table-row>
        <table:table-row table:style-name="ro1">
          <table:table-cell office:value-type="string" calcext:value-type="string">
            <text:p>qtbase.do_package_write_rpm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249.74" calcext:value-type="float">
            <text:p>249.74</text:p>
          </table:table-cell>
          <table:table-cell office:value-type="string" calcext:value-type="string">
            <text:p>---</text:p>
          </table:table-cell>
          <table:table-cell office:value-type="float" office:value="252.93" calcext:value-type="float">
            <text:p>252.9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62.15" calcext:value-type="float">
            <text:p>262.1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3.99" calcext:value-type="float">
            <text:p>293.99</text:p>
          </table:table-cell>
          <table:table-cell office:value-type="string" calcext:value-type="string">
            <text:p>---</text:p>
          </table:table-cell>
          <table:table-cell office:value-type="float" office:value="280.31" calcext:value-type="float">
            <text:p>280.31</text:p>
          </table:table-cell>
          <table:table-cell office:value-type="string" calcext:value-type="string">
            <text:p>---</text:p>
          </table:table-cell>
          <table:table-cell office:value-type="float" office:value="286.15" calcext:value-type="float">
            <text:p>286.1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83.3" calcext:value-type="float">
            <text:p>283.3</text:p>
          </table:table-cell>
          <table:table-cell table:number-columns-repeated="12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declarative.do_compile</text:p>
          </table:table-cell>
          <table:table-cell office:value-type="float" office:value="1112.05" calcext:value-type="float">
            <text:p>1112.05</text:p>
          </table:table-cell>
          <table:table-cell office:value-type="float" office:value="496.17" calcext:value-type="float">
            <text:p>496.17</text:p>
          </table:table-cell>
          <table:table-cell office:value-type="float" office:value="1172.37" calcext:value-type="float">
            <text:p>1172.37</text:p>
          </table:table-cell>
          <table:table-cell office:value-type="float" office:value="345.15" calcext:value-type="float">
            <text:p>345.15</text:p>
          </table:table-cell>
          <table:table-cell office:value-type="float" office:value="625.35" calcext:value-type="float">
            <text:p>625.35</text:p>
          </table:table-cell>
          <table:table-cell office:value-type="float" office:value="221.93" calcext:value-type="float">
            <text:p>221.93</text:p>
          </table:table-cell>
          <table:table-cell office:value-type="float" office:value="625.6" calcext:value-type="float">
            <text:p>625.6</text:p>
          </table:table-cell>
          <table:table-cell office:value-type="float" office:value="190.71" calcext:value-type="float">
            <text:p>190.71</text:p>
          </table:table-cell>
          <table:table-cell office:value-type="float" office:value="632.46" calcext:value-type="float">
            <text:p>632.46</text:p>
          </table:table-cell>
          <table:table-cell office:value-type="float" office:value="231.96" calcext:value-type="float">
            <text:p>231.96</text:p>
          </table:table-cell>
          <table:table-cell office:value-type="float" office:value="640.79" calcext:value-type="float">
            <text:p>640.79</text:p>
          </table:table-cell>
          <table:table-cell office:value-type="float" office:value="196.52" calcext:value-type="float">
            <text:p>196.52</text:p>
          </table:table-cell>
          <table:table-cell office:value-type="float" office:value="626.18" calcext:value-type="float">
            <text:p>626.18</text:p>
          </table:table-cell>
          <table:table-cell office:value-type="float" office:value="229.62" calcext:value-type="float">
            <text:p>229.62</text:p>
          </table:table-cell>
          <table:table-cell office:value-type="float" office:value="647.28" calcext:value-type="float">
            <text:p>647.28</text:p>
          </table:table-cell>
          <table:table-cell office:value-type="float" office:value="195.63" calcext:value-type="float">
            <text:p>195.63</text:p>
          </table:table-cell>
          <table:table-cell office:value-type="float" office:value="681.8" calcext:value-type="float">
            <text:p>681.8</text:p>
          </table:table-cell>
          <table:table-cell office:value-type="float" office:value="259.25" calcext:value-type="float">
            <text:p>259.25</text:p>
          </table:table-cell>
          <table:table-cell office:value-type="float" office:value="765.73" calcext:value-type="float">
            <text:p>765.73</text:p>
          </table:table-cell>
          <table:table-cell office:value-type="float" office:value="206.39" calcext:value-type="float">
            <text:p>206.39</text:p>
          </table:table-cell>
          <table:table-cell office:value-type="float" office:value="761.77" calcext:value-type="float">
            <text:p>761.77</text:p>
          </table:table-cell>
          <table:table-cell office:value-type="string" calcext:value-type="string">
            <text:p>---</text:p>
          </table:table-cell>
          <table:table-cell office:value-type="float" office:value="721.17" calcext:value-type="float">
            <text:p>721.17</text:p>
          </table:table-cell>
          <table:table-cell office:value-type="float" office:value="197.72" calcext:value-type="float">
            <text:p>197.72</text:p>
          </table:table-cell>
          <table:table-cell office:value-type="float" office:value="1833.29" calcext:value-type="float">
            <text:p>1833.29</text:p>
          </table:table-cell>
          <table:table-cell office:value-type="float" office:value="1681.4" calcext:value-type="float">
            <text:p>1681.4</text:p>
          </table:table-cell>
          <table:table-cell office:value-type="float" office:value="485.55" calcext:value-type="float">
            <text:p>485.55</text:p>
          </table:table-cell>
          <table:table-cell office:value-type="float" office:value="568.62" calcext:value-type="float">
            <text:p>568.62</text:p>
          </table:table-cell>
          <table:table-cell office:value-type="float" office:value="342.34" calcext:value-type="float">
            <text:p>342.34</text:p>
          </table:table-cell>
          <table:table-cell office:value-type="float" office:value="520.6" calcext:value-type="float">
            <text:p>520.6</text:p>
          </table:table-cell>
          <table:table-cell office:value-type="float" office:value="182.32" calcext:value-type="float">
            <text:p>182.32</text:p>
          </table:table-cell>
          <table:table-cell office:value-type="float" office:value="362.2" calcext:value-type="float">
            <text:p>362.2</text:p>
          </table:table-cell>
          <table:table-cell office:value-type="float" office:value="159.5" calcext:value-type="float">
            <text:p>159.5</text:p>
          </table:table-cell>
          <table:table-cell office:value-type="float" office:value="358.98" calcext:value-type="float">
            <text:p>358.98</text:p>
          </table:table-cell>
          <table:table-cell office:value-type="float" office:value="122.45" calcext:value-type="float">
            <text:p>122.45</text:p>
          </table:table-cell>
        </table:table-row>
        <table:table-row table:style-name="ro1">
          <table:table-cell office:value-type="string" calcext:value-type="string">
            <text:p>qtlocation.do_compile</text:p>
          </table:table-cell>
          <table:table-cell table:number-columns-repeated="25" office:value-type="string" calcext:value-type="string">
            <text:p>---</text:p>
          </table:table-cell>
          <table:table-cell office:value-type="float" office:value="787" calcext:value-type="float">
            <text:p>787</text:p>
          </table:table-cell>
          <table:table-cell table:number-columns-repeated="9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multimedia.do_compile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521.01" calcext:value-type="float">
            <text:p>521.01</text:p>
          </table:table-cell>
          <table:table-cell office:value-type="float" office:value="154.92" calcext:value-type="float">
            <text:p>154.92</text:p>
          </table:table-cell>
          <table:table-cell table:number-columns-repeated="6" office:value-type="string" calcext:value-type="string">
            <text:p>---</text:p>
          </table:table-cell>
          <table:table-cell office:value-type="float" office:value="222.86" calcext:value-type="float">
            <text:p>222.86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22.08" calcext:value-type="float">
            <text:p>222.08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0.51" calcext:value-type="float">
            <text:p>270.51</text:p>
          </table:table-cell>
          <table:table-cell office:value-type="string" calcext:value-type="string">
            <text:p>---</text:p>
          </table:table-cell>
          <table:table-cell office:value-type="float" office:value="280.23" calcext:value-type="float">
            <text:p>280.23</text:p>
          </table:table-cell>
          <table:table-cell office:value-type="string" calcext:value-type="string">
            <text:p>---</text:p>
          </table:table-cell>
          <table:table-cell office:value-type="float" office:value="250.82" calcext:value-type="float">
            <text:p>250.82</text:p>
          </table:table-cell>
          <table:table-cell office:value-type="string" calcext:value-type="string">
            <text:p>---</text:p>
          </table:table-cell>
          <table:table-cell office:value-type="float" office:value="1008.47" calcext:value-type="float">
            <text:p>1008.47</text:p>
          </table:table-cell>
          <table:table-cell office:value-type="float" office:value="1051.59" calcext:value-type="float">
            <text:p>1051.59</text:p>
          </table:table-cell>
          <table:table-cell office:value-type="float" office:value="216.21" calcext:value-type="float">
            <text:p>216.21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151.27" calcext:value-type="float">
            <text:p>151.27</text:p>
          </table:table-cell>
          <table:table-cell office:value-type="string" calcext:value-type="string">
            <text:p>---</text:p>
          </table:table-cell>
          <table:table-cell office:value-type="float" office:value="142.44" calcext:value-type="float">
            <text:p>142.44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quickcontrols2.do_compile</text:p>
          </table:table-cell>
          <table:table-cell office:value-type="float" office:value="632.62" calcext:value-type="float">
            <text:p>632.62</text:p>
          </table:table-cell>
          <table:table-cell office:value-type="float" office:value="475.66" calcext:value-type="float">
            <text:p>475.66</text:p>
          </table:table-cell>
          <table:table-cell office:value-type="float" office:value="606.38" calcext:value-type="float">
            <text:p>606.38</text:p>
          </table:table-cell>
          <table:table-cell office:value-type="float" office:value="187.46" calcext:value-type="float">
            <text:p>187.46</text:p>
          </table:table-cell>
          <table:table-cell office:value-type="float" office:value="289.9" calcext:value-type="float">
            <text:p>289.9</text:p>
          </table:table-cell>
          <table:table-cell office:value-type="string" calcext:value-type="string">
            <text:p>---</text:p>
          </table:table-cell>
          <table:table-cell office:value-type="float" office:value="317.64" calcext:value-type="float">
            <text:p>317.64</text:p>
          </table:table-cell>
          <table:table-cell office:value-type="string" calcext:value-type="string">
            <text:p>---</text:p>
          </table:table-cell>
          <table:table-cell office:value-type="float" office:value="302.79" calcext:value-type="float">
            <text:p>302.79</text:p>
          </table:table-cell>
          <table:table-cell office:value-type="float" office:value="206.27" calcext:value-type="float">
            <text:p>206.27</text:p>
          </table:table-cell>
          <table:table-cell office:value-type="float" office:value="307.87" calcext:value-type="float">
            <text:p>307.87</text:p>
          </table:table-cell>
          <table:table-cell office:value-type="string" calcext:value-type="string">
            <text:p>---</text:p>
          </table:table-cell>
          <table:table-cell office:value-type="float" office:value="302.46" calcext:value-type="float">
            <text:p>302.46</text:p>
          </table:table-cell>
          <table:table-cell office:value-type="float" office:value="214.95" calcext:value-type="float">
            <text:p>214.95</text:p>
          </table:table-cell>
          <table:table-cell office:value-type="float" office:value="312.27" calcext:value-type="float">
            <text:p>312.27</text:p>
          </table:table-cell>
          <table:table-cell office:value-type="string" calcext:value-type="string">
            <text:p>---</text:p>
          </table:table-cell>
          <table:table-cell office:value-type="float" office:value="329.52" calcext:value-type="float">
            <text:p>329.52</text:p>
          </table:table-cell>
          <table:table-cell office:value-type="float" office:value="289.14" calcext:value-type="float">
            <text:p>289.14</text:p>
          </table:table-cell>
          <table:table-cell office:value-type="float" office:value="399.96" calcext:value-type="float">
            <text:p>399.96</text:p>
          </table:table-cell>
          <table:table-cell office:value-type="string" calcext:value-type="string">
            <text:p>---</text:p>
          </table:table-cell>
          <table:table-cell office:value-type="float" office:value="357.77" calcext:value-type="float">
            <text:p>357.77</text:p>
          </table:table-cell>
          <table:table-cell office:value-type="string" calcext:value-type="string">
            <text:p>---</text:p>
          </table:table-cell>
          <table:table-cell office:value-type="float" office:value="362.27" calcext:value-type="float">
            <text:p>362.27</text:p>
          </table:table-cell>
          <table:table-cell office:value-type="string" calcext:value-type="string">
            <text:p>---</text:p>
          </table:table-cell>
          <table:table-cell office:value-type="float" office:value="1233.82" calcext:value-type="float">
            <text:p>1233.82</text:p>
          </table:table-cell>
          <table:table-cell office:value-type="float" office:value="1332.53" calcext:value-type="float">
            <text:p>1332.53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247.38" calcext:value-type="float">
            <text:p>247.38</text:p>
          </table:table-cell>
          <table:table-cell office:value-type="float" office:value="288" calcext:value-type="float">
            <text:p>288</text:p>
          </table:table-cell>
          <table:table-cell office:value-type="string" calcext:value-type="string">
            <text:p>---</text:p>
          </table:table-cell>
          <table:table-cell office:value-type="float" office:value="185.68" calcext:value-type="float">
            <text:p>185.68</text:p>
          </table:table-cell>
          <table:table-cell office:value-type="float" office:value="149.17" calcext:value-type="float">
            <text:p>149.17</text:p>
          </table:table-cell>
          <table:table-cell office:value-type="float" office:value="193.38" calcext:value-type="float">
            <text:p>193.38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webengine.do_compile</text:p>
          </table:table-cell>
          <table:table-cell office:value-type="float" office:value="6356.1" calcext:value-type="float">
            <text:p>6356.1</text:p>
          </table:table-cell>
          <table:table-cell office:value-type="float" office:value="6743.55" calcext:value-type="float">
            <text:p>6743.55</text:p>
          </table:table-cell>
          <table:table-cell office:value-type="float" office:value="6492.25" calcext:value-type="float">
            <text:p>6492.25</text:p>
          </table:table-cell>
          <table:table-cell office:value-type="float" office:value="2252.18" calcext:value-type="float">
            <text:p>2252.18</text:p>
          </table:table-cell>
          <table:table-cell office:value-type="float" office:value="2269.82" calcext:value-type="float">
            <text:p>2269.82</text:p>
          </table:table-cell>
          <table:table-cell office:value-type="float" office:value="2391.35" calcext:value-type="float">
            <text:p>2391.35</text:p>
          </table:table-cell>
          <table:table-cell office:value-type="float" office:value="2311.44" calcext:value-type="float">
            <text:p>2311.44</text:p>
          </table:table-cell>
          <table:table-cell office:value-type="float" office:value="834.5" calcext:value-type="float">
            <text:p>834.5</text:p>
          </table:table-cell>
          <table:table-cell office:value-type="float" office:value="2314.24" calcext:value-type="float">
            <text:p>2314.24</text:p>
          </table:table-cell>
          <table:table-cell office:value-type="float" office:value="2249.42" calcext:value-type="float">
            <text:p>2249.42</text:p>
          </table:table-cell>
          <table:table-cell office:value-type="float" office:value="2306.12" calcext:value-type="float">
            <text:p>2306.12</text:p>
          </table:table-cell>
          <table:table-cell office:value-type="float" office:value="837.91" calcext:value-type="float">
            <text:p>837.91</text:p>
          </table:table-cell>
          <table:table-cell office:value-type="float" office:value="2300.01" calcext:value-type="float">
            <text:p>2300.01</text:p>
          </table:table-cell>
          <table:table-cell office:value-type="float" office:value="2080.07" calcext:value-type="float">
            <text:p>2080.07</text:p>
          </table:table-cell>
          <table:table-cell office:value-type="float" office:value="2307.8" calcext:value-type="float">
            <text:p>2307.8</text:p>
          </table:table-cell>
          <table:table-cell office:value-type="float" office:value="838.43" calcext:value-type="float">
            <text:p>838.43</text:p>
          </table:table-cell>
          <table:table-cell office:value-type="float" office:value="2900.42" calcext:value-type="float">
            <text:p>2900.42</text:p>
          </table:table-cell>
          <table:table-cell office:value-type="float" office:value="2928.48" calcext:value-type="float">
            <text:p>2928.48</text:p>
          </table:table-cell>
          <table:table-cell office:value-type="float" office:value="2891.56" calcext:value-type="float">
            <text:p>2891.56</text:p>
          </table:table-cell>
          <table:table-cell office:value-type="float" office:value="1029.51" calcext:value-type="float">
            <text:p>1029.51</text:p>
          </table:table-cell>
          <table:table-cell office:value-type="float" office:value="2770.45" calcext:value-type="float">
            <text:p>2770.45</text:p>
          </table:table-cell>
          <table:table-cell office:value-type="float" office:value="2283.09" calcext:value-type="float">
            <text:p>2283.09</text:p>
          </table:table-cell>
          <table:table-cell office:value-type="float" office:value="2828.24" calcext:value-type="float">
            <text:p>2828.24</text:p>
          </table:table-cell>
          <table:table-cell office:value-type="float" office:value="1009.87" calcext:value-type="float">
            <text:p>1009.87</text:p>
          </table:table-cell>
          <table:table-cell office:value-type="float" office:value="12969.35" calcext:value-type="float">
            <text:p>12969.35</text:p>
          </table:table-cell>
          <table:table-cell office:value-type="float" office:value="13250.81" calcext:value-type="float">
            <text:p>13250.81</text:p>
          </table:table-cell>
          <table:table-cell office:value-type="float" office:value="5030.75" calcext:value-type="float">
            <text:p>5030.75</text:p>
          </table:table-cell>
          <table:table-cell office:value-type="float" office:value="3243.81" calcext:value-type="float">
            <text:p>3243.81</text:p>
          </table:table-cell>
          <table:table-cell office:value-type="float" office:value="3559.41" calcext:value-type="float">
            <text:p>3559.41</text:p>
          </table:table-cell>
          <table:table-cell office:value-type="float" office:value="3181" calcext:value-type="float">
            <text:p>3181</text:p>
          </table:table-cell>
          <table:table-cell office:value-type="float" office:value="1001.33" calcext:value-type="float">
            <text:p>1001.33</text:p>
          </table:table-cell>
          <table:table-cell office:value-type="float" office:value="2710.93" calcext:value-type="float">
            <text:p>2710.93</text:p>
          </table:table-cell>
          <table:table-cell office:value-type="float" office:value="2016.46" calcext:value-type="float">
            <text:p>2016.46</text:p>
          </table:table-cell>
          <table:table-cell office:value-type="float" office:value="2570.37" calcext:value-type="float">
            <text:p>2570.37</text:p>
          </table:table-cell>
          <table:table-cell office:value-type="float" office:value="610.23" calcext:value-type="float">
            <text:p>610.23</text:p>
          </table:table-cell>
        </table:table-row>
        <table:table-row table:style-name="ro1">
          <table:table-cell office:value-type="string" calcext:value-type="string">
            <text:p>qtwebengine.do_package_write_rpm</text:p>
          </table:table-cell>
          <table:table-cell table:number-columns-repeated="21" office:value-type="string" calcext:value-type="string">
            <text:p>---</text:p>
          </table:table-cell>
          <table:table-cell office:value-type="float" office:value="261.33" calcext:value-type="float">
            <text:p>261.33</text:p>
          </table:table-cell>
          <table:table-cell table:number-columns-repeated="13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qtwebkit.do_compile</text:p>
          </table:table-cell>
          <table:table-cell office:value-type="float" office:value="4599.3" calcext:value-type="float">
            <text:p>4599.3</text:p>
          </table:table-cell>
          <table:table-cell office:value-type="float" office:value="5167.27" calcext:value-type="float">
            <text:p>5167.27</text:p>
          </table:table-cell>
          <table:table-cell office:value-type="float" office:value="4594.28" calcext:value-type="float">
            <text:p>4594.28</text:p>
          </table:table-cell>
          <table:table-cell office:value-type="float" office:value="2324.39" calcext:value-type="float">
            <text:p>2324.39</text:p>
          </table:table-cell>
          <table:table-cell office:value-type="float" office:value="2120.87" calcext:value-type="float">
            <text:p>2120.87</text:p>
          </table:table-cell>
          <table:table-cell office:value-type="float" office:value="2158.31" calcext:value-type="float">
            <text:p>2158.31</text:p>
          </table:table-cell>
          <table:table-cell office:value-type="float" office:value="2085.63" calcext:value-type="float">
            <text:p>2085.63</text:p>
          </table:table-cell>
          <table:table-cell office:value-type="float" office:value="749.77" calcext:value-type="float">
            <text:p>749.77</text:p>
          </table:table-cell>
          <table:table-cell office:value-type="float" office:value="2110.8" calcext:value-type="float">
            <text:p>2110.8</text:p>
          </table:table-cell>
          <table:table-cell office:value-type="float" office:value="2049.64" calcext:value-type="float">
            <text:p>2049.64</text:p>
          </table:table-cell>
          <table:table-cell office:value-type="float" office:value="2087.06" calcext:value-type="float">
            <text:p>2087.06</text:p>
          </table:table-cell>
          <table:table-cell office:value-type="float" office:value="794.52" calcext:value-type="float">
            <text:p>794.52</text:p>
          </table:table-cell>
          <table:table-cell office:value-type="float" office:value="2086.99" calcext:value-type="float">
            <text:p>2086.99</text:p>
          </table:table-cell>
          <table:table-cell office:value-type="float" office:value="1912.04" calcext:value-type="float">
            <text:p>1912.04</text:p>
          </table:table-cell>
          <table:table-cell office:value-type="float" office:value="2055.17" calcext:value-type="float">
            <text:p>2055.17</text:p>
          </table:table-cell>
          <table:table-cell office:value-type="float" office:value="779.56" calcext:value-type="float">
            <text:p>779.56</text:p>
          </table:table-cell>
          <table:table-cell office:value-type="float" office:value="2521.53" calcext:value-type="float">
            <text:p>2521.53</text:p>
          </table:table-cell>
          <table:table-cell office:value-type="float" office:value="2594.04" calcext:value-type="float">
            <text:p>2594.04</text:p>
          </table:table-cell>
          <table:table-cell office:value-type="float" office:value="2455.17" calcext:value-type="float">
            <text:p>2455.17</text:p>
          </table:table-cell>
          <table:table-cell office:value-type="float" office:value="999.29" calcext:value-type="float">
            <text:p>999.29</text:p>
          </table:table-cell>
          <table:table-cell office:value-type="float" office:value="2453.43" calcext:value-type="float">
            <text:p>2453.43</text:p>
          </table:table-cell>
          <table:table-cell office:value-type="float" office:value="1770.33" calcext:value-type="float">
            <text:p>1770.33</text:p>
          </table:table-cell>
          <table:table-cell office:value-type="float" office:value="2516.46" calcext:value-type="float">
            <text:p>2516.46</text:p>
          </table:table-cell>
          <table:table-cell office:value-type="float" office:value="935.08" calcext:value-type="float">
            <text:p>935.08</text:p>
          </table:table-cell>
          <table:table-cell office:value-type="float" office:value="9032.41" calcext:value-type="float">
            <text:p>9032.41</text:p>
          </table:table-cell>
          <table:table-cell office:value-type="float" office:value="9605.32" calcext:value-type="float">
            <text:p>9605.32</text:p>
          </table:table-cell>
          <table:table-cell office:value-type="float" office:value="3514.89" calcext:value-type="float">
            <text:p>3514.89</text:p>
          </table:table-cell>
          <table:table-cell office:value-type="float" office:value="2340.51" calcext:value-type="float">
            <text:p>2340.51</text:p>
          </table:table-cell>
          <table:table-cell office:value-type="float" office:value="2828.96" calcext:value-type="float">
            <text:p>2828.96</text:p>
          </table:table-cell>
          <table:table-cell office:value-type="float" office:value="2308.34" calcext:value-type="float">
            <text:p>2308.34</text:p>
          </table:table-cell>
          <table:table-cell office:value-type="float" office:value="708.57" calcext:value-type="float">
            <text:p>708.57</text:p>
          </table:table-cell>
          <table:table-cell office:value-type="float" office:value="2827.39" calcext:value-type="float">
            <text:p>2827.39</text:p>
          </table:table-cell>
          <table:table-cell office:value-type="string" calcext:value-type="string">
            <text:p>---</text:p>
          </table:table-cell>
          <table:table-cell office:value-type="float" office:value="2809.77" calcext:value-type="float">
            <text:p>2809.77</text:p>
          </table:table-cell>
          <table:table-cell office:value-type="float" office:value="454.47" calcext:value-type="float">
            <text:p>454.47</text:p>
          </table:table-cell>
        </table:table-row>
        <table:table-row table:style-name="ro1">
          <table:table-cell office:value-type="string" calcext:value-type="string">
            <text:p>qtwebkit.do_package</text:p>
          </table:table-cell>
          <table:table-cell table:number-columns-repeated="21" office:value-type="string" calcext:value-type="string">
            <text:p>---</text:p>
          </table:table-cell>
          <table:table-cell office:value-type="float" office:value="274.52" calcext:value-type="float">
            <text:p>274.52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377.68" calcext:value-type="float">
            <text:p>377.68</text:p>
          </table:table-cell>
          <table:table-cell office:value-type="float" office:value="373.3" calcext:value-type="float">
            <text:p>373.3</text:p>
          </table:table-cell>
          <table:table-cell office:value-type="float" office:value="362.87" calcext:value-type="float">
            <text:p>362.87</text:p>
          </table:table-cell>
          <table:table-cell office:value-type="float" office:value="167.63" calcext:value-type="float">
            <text:p>167.63</text:p>
          </table:table-cell>
          <table:table-cell office:value-type="float" office:value="146.64" calcext:value-type="float">
            <text:p>146.64</text:p>
          </table:table-cell>
          <table:table-cell office:value-type="string" calcext:value-type="string">
            <text:p>---</text:p>
          </table:table-cell>
          <table:table-cell office:value-type="float" office:value="148.56" calcext:value-type="float">
            <text:p>148.56</text:p>
          </table:table-cell>
          <table:table-cell office:value-type="float" office:value="147.79" calcext:value-type="float">
            <text:p>147.79</text:p>
          </table:table-cell>
        </table:table-row>
        <table:table-row table:style-name="ro1"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  <table:table-cell office:value-type="float" office:value="492.74" calcext:value-type="float">
            <text:p>492.74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207.25" calcext:value-type="float">
            <text:p>207.25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98.57" calcext:value-type="float">
            <text:p>198.57</text:p>
          </table:table-cell>
          <table:table-cell table:number-columns-repeated="7" office:value-type="string" calcext:value-type="string">
            <text:p>---</text:p>
          </table:table-cell>
          <table:table-cell office:value-type="float" office:value="299.4" calcext:value-type="float">
            <text:p>299.4</text:p>
          </table:table-cell>
          <table:table-cell table:number-columns-repeated="2" office:value-type="string" calcext:value-type="string">
            <text:p>---</text:p>
          </table:table-cell>
          <table:table-cell office:value-type="float" office:value="911.71" calcext:value-type="float">
            <text:p>911.71</text:p>
          </table:table-cell>
          <table:table-cell office:value-type="string" calcext:value-type="string">
            <text:p>---</text:p>
          </table:table-cell>
          <table:table-cell office:value-type="float" office:value="212.48" calcext:value-type="float">
            <text:p>212.48</text:p>
          </table:table-cell>
          <table:table-cell office:value-type="float" office:value="312.79" calcext:value-type="float">
            <text:p>312.79</text:p>
          </table:table-cell>
          <table:table-cell office:value-type="float" office:value="246.75" calcext:value-type="float">
            <text:p>246.75</text:p>
          </table:table-cell>
          <table:table-cell office:value-type="float" office:value="329.2" calcext:value-type="float">
            <text:p>329.2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91.32" calcext:value-type="float">
            <text:p>91.32</text:p>
          </table:table-cell>
        </table:table-row>
        <table:table-row table:style-name="ro1">
          <table:table-cell office:value-type="string" calcext:value-type="string">
            <text:p>qtxmlpatterns.do_compile</text:p>
          </table:table-cell>
          <table:table-cell office:value-type="float" office:value="560.62" calcext:value-type="float">
            <text:p>560.62</text:p>
          </table:table-cell>
          <table:table-cell office:value-type="string" calcext:value-type="string">
            <text:p>---</text:p>
          </table:table-cell>
          <table:table-cell office:value-type="float" office:value="568" calcext:value-type="float">
            <text:p>568</text:p>
          </table:table-cell>
          <table:table-cell office:value-type="string" calcext:value-type="string">
            <text:p>---</text:p>
          </table:table-cell>
          <table:table-cell office:value-type="float" office:value="270.58" calcext:value-type="float">
            <text:p>270.58</text:p>
          </table:table-cell>
          <table:table-cell office:value-type="string" calcext:value-type="string">
            <text:p>---</text:p>
          </table:table-cell>
          <table:table-cell office:value-type="float" office:value="315.91" calcext:value-type="float">
            <text:p>315.91</text:p>
          </table:table-cell>
          <table:table-cell office:value-type="string" calcext:value-type="string">
            <text:p>---</text:p>
          </table:table-cell>
          <table:table-cell office:value-type="float" office:value="276.19" calcext:value-type="float">
            <text:p>276.19</text:p>
          </table:table-cell>
          <table:table-cell office:value-type="string" calcext:value-type="string">
            <text:p>---</text:p>
          </table:table-cell>
          <table:table-cell office:value-type="float" office:value="292.63" calcext:value-type="float">
            <text:p>292.6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90.34" calcext:value-type="float">
            <text:p>290.34</text:p>
          </table:table-cell>
          <table:table-cell office:value-type="string" calcext:value-type="string">
            <text:p>---</text:p>
          </table:table-cell>
          <table:table-cell office:value-type="float" office:value="306.57" calcext:value-type="float">
            <text:p>306.57</text:p>
          </table:table-cell>
          <table:table-cell office:value-type="string" calcext:value-type="string">
            <text:p>---</text:p>
          </table:table-cell>
          <table:table-cell office:value-type="float" office:value="374.37" calcext:value-type="float">
            <text:p>374.37</text:p>
          </table:table-cell>
          <table:table-cell office:value-type="string" calcext:value-type="string">
            <text:p>---</text:p>
          </table:table-cell>
          <table:table-cell office:value-type="float" office:value="345.73" calcext:value-type="float">
            <text:p>345.73</text:p>
          </table:table-cell>
          <table:table-cell office:value-type="string" calcext:value-type="string">
            <text:p>---</text:p>
          </table:table-cell>
          <table:table-cell office:value-type="float" office:value="335.29" calcext:value-type="float">
            <text:p>335.29</text:p>
          </table:table-cell>
          <table:table-cell office:value-type="string" calcext:value-type="string">
            <text:p>---</text:p>
          </table:table-cell>
          <table:table-cell office:value-type="float" office:value="998.54" calcext:value-type="float">
            <text:p>998.54</text:p>
          </table:table-cell>
          <table:table-cell office:value-type="float" office:value="998.43" calcext:value-type="float">
            <text:p>998.43</text:p>
          </table:table-cell>
          <table:table-cell office:value-type="float" office:value="190.52" calcext:value-type="float">
            <text:p>190.52</text:p>
          </table:table-cell>
          <table:table-cell table:number-columns-repeated="4" office:value-type="string" calcext:value-type="string">
            <text:p>---</text:p>
          </table:table-cell>
          <table:table-cell office:value-type="float" office:value="162.62" calcext:value-type="float">
            <text:p>162.62</text:p>
          </table:table-cell>
          <table:table-cell office:value-type="string" calcext:value-type="string">
            <text:p>---</text:p>
          </table:table-cell>
          <table:table-cell office:value-type="float" office:value="159.51" calcext:value-type="float">
            <text:p>159.51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ust-llvm-native.do_compile</text:p>
          </table:table-cell>
          <table:table-cell office:value-type="float" office:value="522.1" calcext:value-type="float">
            <text:p>522.1</text:p>
          </table:table-cell>
          <table:table-cell office:value-type="float" office:value="609.02" calcext:value-type="float">
            <text:p>609.02</text:p>
          </table:table-cell>
          <table:table-cell office:value-type="float" office:value="566.17" calcext:value-type="float">
            <text:p>566.17</text:p>
          </table:table-cell>
          <table:table-cell office:value-type="float" office:value="456.38" calcext:value-type="float">
            <text:p>456.38</text:p>
          </table:table-cell>
          <table:table-cell office:value-type="string" calcext:value-type="string">
            <text:p>---</text:p>
          </table:table-cell>
          <table:table-cell office:value-type="float" office:value="214.16" calcext:value-type="float">
            <text:p>214.16</text:p>
          </table:table-cell>
          <table:table-cell office:value-type="string" calcext:value-type="string">
            <text:p>---</text:p>
          </table:table-cell>
          <table:table-cell office:value-type="float" office:value="179.08" calcext:value-type="float">
            <text:p>179.08</text:p>
          </table:table-cell>
          <table:table-cell office:value-type="string" calcext:value-type="string">
            <text:p>---</text:p>
          </table:table-cell>
          <table:table-cell office:value-type="float" office:value="216.99" calcext:value-type="float">
            <text:p>216.99</text:p>
          </table:table-cell>
          <table:table-cell office:value-type="string" calcext:value-type="string">
            <text:p>---</text:p>
          </table:table-cell>
          <table:table-cell office:value-type="float" office:value="182.81" calcext:value-type="float">
            <text:p>182.81</text:p>
          </table:table-cell>
          <table:table-cell office:value-type="string" calcext:value-type="string">
            <text:p>---</text:p>
          </table:table-cell>
          <table:table-cell office:value-type="float" office:value="215" calcext:value-type="float">
            <text:p>215</text:p>
          </table:table-cell>
          <table:table-cell office:value-type="string" calcext:value-type="string">
            <text:p>---</text:p>
          </table:table-cell>
          <table:table-cell office:value-type="float" office:value="182.53" calcext:value-type="float">
            <text:p>182.5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14.48" calcext:value-type="float">
            <text:p>214.48</text:p>
          </table:table-cell>
          <table:table-cell office:value-type="string" calcext:value-type="string">
            <text:p>---</text:p>
          </table:table-cell>
          <table:table-cell office:value-type="float" office:value="316.73" calcext:value-type="float">
            <text:p>316.73</text:p>
          </table:table-cell>
          <table:table-cell office:value-type="float" office:value="245.82" calcext:value-type="float">
            <text:p>245.82</text:p>
          </table:table-cell>
          <table:table-cell office:value-type="float" office:value="214.83" calcext:value-type="float">
            <text:p>214.83</text:p>
          </table:table-cell>
          <table:table-cell office:value-type="float" office:value="2233.43" calcext:value-type="float">
            <text:p>2233.43</text:p>
          </table:table-cell>
          <table:table-cell office:value-type="float" office:value="1785.48" calcext:value-type="float">
            <text:p>1785.48</text:p>
          </table:table-cell>
          <table:table-cell office:value-type="float" office:value="653.89" calcext:value-type="float">
            <text:p>653.89</text:p>
          </table:table-cell>
          <table:table-cell office:value-type="float" office:value="386.23" calcext:value-type="float">
            <text:p>386.23</text:p>
          </table:table-cell>
          <table:table-cell office:value-type="float" office:value="326.4" calcext:value-type="float">
            <text:p>326.4</text:p>
          </table:table-cell>
          <table:table-cell office:value-type="float" office:value="309.21" calcext:value-type="float">
            <text:p>309.21</text:p>
          </table:table-cell>
          <table:table-cell office:value-type="float" office:value="213.47" calcext:value-type="float">
            <text:p>213.47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108.97" calcext:value-type="float">
            <text:p>108.97</text:p>
          </table:table-cell>
        </table:table-row>
        <table:table-row table:style-name="ro1">
          <table:table-cell office:value-type="string" calcext:value-type="string">
            <text:p>rust-native.do_compile</text:p>
          </table:table-cell>
          <table:table-cell office:value-type="float" office:value="12028.87" calcext:value-type="float">
            <text:p>12028.87</text:p>
          </table:table-cell>
          <table:table-cell office:value-type="float" office:value="11009.12" calcext:value-type="float">
            <text:p>11009.12</text:p>
          </table:table-cell>
          <table:table-cell office:value-type="float" office:value="11340.96" calcext:value-type="float">
            <text:p>11340.96</text:p>
          </table:table-cell>
          <table:table-cell office:value-type="float" office:value="2660.58" calcext:value-type="float">
            <text:p>2660.58</text:p>
          </table:table-cell>
          <table:table-cell office:value-type="float" office:value="6351.12" calcext:value-type="float">
            <text:p>6351.12</text:p>
          </table:table-cell>
          <table:table-cell office:value-type="float" office:value="5696.09" calcext:value-type="float">
            <text:p>5696.09</text:p>
          </table:table-cell>
          <table:table-cell office:value-type="float" office:value="6317.46" calcext:value-type="float">
            <text:p>6317.46</text:p>
          </table:table-cell>
          <table:table-cell office:value-type="float" office:value="2007.12" calcext:value-type="float">
            <text:p>2007.12</text:p>
          </table:table-cell>
          <table:table-cell office:value-type="float" office:value="6390.62" calcext:value-type="float">
            <text:p>6390.62</text:p>
          </table:table-cell>
          <table:table-cell office:value-type="float" office:value="5561.55" calcext:value-type="float">
            <text:p>5561.55</text:p>
          </table:table-cell>
          <table:table-cell office:value-type="float" office:value="6360.64" calcext:value-type="float">
            <text:p>6360.64</text:p>
          </table:table-cell>
          <table:table-cell office:value-type="float" office:value="2022.55" calcext:value-type="float">
            <text:p>2022.55</text:p>
          </table:table-cell>
          <table:table-cell office:value-type="float" office:value="6462.08" calcext:value-type="float">
            <text:p>6462.08</text:p>
          </table:table-cell>
          <table:table-cell office:value-type="float" office:value="5514.28" calcext:value-type="float">
            <text:p>5514.28</text:p>
          </table:table-cell>
          <table:table-cell office:value-type="float" office:value="6321.39" calcext:value-type="float">
            <text:p>6321.39</text:p>
          </table:table-cell>
          <table:table-cell office:value-type="float" office:value="2026.51" calcext:value-type="float">
            <text:p>2026.51</text:p>
          </table:table-cell>
          <table:table-cell office:value-type="float" office:value="7672.7" calcext:value-type="float">
            <text:p>7672.7</text:p>
          </table:table-cell>
          <table:table-cell office:value-type="float" office:value="5228.51" calcext:value-type="float">
            <text:p>5228.51</text:p>
          </table:table-cell>
          <table:table-cell office:value-type="float" office:value="7562.24" calcext:value-type="float">
            <text:p>7562.24</text:p>
          </table:table-cell>
          <table:table-cell office:value-type="float" office:value="2016.49" calcext:value-type="float">
            <text:p>2016.49</text:p>
          </table:table-cell>
          <table:table-cell office:value-type="float" office:value="7650.51" calcext:value-type="float">
            <text:p>7650.51</text:p>
          </table:table-cell>
          <table:table-cell office:value-type="float" office:value="4417.03" calcext:value-type="float">
            <text:p>4417.03</text:p>
          </table:table-cell>
          <table:table-cell office:value-type="float" office:value="7444.33" calcext:value-type="float">
            <text:p>7444.33</text:p>
          </table:table-cell>
          <table:table-cell office:value-type="float" office:value="2024.23" calcext:value-type="float">
            <text:p>2024.23</text:p>
          </table:table-cell>
          <table:table-cell office:value-type="float" office:value="13232.38" calcext:value-type="float">
            <text:p>13232.38</text:p>
          </table:table-cell>
          <table:table-cell office:value-type="float" office:value="12757.36" calcext:value-type="float">
            <text:p>12757.36</text:p>
          </table:table-cell>
          <table:table-cell office:value-type="float" office:value="2333.93" calcext:value-type="float">
            <text:p>2333.93</text:p>
          </table:table-cell>
          <table:table-cell office:value-type="float" office:value="5879.58" calcext:value-type="float">
            <text:p>5879.58</text:p>
          </table:table-cell>
          <table:table-cell office:value-type="float" office:value="5480" calcext:value-type="float">
            <text:p>5480</text:p>
          </table:table-cell>
          <table:table-cell office:value-type="float" office:value="5543.48" calcext:value-type="float">
            <text:p>5543.48</text:p>
          </table:table-cell>
          <table:table-cell office:value-type="float" office:value="1758.98" calcext:value-type="float">
            <text:p>1758.98</text:p>
          </table:table-cell>
          <table:table-cell office:value-type="float" office:value="3017.92" calcext:value-type="float">
            <text:p>3017.92</text:p>
          </table:table-cell>
          <table:table-cell office:value-type="float" office:value="2156.97" calcext:value-type="float">
            <text:p>2156.97</text:p>
          </table:table-cell>
          <table:table-cell office:value-type="float" office:value="2858.43" calcext:value-type="float">
            <text:p>2858.43</text:p>
          </table:table-cell>
          <table:table-cell office:value-type="float" office:value="1286.91" calcext:value-type="float">
            <text:p>1286.91</text:p>
          </table:table-cell>
        </table:table-row>
        <table:table-row table:style-name="ro1">
          <table:table-cell office:value-type="string" calcext:value-type="string">
            <text:p>sudo.do_configure</text:p>
          </table:table-cell>
          <table:table-cell table:number-columns-repeated="23" office:value-type="string" calcext:value-type="string">
            <text:p>---</text:p>
          </table:table-cell>
          <table:table-cell office:value-type="float" office:value="114.05" calcext:value-type="float">
            <text:p>114.05</text:p>
          </table:table-cell>
          <table:table-cell table:number-columns-repeated="11"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webkitgtk.do_compile</text:p>
          </table:table-cell>
          <table:table-cell office:value-type="float" office:value="4195.8" calcext:value-type="float">
            <text:p>4195.8</text:p>
          </table:table-cell>
          <table:table-cell office:value-type="float" office:value="4343.14" calcext:value-type="float">
            <text:p>4343.14</text:p>
          </table:table-cell>
          <table:table-cell office:value-type="float" office:value="4307.39" calcext:value-type="float">
            <text:p>4307.39</text:p>
          </table:table-cell>
          <table:table-cell office:value-type="float" office:value="1368.75" calcext:value-type="float">
            <text:p>1368.75</text:p>
          </table:table-cell>
          <table:table-cell office:value-type="float" office:value="1790.06" calcext:value-type="float">
            <text:p>1790.06</text:p>
          </table:table-cell>
          <table:table-cell office:value-type="float" office:value="1376.32" calcext:value-type="float">
            <text:p>1376.32</text:p>
          </table:table-cell>
          <table:table-cell office:value-type="float" office:value="1828.9" calcext:value-type="float">
            <text:p>1828.9</text:p>
          </table:table-cell>
          <table:table-cell office:value-type="float" office:value="668.98" calcext:value-type="float">
            <text:p>668.98</text:p>
          </table:table-cell>
          <table:table-cell office:value-type="float" office:value="1821.56" calcext:value-type="float">
            <text:p>1821.56</text:p>
          </table:table-cell>
          <table:table-cell office:value-type="float" office:value="1630.49" calcext:value-type="float">
            <text:p>1630.49</text:p>
          </table:table-cell>
          <table:table-cell office:value-type="float" office:value="1842.6" calcext:value-type="float">
            <text:p>1842.6</text:p>
          </table:table-cell>
          <table:table-cell office:value-type="float" office:value="690.85" calcext:value-type="float">
            <text:p>690.85</text:p>
          </table:table-cell>
          <table:table-cell office:value-type="float" office:value="1831.9" calcext:value-type="float">
            <text:p>1831.9</text:p>
          </table:table-cell>
          <table:table-cell office:value-type="float" office:value="1454.69" calcext:value-type="float">
            <text:p>1454.69</text:p>
          </table:table-cell>
          <table:table-cell office:value-type="float" office:value="1798.16" calcext:value-type="float">
            <text:p>1798.16</text:p>
          </table:table-cell>
          <table:table-cell office:value-type="float" office:value="683.14" calcext:value-type="float">
            <text:p>683.14</text:p>
          </table:table-cell>
          <table:table-cell office:value-type="float" office:value="2170.33" calcext:value-type="float">
            <text:p>2170.33</text:p>
          </table:table-cell>
          <table:table-cell office:value-type="float" office:value="1972.12" calcext:value-type="float">
            <text:p>1972.12</text:p>
          </table:table-cell>
          <table:table-cell office:value-type="float" office:value="2230.24" calcext:value-type="float">
            <text:p>2230.24</text:p>
          </table:table-cell>
          <table:table-cell office:value-type="float" office:value="781.13" calcext:value-type="float">
            <text:p>781.13</text:p>
          </table:table-cell>
          <table:table-cell office:value-type="float" office:value="2234.91" calcext:value-type="float">
            <text:p>2234.91</text:p>
          </table:table-cell>
          <table:table-cell office:value-type="float" office:value="1741.62" calcext:value-type="float">
            <text:p>1741.62</text:p>
          </table:table-cell>
          <table:table-cell office:value-type="float" office:value="2207.04" calcext:value-type="float">
            <text:p>2207.04</text:p>
          </table:table-cell>
          <table:table-cell office:value-type="float" office:value="759.36" calcext:value-type="float">
            <text:p>759.36</text:p>
          </table:table-cell>
          <table:table-cell office:value-type="float" office:value="9020.49" calcext:value-type="float">
            <text:p>9020.49</text:p>
          </table:table-cell>
          <table:table-cell office:value-type="float" office:value="8700.24" calcext:value-type="float">
            <text:p>8700.24</text:p>
          </table:table-cell>
          <table:table-cell office:value-type="float" office:value="2151.2" calcext:value-type="float">
            <text:p>2151.2</text:p>
          </table:table-cell>
          <table:table-cell office:value-type="float" office:value="1980.64" calcext:value-type="float">
            <text:p>1980.64</text:p>
          </table:table-cell>
          <table:table-cell office:value-type="float" office:value="2512.17" calcext:value-type="float">
            <text:p>2512.17</text:p>
          </table:table-cell>
          <table:table-cell office:value-type="float" office:value="1925.72" calcext:value-type="float">
            <text:p>1925.72</text:p>
          </table:table-cell>
          <table:table-cell office:value-type="float" office:value="762.26" calcext:value-type="float">
            <text:p>762.26</text:p>
          </table:table-cell>
          <table:table-cell office:value-type="float" office:value="3965.83" calcext:value-type="float">
            <text:p>3965.83</text:p>
          </table:table-cell>
          <table:table-cell office:value-type="float" office:value="2565.35" calcext:value-type="float">
            <text:p>2565.35</text:p>
          </table:table-cell>
          <table:table-cell office:value-type="float" office:value="4172.06" calcext:value-type="float">
            <text:p>4172.06</text:p>
          </table:table-cell>
          <table:table-cell office:value-type="float" office:value="499.22" calcext:value-type="float">
            <text:p>499.22</text:p>
          </table:table-cell>
        </table:table-row>
        <table:table-row table:style-name="ro1">
          <table:table-cell office:value-type="string" calcext:value-type="string">
            <text:p>webkitgtk.do_package</text:p>
          </table:table-cell>
          <table:table-cell table:number-columns-repeated="5" office:value-type="string" calcext:value-type="string">
            <text:p>---</text:p>
          </table:table-cell>
          <table:table-cell office:value-type="float" office:value="249.4" calcext:value-type="float">
            <text:p>249.4</text:p>
          </table:table-cell>
          <table:table-cell office:value-type="float" office:value="224.44" calcext:value-type="float">
            <text:p>224.44</text:p>
          </table:table-cell>
          <table:table-cell office:value-type="string" calcext:value-type="string">
            <text:p>---</text:p>
          </table:table-cell>
          <table:table-cell office:value-type="float" office:value="278.24" calcext:value-type="float">
            <text:p>278.24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6.36" calcext:value-type="float">
            <text:p>276.36</text:p>
          </table:table-cell>
          <table:table-cell office:value-type="float" office:value="213.73" calcext:value-type="float">
            <text:p>213.73</text:p>
          </table:table-cell>
          <table:table-cell table:number-columns-repeated="3" office:value-type="string" calcext:value-type="string">
            <text:p>---</text:p>
          </table:table-cell>
          <table:table-cell office:value-type="float" office:value="276.16" calcext:value-type="float">
            <text:p>276.16</text:p>
          </table:table-cell>
          <table:table-cell table:number-columns-repeated="9" office:value-type="string" calcext:value-type="string">
            <text:p>---</text:p>
          </table:table-cell>
          <table:table-cell office:value-type="float" office:value="289.2" calcext:value-type="float">
            <text:p>289.2</text:p>
          </table:table-cell>
          <table:table-cell office:value-type="float" office:value="318.16" calcext:value-type="float">
            <text:p>318.16</text:p>
          </table:table-cell>
          <table:table-cell office:value-type="float" office:value="302.24" calcext:value-type="float">
            <text:p>302.24</text:p>
          </table:table-cell>
          <table:table-cell office:value-type="float" office:value="233.74" calcext:value-type="float">
            <text:p>233.74</text:p>
          </table:table-cell>
          <table:table-cell office:value-type="string" calcext:value-type="string">
            <text:p>---</text:p>
          </table:table-cell>
          <table:table-cell office:value-type="float" office:value="173.22" calcext:value-type="float">
            <text:p>173.22</text:p>
          </table:table-cell>
          <table:table-cell office:value-type="string" calcext:value-type="string">
            <text:p>---</text:p>
          </table:table-cell>
          <table:table-cell office:value-type="float" office:value="148.26" calcext:value-type="float">
            <text:p>148.26</text:p>
          </table:table-cell>
        </table:table-row>
        <table:table-row table:style-name="ro1">
          <table:table-cell office:value-type="string" calcext:value-type="string">
            <text:p>webkitgtk.do_package_write_rpm</text:p>
          </table:table-cell>
          <table:table-cell office:value-type="float" office:value="660.04" calcext:value-type="float">
            <text:p>660.04</text:p>
          </table:table-cell>
          <table:table-cell office:value-type="float" office:value="667.94" calcext:value-type="float">
            <text:p>667.94</text:p>
          </table:table-cell>
          <table:table-cell office:value-type="float" office:value="620.8" calcext:value-type="float">
            <text:p>620.8</text:p>
          </table:table-cell>
          <table:table-cell office:value-type="float" office:value="229.47" calcext:value-type="float">
            <text:p>229.47</text:p>
          </table:table-cell>
          <table:table-cell office:value-type="float" office:value="463.33" calcext:value-type="float">
            <text:p>463.33</text:p>
          </table:table-cell>
          <table:table-cell office:value-type="float" office:value="440.63" calcext:value-type="float">
            <text:p>440.63</text:p>
          </table:table-cell>
          <table:table-cell office:value-type="float" office:value="448.56" calcext:value-type="float">
            <text:p>448.56</text:p>
          </table:table-cell>
          <table:table-cell office:value-type="string" calcext:value-type="string">
            <text:p>---</text:p>
          </table:table-cell>
          <table:table-cell office:value-type="float" office:value="463.47" calcext:value-type="float">
            <text:p>463.47</text:p>
          </table:table-cell>
          <table:table-cell office:value-type="float" office:value="423.72" calcext:value-type="float">
            <text:p>423.72</text:p>
          </table:table-cell>
          <table:table-cell office:value-type="float" office:value="521.77" calcext:value-type="float">
            <text:p>521.77</text:p>
          </table:table-cell>
          <table:table-cell office:value-type="string" calcext:value-type="string">
            <text:p>---</text:p>
          </table:table-cell>
          <table:table-cell office:value-type="float" office:value="458.04" calcext:value-type="float">
            <text:p>458.04</text:p>
          </table:table-cell>
          <table:table-cell office:value-type="float" office:value="390.82" calcext:value-type="float">
            <text:p>390.82</text:p>
          </table:table-cell>
          <table:table-cell office:value-type="float" office:value="394.25" calcext:value-type="float">
            <text:p>394.25</text:p>
          </table:table-cell>
          <table:table-cell office:value-type="string" calcext:value-type="string">
            <text:p>---</text:p>
          </table:table-cell>
          <table:table-cell office:value-type="float" office:value="463.46" calcext:value-type="float">
            <text:p>463.46</text:p>
          </table:table-cell>
          <table:table-cell office:value-type="float" office:value="493.48" calcext:value-type="float">
            <text:p>493.48</text:p>
          </table:table-cell>
          <table:table-cell office:value-type="float" office:value="501.54" calcext:value-type="float">
            <text:p>501.54</text:p>
          </table:table-cell>
          <table:table-cell office:value-type="string" calcext:value-type="string">
            <text:p>---</text:p>
          </table:table-cell>
          <table:table-cell office:value-type="float" office:value="546.92" calcext:value-type="float">
            <text:p>546.92</text:p>
          </table:table-cell>
          <table:table-cell office:value-type="float" office:value="435.5" calcext:value-type="float">
            <text:p>435.5</text:p>
          </table:table-cell>
          <table:table-cell office:value-type="float" office:value="477.28" calcext:value-type="float">
            <text:p>477.28</text:p>
          </table:table-cell>
          <table:table-cell office:value-type="string" calcext:value-type="string">
            <text:p>---</text:p>
          </table:table-cell>
          <table:table-cell office:value-type="float" office:value="881.69" calcext:value-type="float">
            <text:p>881.69</text:p>
          </table:table-cell>
          <table:table-cell office:value-type="float" office:value="874.01" calcext:value-type="float">
            <text:p>874.01</text:p>
          </table:table-cell>
          <table:table-cell office:value-type="float" office:value="381.25" calcext:value-type="float">
            <text:p>381.25</text:p>
          </table:table-cell>
          <table:table-cell office:value-type="float" office:value="329.7" calcext:value-type="float">
            <text:p>329.7</text:p>
          </table:table-cell>
          <table:table-cell office:value-type="float" office:value="346.57" calcext:value-type="float">
            <text:p>346.57</text:p>
          </table:table-cell>
          <table:table-cell office:value-type="float" office:value="323.22" calcext:value-type="float">
            <text:p>323.22</text:p>
          </table:table-cell>
          <table:table-cell office:value-type="float" office:value="225.18" calcext:value-type="float">
            <text:p>225.18</text:p>
          </table:table-cell>
          <table:table-cell office:value-type="string" calcext:value-type="string">
            <text:p>---</text:p>
          </table:table-cell>
          <table:table-cell office:value-type="float" office:value="133.85" calcext:value-type="float">
            <text:p>133.85</text:p>
          </table:table-cell>
          <table:table-cell office:value-type="string" calcext:value-type="string">
            <text:p>---</text:p>
          </table:table-cell>
          <table:table-cell office:value-type="float" office:value="134.42" calcext:value-type="float">
            <text:p>134.42</text:p>
          </table:table-cell>
        </table:table-row>
        <table:table-row table:style-name="ro1">
          <table:table-cell office:value-type="string" calcext:value-type="string">
            <text:p>Total</text:p>
          </table:table-cell>
          <table:table-cell office:value-type="float" office:value="19395.22" calcext:value-type="float">
            <text:p>19395.22</text:p>
          </table:table-cell>
          <table:table-cell office:value-type="float" office:value="19699.89" calcext:value-type="float">
            <text:p>19699.89</text:p>
          </table:table-cell>
          <table:table-cell office:value-type="float" office:value="19358.37" calcext:value-type="float">
            <text:p>19358.37</text:p>
          </table:table-cell>
          <table:table-cell office:value-type="float" office:value="26976.76" calcext:value-type="float">
            <text:p>26976.76</text:p>
          </table:table-cell>
          <table:table-cell office:value-type="float" office:value="8289.49" calcext:value-type="float">
            <text:p>8289.49</text:p>
          </table:table-cell>
          <table:table-cell office:value-type="float" office:value="9472.01" calcext:value-type="float">
            <text:p>9472.01</text:p>
          </table:table-cell>
          <table:table-cell office:value-type="float" office:value="8262.44" calcext:value-type="float">
            <text:p>8262.44</text:p>
          </table:table-cell>
          <table:table-cell office:value-type="float" office:value="17574.32" calcext:value-type="float">
            <text:p>17574.32</text:p>
          </table:table-cell>
          <table:table-cell office:value-type="float" office:value="8309.38" calcext:value-type="float">
            <text:p>8309.38</text:p>
          </table:table-cell>
          <table:table-cell office:value-type="float" office:value="9240.79" calcext:value-type="float">
            <text:p>9240.79</text:p>
          </table:table-cell>
          <table:table-cell office:value-type="float" office:value="8259.42" calcext:value-type="float">
            <text:p>8259.42</text:p>
          </table:table-cell>
          <table:table-cell office:value-type="float" office:value="17126.62" calcext:value-type="float">
            <text:p>17126.62</text:p>
          </table:table-cell>
          <table:table-cell office:value-type="float" office:value="8375.13" calcext:value-type="float">
            <text:p>8375.13</text:p>
          </table:table-cell>
          <table:table-cell office:value-type="float" office:value="9197.3" calcext:value-type="float">
            <text:p>9197.3</text:p>
          </table:table-cell>
          <table:table-cell office:value-type="float" office:value="8247.79" calcext:value-type="float">
            <text:p>8247.79</text:p>
          </table:table-cell>
          <table:table-cell office:value-type="float" office:value="17399.58" calcext:value-type="float">
            <text:p>17399.58</text:p>
          </table:table-cell>
          <table:table-cell office:value-type="float" office:value="9628.34" calcext:value-type="float">
            <text:p>9628.34</text:p>
          </table:table-cell>
          <table:table-cell office:value-type="float" office:value="9461.14" calcext:value-type="float">
            <text:p>9461.14</text:p>
          </table:table-cell>
          <table:table-cell office:value-type="float" office:value="9523.6" calcext:value-type="float">
            <text:p>9523.6</text:p>
          </table:table-cell>
          <table:table-cell office:value-type="float" office:value="16631.03" calcext:value-type="float">
            <text:p>16631.03</text:p>
          </table:table-cell>
          <table:table-cell office:value-type="float" office:value="9614.88" calcext:value-type="float">
            <text:p>9614.88</text:p>
          </table:table-cell>
          <table:table-cell office:value-type="float" office:value="9392.89" calcext:value-type="float">
            <text:p>9392.89</text:p>
          </table:table-cell>
          <table:table-cell office:value-type="float" office:value="9590.77" calcext:value-type="float">
            <text:p>9590.77</text:p>
          </table:table-cell>
          <table:table-cell office:value-type="float" office:value="17258.88" calcext:value-type="float">
            <text:p>17258.88</text:p>
          </table:table-cell>
          <table:table-cell office:value-type="float" office:value="32780.01" calcext:value-type="float">
            <text:p>32780.01</text:p>
          </table:table-cell>
          <table:table-cell office:value-type="float" office:value="33274.69" calcext:value-type="float">
            <text:p>33274.69</text:p>
          </table:table-cell>
          <table:table-cell office:value-type="float" office:value="34755.89" calcext:value-type="float">
            <text:p>34755.89</text:p>
          </table:table-cell>
          <table:table-cell office:value-type="float" office:value="9191.8" calcext:value-type="float">
            <text:p>9191.8</text:p>
          </table:table-cell>
          <table:table-cell office:value-type="float" office:value="9628.41" calcext:value-type="float">
            <text:p>9628.41</text:p>
          </table:table-cell>
          <table:table-cell office:value-type="float" office:value="9075.5" calcext:value-type="float">
            <text:p>9075.5</text:p>
          </table:table-cell>
          <table:table-cell office:value-type="float" office:value="14763.06" calcext:value-type="float">
            <text:p>14763.06</text:p>
          </table:table-cell>
          <table:table-cell office:value-type="float" office:value="6018.16" calcext:value-type="float">
            <text:p>6018.16</text:p>
          </table:table-cell>
          <table:table-cell office:value-type="float" office:value="5340.29" calcext:value-type="float">
            <text:p>5340.29</text:p>
          </table:table-cell>
          <table:table-cell office:value-type="float" office:value="5984.95" calcext:value-type="float">
            <text:p>5984.95</text:p>
          </table:table-cell>
          <table:table-cell office:value-type="float" office:value="10332.07" calcext:value-type="float">
            <text:p>10332.07</text:p>
          </table:table-cell>
        </table:table-row>
      </table:table>
      <table:table table:name="table.top20.build-test" table:style-name="ta1">
        <table:table-column table:style-name="co38" table:default-cell-style-name="Default"/>
        <table:table-column table:style-name="co26" table:default-cell-style-name="Default"/>
        <table:table-column table:style-name="co36" table:default-cell-style-name="Default"/>
        <table:table-column table:style-name="co5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13" calcext:value-type="float">
            <text:p>1.1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49" calcext:value-type="float">
            <text:p>0.49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42" calcext:value-type="float">
            <text:p>1.4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1.23" calcext:value-type="float">
            <text:p>1.2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fetch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23" calcext:value-type="float">
            <text:p>0.2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lic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populate_sysroot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gnu-config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2.34" calcext:value-type="float">
            <text:p>2.3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73" calcext:value-type="float">
            <text:p>1.7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77" calcext:value-type="float">
            <text:p>1.7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76" calcext:value-type="float">
            <text:p>1.7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37" calcext:value-type="float">
            <text:p>1.3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1.07" calcext:value-type="float">
            <text:p>1.0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mpile</text:p>
          </table:table-cell>
          <table:table-cell office:value-type="float" office:value="0.8" calcext:value-type="float">
            <text:p>0.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0.01" calcext:value-type="float">
            <text:p>30.0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1.57" calcext:value-type="float">
            <text:p>31.5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1.04" calcext:value-type="float">
            <text:p>31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30.57" calcext:value-type="float">
            <text:p>30.5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27.59" calcext:value-type="float">
            <text:p>27.5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27.82" calcext:value-type="float">
            <text:p>27.8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19.64" calcext:value-type="float">
            <text:p>19.6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18.82" calcext:value-type="float">
            <text:p>18.8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configure</text:p>
          </table:table-cell>
          <table:table-cell office:value-type="float" office:value="15.77" calcext:value-type="float">
            <text:p>15.7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05" calcext:value-type="float">
            <text:p>1.0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74" calcext:value-type="float">
            <text:p>2.7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51" calcext:value-type="float">
            <text:p>2.5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7" calcext:value-type="float">
            <text:p>1.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2.26" calcext:value-type="float">
            <text:p>2.2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1.12" calcext:value-type="float">
            <text:p>1.1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fetch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7" calcext:value-type="float">
            <text:p>0.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73" calcext:value-type="float">
            <text:p>0.7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3" calcext:value-type="float">
            <text:p>0.6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62" calcext:value-type="float">
            <text:p>0.6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43" calcext:value-type="float">
            <text:p>0.4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install</text:p>
          </table:table-cell>
          <table:table-cell office:value-type="float" office:value="0.35" calcext:value-type="float">
            <text:p>0.3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3" calcext:value-type="float">
            <text:p>0.3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1" calcext:value-type="float">
            <text:p>0.3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atch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6" calcext:value-type="float">
            <text:p>0.4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4" calcext:value-type="float">
            <text:p>0.4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39" calcext:value-type="float">
            <text:p>0.3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37" calcext:value-type="float">
            <text:p>0.3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24" calcext:value-type="float">
            <text:p>0.2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populate_sysroot</text:p>
          </table:table-cell>
          <table:table-cell office:value-type="float" office:value="0.2" calcext:value-type="float">
            <text:p>0.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rm_wor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1.31" calcext:value-type="float">
            <text:p>1.3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m4-native.do_unpack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4" calcext:value-type="float">
            <text:p>1.0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1.08" calcext:value-type="float">
            <text:p>1.0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93" calcext:value-type="float">
            <text:p>0.9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95" calcext:value-type="float">
            <text:p>0.9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mpile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32" calcext:value-type="float">
            <text:p>1.3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21" calcext:value-type="float">
            <text:p>1.21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09" calcext:value-type="float">
            <text:p>1.0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17" calcext:value-type="float">
            <text:p>1.1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0.71" calcext:value-type="float">
            <text:p>0.7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0.53" calcext:value-type="float">
            <text:p>0.5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configure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9" calcext:value-type="float">
            <text:p>0.7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67" calcext:value-type="float">
            <text:p>0.6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2.25" calcext:value-type="float">
            <text:p>2.2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0.76" calcext:value-type="float">
            <text:p>0.7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1.02" calcext:value-type="float">
            <text:p>1.0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1.06" calcext:value-type="float">
            <text:p>1.0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fetch</text:p>
          </table:table-cell>
          <table:table-cell office:value-type="float" office:value="2.84" calcext:value-type="float">
            <text:p>2.8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47" calcext:value-type="float">
            <text:p>0.4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32" calcext:value-type="float">
            <text:p>0.3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28" calcext:value-type="float">
            <text:p>0.2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16" calcext:value-type="float">
            <text:p>0.1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install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7" calcext:value-type="float">
            <text:p>0.1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11" calcext:value-type="float">
            <text:p>0.1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65" calcext:value-type="float">
            <text:p>0.6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5" calcext:value-type="float">
            <text:p>0.55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6" calcext:value-type="float">
            <text:p>0.6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5" calcext:value-type="float">
            <text:p>0.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3" calcext:value-type="float">
            <text:p>0.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quilt-native.do_populate_sysroot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float" office:value="0.22" calcext:value-type="float">
            <text:p>0.2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float" office:value="0.1" calcext:value-type="float">
            <text:p>0.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install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9" calcext:value-type="float">
            <text:p>0.1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8" calcext:value-type="float">
            <text:p>0.1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3" calcext:value-type="float">
            <text:p>0.1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lic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38" calcext:value-type="float">
            <text:p>0.3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52" calcext:value-type="float">
            <text:p>0.5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41" calcext:value-type="float">
            <text:p>0.4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42" calcext:value-type="float">
            <text:p>0.4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36" calcext:value-type="float">
            <text:p>0.3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34" calcext:value-type="float">
            <text:p>0.3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27" calcext:value-type="float">
            <text:p>0.27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exinfo-dummy-native.do_populate_sysroot</text:p>
          </table:table-cell>
          <table:table-cell office:value-type="float" office:value="0.21" calcext:value-type="float">
            <text:p>0.2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2.81" calcext:value-type="float">
            <text:p>42.8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4.63" calcext:value-type="float">
            <text:p>44.6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3.51" calcext:value-type="float">
            <text:p>43.5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43.09" calcext:value-type="float">
            <text:p>43.0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39.25" calcext:value-type="float">
            <text:p>39.2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38.01" calcext:value-type="float">
            <text:p>38.0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28.56" calcext:value-type="float">
            <text:p>28.5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26.82" calcext:value-type="float">
            <text:p>26.8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2-build-test</text:p>
          </table:table-cell>
          <table:table-cell office:value-type="string" calcext:value-type="string">
            <text:p>Total</text:p>
          </table:table-cell>
          <table:table-cell office:value-type="float" office:value="24.39" calcext:value-type="float">
            <text:p>24.39</text:p>
          </table:table-cell>
        </table:table-row>
      </table:table>
      <table:table table:name="table.top20.fetch" table:style-name="ta1">
        <table:table-column table:style-name="co38" table:default-cell-style-name="Default"/>
        <table:table-column table:style-name="co46" table:default-cell-style-name="Default"/>
        <table:table-column table:style-name="co44" table:default-cell-style-name="Default"/>
        <table:table-column table:style-name="co35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331.45" calcext:value-type="float">
            <text:p>331.4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433.55" calcext:value-type="float">
            <text:p>433.5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313.32" calcext:value-type="float">
            <text:p>313.3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307.99" calcext:value-type="float">
            <text:p>307.9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525.28" calcext:value-type="float">
            <text:p>525.2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476.43" calcext:value-type="float">
            <text:p>476.4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736.87" calcext:value-type="float">
            <text:p>736.8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179.58" calcext:value-type="float">
            <text:p>179.5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.do_fetch</text:p>
          </table:table-cell>
          <table:table-cell office:value-type="float" office:value="813.44" calcext:value-type="float">
            <text:p>813.4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260.91" calcext:value-type="float">
            <text:p>260.91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374.03" calcext:value-type="float">
            <text:p>374.0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268.92" calcext:value-type="float">
            <text:p>268.9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265.81" calcext:value-type="float">
            <text:p>265.8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463.92" calcext:value-type="float">
            <text:p>463.9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420.24" calcext:value-type="float">
            <text:p>420.2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564.47" calcext:value-type="float">
            <text:p>564.4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154.03" calcext:value-type="float">
            <text:p>154.0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cross-x86_64.do_fetch</text:p>
          </table:table-cell>
          <table:table-cell office:value-type="float" office:value="621.12" calcext:value-type="float">
            <text:p>621.1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270.75" calcext:value-type="float">
            <text:p>270.7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379.49" calcext:value-type="float">
            <text:p>379.4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274.94" calcext:value-type="float">
            <text:p>274.9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268.5" calcext:value-type="float">
            <text:p>268.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472.18" calcext:value-type="float">
            <text:p>472.18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428.2" calcext:value-type="float">
            <text:p>428.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570.45" calcext:value-type="float">
            <text:p>570.4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159.1" calcext:value-type="float">
            <text:p>159.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binutils-native.do_fetch</text:p>
          </table:table-cell>
          <table:table-cell office:value-type="float" office:value="649.13" calcext:value-type="float">
            <text:p>649.1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177.19" calcext:value-type="float">
            <text:p>177.1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112.79" calcext:value-type="float">
            <text:p>112.7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float" office:value="213.49" calcext:value-type="float">
            <text:p>213.4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122.44" calcext:value-type="float">
            <text:p>122.4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17.98" calcext:value-type="float">
            <text:p>217.9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122.97" calcext:value-type="float">
            <text:p>122.9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146.27" calcext:value-type="float">
            <text:p>146.2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51.27" calcext:value-type="float">
            <text:p>251.2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219.73" calcext:value-type="float">
            <text:p>219.7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float" office:value="65.28" calcext:value-type="float">
            <text:p>65.28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airo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float" office:value="88.81" calcext:value-type="float">
            <text:p>88.8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bindge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193.46" calcext:value-type="float">
            <text:p>193.4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225.2" calcext:value-type="float">
            <text:p>225.2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217.9" calcext:value-type="float">
            <text:p>217.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155.58" calcext:value-type="float">
            <text:p>155.5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float" office:value="287.03" calcext:value-type="float">
            <text:p>287.0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hromium-x11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float" office:value="87.63" calcext:value-type="float">
            <text:p>87.6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mak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76.53" calcext:value-type="float">
            <text:p>176.5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283.6" calcext:value-type="float">
            <text:p>283.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77.61" calcext:value-type="float">
            <text:p>177.6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98.61" calcext:value-type="float">
            <text:p>198.6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25.91" calcext:value-type="float">
            <text:p>325.9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46.43" calcext:value-type="float">
            <text:p>346.43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322.32" calcext:value-type="float">
            <text:p>322.3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113.39" calcext:value-type="float">
            <text:p>113.3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cross-localedef-native.do_fetch</text:p>
          </table:table-cell>
          <table:table-cell office:value-type="float" office:value="443.15" calcext:value-type="float">
            <text:p>443.1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float" office:value="100.82" calcext:value-type="float">
            <text:p>100.8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float" office:value="86.2" calcext:value-type="float">
            <text:p>86.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b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float" office:value="186.6" calcext:value-type="float">
            <text:p>186.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float" office:value="113.77" calcext:value-type="float">
            <text:p>113.7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nf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float" office:value="181.15" calcext:value-type="float">
            <text:p>181.1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float" office:value="78.25" calcext:value-type="float">
            <text:p>78.2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docbook-xsl-stylesheets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firefox.do_fetch</text:p>
          </table:table-cell>
          <table:table-cell office:value-type="float" office:value="258.78" calcext:value-type="float">
            <text:p>258.7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130.84" calcext:value-type="float">
            <text:p>130.8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254.75" calcext:value-type="float">
            <text:p>254.75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126.68" calcext:value-type="float">
            <text:p>126.6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153.29" calcext:value-type="float">
            <text:p>153.2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256.05" calcext:value-type="float">
            <text:p>256.0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cc-source-9.2.0.do_fetch</text:p>
          </table:table-cell>
          <table:table-cell office:value-type="float" office:value="737.94" calcext:value-type="float">
            <text:p>737.9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192.09" calcext:value-type="float">
            <text:p>192.0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295.93" calcext:value-type="float">
            <text:p>295.9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189.12" calcext:value-type="float">
            <text:p>189.12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207.5" calcext:value-type="float">
            <text:p>207.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344.65" calcext:value-type="float">
            <text:p>344.6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364.8" calcext:value-type="float">
            <text:p>364.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401.4" calcext:value-type="float">
            <text:p>401.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120.73" calcext:value-type="float">
            <text:p>120.73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libc.do_fetch</text:p>
          </table:table-cell>
          <table:table-cell office:value-type="float" office:value="498.1" calcext:value-type="float">
            <text:p>498.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222.3" calcext:value-type="float">
            <text:p>222.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253.49" calcext:value-type="float">
            <text:p>253.4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241.49" calcext:value-type="float">
            <text:p>241.49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176.81" calcext:value-type="float">
            <text:p>176.81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311.52" calcext:value-type="float">
            <text:p>311.5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float" office:value="75.22" calcext:value-type="float">
            <text:p>75.22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gn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float" office:value="127.22" calcext:value-type="float">
            <text:p>127.22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cu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94.35" calcext:value-type="float">
            <text:p>94.3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95.18" calcext:value-type="float">
            <text:p>195.1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23.96" calcext:value-type="float">
            <text:p>223.9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29.4" calcext:value-type="float">
            <text:p>129.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192.77" calcext:value-type="float">
            <text:p>192.7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07.91" calcext:value-type="float">
            <text:p>207.9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iso-codes.do_fetch</text:p>
          </table:table-cell>
          <table:table-cell office:value-type="float" office:value="292.19" calcext:value-type="float">
            <text:p>292.19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float" office:value="107.29" calcext:value-type="float">
            <text:p>107.2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float" office:value="74.15" calcext:value-type="float">
            <text:p>74.1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git2-native.do_fetch</text:p>
          </table:table-cell>
          <table:table-cell office:value-type="float" office:value="262.05" calcext:value-type="float">
            <text:p>262.0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float" office:value="80.24" calcext:value-type="float">
            <text:p>80.2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float" office:value="73.49" calcext:value-type="float">
            <text:p>73.4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btirpc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363.22" calcext:value-type="float">
            <text:p>363.2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517.16" calcext:value-type="float">
            <text:p>517.16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359.54" calcext:value-type="float">
            <text:p>359.5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404.28" calcext:value-type="float">
            <text:p>404.28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680.5" calcext:value-type="float">
            <text:p>680.5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573.08" calcext:value-type="float">
            <text:p>573.08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834.65" calcext:value-type="float">
            <text:p>834.65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198.11" calcext:value-type="float">
            <text:p>198.11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inux-yocto.do_fetch</text:p>
          </table:table-cell>
          <table:table-cell office:value-type="float" office:value="821.63" calcext:value-type="float">
            <text:p>821.6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482.89" calcext:value-type="float">
            <text:p>482.8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711.54" calcext:value-type="float">
            <text:p>711.54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471.46" calcext:value-type="float">
            <text:p>471.4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451.33" calcext:value-type="float">
            <text:p>451.3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522.47" calcext:value-type="float">
            <text:p>522.4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784.22" calcext:value-type="float">
            <text:p>784.22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179.28" calcext:value-type="float">
            <text:p>179.28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185" calcext:value-type="float">
            <text:p>185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llvm-project-source-9.0.1.do_fetch</text:p>
          </table:table-cell>
          <table:table-cell office:value-type="float" office:value="907.83" calcext:value-type="float">
            <text:p>907.8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emu-syste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285.65" calcext:value-type="float">
            <text:p>285.65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419.67" calcext:value-type="float">
            <text:p>419.6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369.19" calcext:value-type="float">
            <text:p>369.19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529.85" calcext:value-type="float">
            <text:p>529.8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96.09" calcext:value-type="float">
            <text:p>96.0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85.84" calcext:value-type="float">
            <text:p>85.84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.do_fetch</text:p>
          </table:table-cell>
          <table:table-cell office:value-type="float" office:value="447.3" calcext:value-type="float">
            <text:p>447.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279.87" calcext:value-type="float">
            <text:p>279.87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419.66" calcext:value-type="float">
            <text:p>419.6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369.61" calcext:value-type="float">
            <text:p>369.6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526.85" calcext:value-type="float">
            <text:p>526.85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87.89" calcext:value-type="float">
            <text:p>87.89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86.46" calcext:value-type="float">
            <text:p>86.4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base-native.do_fetch</text:p>
          </table:table-cell>
          <table:table-cell office:value-type="float" office:value="434.08" calcext:value-type="float">
            <text:p>434.08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152.04" calcext:value-type="float">
            <text:p>152.04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141.16" calcext:value-type="float">
            <text:p>141.16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263.3" calcext:value-type="float">
            <text:p>263.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346.17" calcext:value-type="float">
            <text:p>346.1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.do_fetch</text:p>
          </table:table-cell>
          <table:table-cell office:value-type="float" office:value="263.34" calcext:value-type="float">
            <text:p>263.3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190.46" calcext:value-type="float">
            <text:p>190.46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166.27" calcext:value-type="float">
            <text:p>166.27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296.13" calcext:value-type="float">
            <text:p>296.13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377.94" calcext:value-type="float">
            <text:p>377.94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declarative-native.do_fetch</text:p>
          </table:table-cell>
          <table:table-cell office:value-type="float" office:value="340.55" calcext:value-type="float">
            <text:p>340.55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230.9" calcext:value-type="float">
            <text:p>230.9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540.07" calcext:value-type="float">
            <text:p>540.0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294.54" calcext:value-type="float">
            <text:p>294.54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257.63" calcext:value-type="float">
            <text:p>257.6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423.47" calcext:value-type="float">
            <text:p>423.47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557.1" calcext:value-type="float">
            <text:p>557.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111.51" calcext:value-type="float">
            <text:p>111.51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83.6" calcext:value-type="float">
            <text:p>83.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location.do_fetch</text:p>
          </table:table-cell>
          <table:table-cell office:value-type="float" office:value="472.7" calcext:value-type="float">
            <text:p>472.7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float" office:value="202.16" calcext:value-type="float">
            <text:p>202.1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multimedia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float" office:value="169.59" calcext:value-type="float">
            <text:p>169.5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float" office:value="200.76" calcext:value-type="float">
            <text:p>200.7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quickcontrols2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431.8" calcext:value-type="float">
            <text:p>431.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699.3" calcext:value-type="float">
            <text:p>699.3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467.8" calcext:value-type="float">
            <text:p>467.8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473.37" calcext:value-type="float">
            <text:p>473.37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655.26" calcext:value-type="float">
            <text:p>655.26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798.87" calcext:value-type="float">
            <text:p>798.8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341.24" calcext:value-type="float">
            <text:p>341.2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140.69" calcext:value-type="float">
            <text:p>140.6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engine.do_fetch</text:p>
          </table:table-cell>
          <table:table-cell office:value-type="float" office:value="864.1" calcext:value-type="float">
            <text:p>864.1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155.68" calcext:value-type="float">
            <text:p>155.68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376.78" calcext:value-type="float">
            <text:p>376.7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157.81" calcext:value-type="float">
            <text:p>157.8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181.5" calcext:value-type="float">
            <text:p>181.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288.1" calcext:value-type="float">
            <text:p>288.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401.57" calcext:value-type="float">
            <text:p>401.57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qtwebkit.do_fetch</text:p>
          </table:table-cell>
          <table:table-cell office:value-type="float" office:value="266.82" calcext:value-type="float">
            <text:p>266.82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float" office:value="114.19" calcext:value-type="float">
            <text:p>114.19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float" office:value="166.94" calcext:value-type="float">
            <text:p>166.94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float" office:value="109.64" calcext:value-type="float">
            <text:p>109.64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float" office:value="93" calcext:value-type="float">
            <text:p>93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rpm-native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float" office:value="208.82" calcext:value-type="float">
            <text:p>208.82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string" calcext:value-type="string">
            <text:p>---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webkitgtk.do_fetch</text:p>
          </table:table-cell>
          <table:table-cell office:value-type="float" office:value="385.94" calcext:value-type="float">
            <text:p>385.94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514.62" calcext:value-type="float">
            <text:p>514.62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769.29" calcext:value-type="float">
            <text:p>769.29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521.1" calcext:value-type="float">
            <text:p>521.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526.42" calcext:value-type="float">
            <text:p>526.4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766.71" calcext:value-type="float">
            <text:p>766.71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864.86" calcext:value-type="float">
            <text:p>864.86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1124.56" calcext:value-type="float">
            <text:p>1124.56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234.49" calcext:value-type="float">
            <text:p>234.49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3-fetch</text:p>
          </table:table-cell>
          <table:table-cell office:value-type="string" calcext:value-type="string">
            <text:p>Total</text:p>
          </table:table-cell>
          <table:table-cell office:value-type="float" office:value="1083.15" calcext:value-type="float">
            <text:p>1083.15</text:p>
          </table:table-cell>
        </table:table-row>
      </table:table>
      <table:table table:name="table.top20.builds" table:style-name="ta1">
        <table:table-column table:style-name="co38" table:default-cell-style-name="Default"/>
        <table:table-column table:style-name="co47" table:default-cell-style-name="Default"/>
        <table:table-column table:style-name="co45" table:default-cell-style-name="Default"/>
        <table:table-column table:style-name="co48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step</text:p>
          </table:table-cell>
          <table:table-cell office:value-type="string" calcext:value-type="string">
            <text:p>task</text:p>
          </table:table-cell>
          <table:table-cell office:value-type="string" calcext:value-type="string">
            <text:p>time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float" office:value="90.32" calcext:value-type="float">
            <text:p>90.3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91.32" calcext:value-type="float">
            <text:p>91.3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float" office:value="98.93" calcext:value-type="float">
            <text:p>98.9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03.81" calcext:value-type="float">
            <text:p>103.8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08.97" calcext:value-type="float">
            <text:p>108.9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float" office:value="114.05" calcext:value-type="float">
            <text:p>114.0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float" office:value="114.96" calcext:value-type="float">
            <text:p>114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14.98" calcext:value-type="float">
            <text:p>114.9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5.54" calcext:value-type="float">
            <text:p>115.5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5.66" calcext:value-type="float">
            <text:p>115.6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float" office:value="115.69" calcext:value-type="float">
            <text:p>115.6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15.83" calcext:value-type="float">
            <text:p>115.8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float" office:value="116.54" calcext:value-type="float">
            <text:p>116.5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16.76" calcext:value-type="float">
            <text:p>116.7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float" office:value="117.66" calcext:value-type="float">
            <text:p>117.6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18.82" calcext:value-type="float">
            <text:p>118.8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19.34" calcext:value-type="float">
            <text:p>119.3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20.05" calcext:value-type="float">
            <text:p>120.0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20.65" calcext:value-type="float">
            <text:p>120.65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float" office:value="121" calcext:value-type="float">
            <text:p>12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21.91" calcext:value-type="float">
            <text:p>121.9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22.45" calcext:value-type="float">
            <text:p>122.4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22.87" calcext:value-type="float">
            <text:p>122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124.84" calcext:value-type="float">
            <text:p>124.8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float" office:value="124.98" calcext:value-type="float">
            <text:p>124.9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27.39" calcext:value-type="float">
            <text:p>127.3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28.96" calcext:value-type="float">
            <text:p>128.96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30.55" calcext:value-type="float">
            <text:p>130.5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31.38" calcext:value-type="float">
            <text:p>131.3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133.85" calcext:value-type="float">
            <text:p>133.8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134.42" calcext:value-type="float">
            <text:p>134.4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135.48" calcext:value-type="float">
            <text:p>135.4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136.8" calcext:value-type="float">
            <text:p>136.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36.9" calcext:value-type="float">
            <text:p>136.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38.79" calcext:value-type="float">
            <text:p>138.7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38.87" calcext:value-type="float">
            <text:p>138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39.7" calcext:value-type="float">
            <text:p>139.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139.91" calcext:value-type="float">
            <text:p>139.9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140.17" calcext:value-type="float">
            <text:p>140.1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0.7" calcext:value-type="float">
            <text:p>140.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40.94" calcext:value-type="float">
            <text:p>140.9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float" office:value="141.14" calcext:value-type="float">
            <text:p>141.1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141.22" calcext:value-type="float">
            <text:p>141.2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142.44" calcext:value-type="float">
            <text:p>142.4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42.45" calcext:value-type="float">
            <text:p>142.4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43.27" calcext:value-type="float">
            <text:p>143.2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float" office:value="145.24" calcext:value-type="float">
            <text:p>145.2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5.77" calcext:value-type="float">
            <text:p>145.7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float" office:value="146.64" calcext:value-type="float">
            <text:p>146.6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float" office:value="147.79" calcext:value-type="float">
            <text:p>147.7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float" office:value="148.26" calcext:value-type="float">
            <text:p>148.2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148.3" calcext:value-type="float">
            <text:p>148.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float" office:value="148.56" calcext:value-type="float">
            <text:p>148.5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49.17" calcext:value-type="float">
            <text:p>149.1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49.64" calcext:value-type="float">
            <text:p>149.6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151.22" calcext:value-type="float">
            <text:p>151.2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151.27" calcext:value-type="float">
            <text:p>151.2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float" office:value="152.12" calcext:value-type="float">
            <text:p>152.1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float" office:value="154.92" calcext:value-type="float">
            <text:p>154.9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155.2" calcext:value-type="float">
            <text:p>155.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155.41" calcext:value-type="float">
            <text:p>155.4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157.41" calcext:value-type="float">
            <text:p>157.4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float" office:value="159.2" calcext:value-type="float">
            <text:p>159.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59.5" calcext:value-type="float">
            <text:p>159.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159.51" calcext:value-type="float">
            <text:p>159.5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60" calcext:value-type="float">
            <text:p>160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float" office:value="161.47" calcext:value-type="float">
            <text:p>161.4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161.79" calcext:value-type="float">
            <text:p>161.7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162.62" calcext:value-type="float">
            <text:p>162.6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float" office:value="162.95" calcext:value-type="float">
            <text:p>162.9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63.48" calcext:value-type="float">
            <text:p>163.4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float" office:value="164.57" calcext:value-type="float">
            <text:p>164.5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167.06" calcext:value-type="float">
            <text:p>167.06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float" office:value="167.63" calcext:value-type="float">
            <text:p>167.6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float" office:value="171.09" calcext:value-type="float">
            <text:p>171.0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173.22" calcext:value-type="float">
            <text:p>173.2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float" office:value="175.78" calcext:value-type="float">
            <text:p>175.7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79.08" calcext:value-type="float">
            <text:p>179.0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79.88" calcext:value-type="float">
            <text:p>179.88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82.32" calcext:value-type="float">
            <text:p>182.3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82.53" calcext:value-type="float">
            <text:p>182.5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82.81" calcext:value-type="float">
            <text:p>182.81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85.56" calcext:value-type="float">
            <text:p>185.5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85.68" calcext:value-type="float">
            <text:p>185.6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185.83" calcext:value-type="float">
            <text:p>185.8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85.85" calcext:value-type="float">
            <text:p>185.8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float" office:value="187.28" calcext:value-type="float">
            <text:p>187.2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87.46" calcext:value-type="float">
            <text:p>187.4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187.87" calcext:value-type="float">
            <text:p>187.8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188.2" calcext:value-type="float">
            <text:p>188.2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float" office:value="190.52" calcext:value-type="float">
            <text:p>190.5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0.71" calcext:value-type="float">
            <text:p>190.7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93.38" calcext:value-type="float">
            <text:p>193.3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5.63" calcext:value-type="float">
            <text:p>195.6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6.52" calcext:value-type="float">
            <text:p>196.5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97.72" calcext:value-type="float">
            <text:p>197.7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197.96" calcext:value-type="float">
            <text:p>197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198.57" calcext:value-type="float">
            <text:p>198.5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06.27" calcext:value-type="float">
            <text:p>206.2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06.39" calcext:value-type="float">
            <text:p>206.3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07.25" calcext:value-type="float">
            <text:p>207.25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08.48" calcext:value-type="float">
            <text:p>208.4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float" office:value="208.74" calcext:value-type="float">
            <text:p>208.7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12.48" calcext:value-type="float">
            <text:p>212.48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3.47" calcext:value-type="float">
            <text:p>213.4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213.73" calcext:value-type="float">
            <text:p>213.7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4.16" calcext:value-type="float">
            <text:p>214.1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4.48" calcext:value-type="float">
            <text:p>214.4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4.83" calcext:value-type="float">
            <text:p>214.8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14.95" calcext:value-type="float">
            <text:p>214.9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5" calcext:value-type="float">
            <text:p>21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float" office:value="216.21" calcext:value-type="float">
            <text:p>216.2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16.99" calcext:value-type="float">
            <text:p>216.9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21.93" calcext:value-type="float">
            <text:p>221.9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22.08" calcext:value-type="float">
            <text:p>222.0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22.86" calcext:value-type="float">
            <text:p>222.8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float" office:value="224.44" calcext:value-type="float">
            <text:p>224.4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225.18" calcext:value-type="float">
            <text:p>225.1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28.66" calcext:value-type="float">
            <text:p>228.6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229.47" calcext:value-type="float">
            <text:p>229.4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29.62" calcext:value-type="float">
            <text:p>229.6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31.96" calcext:value-type="float">
            <text:p>231.96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232.4" calcext:value-type="float">
            <text:p>232.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float" office:value="233.74" calcext:value-type="float">
            <text:p>233.7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39.3" calcext:value-type="float">
            <text:p>239.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43.15" calcext:value-type="float">
            <text:p>243.1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44.87" calcext:value-type="float">
            <text:p>244.8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45.82" calcext:value-type="float">
            <text:p>245.8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46.07" calcext:value-type="float">
            <text:p>246.0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46.75" calcext:value-type="float">
            <text:p>246.75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47.38" calcext:value-type="float">
            <text:p>247.3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249.4" calcext:value-type="float">
            <text:p>249.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49.74" calcext:value-type="float">
            <text:p>249.7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250.37" calcext:value-type="float">
            <text:p>250.3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50.82" calcext:value-type="float">
            <text:p>250.8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50.86" calcext:value-type="float">
            <text:p>250.8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250.96" calcext:value-type="float">
            <text:p>250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52.93" calcext:value-type="float">
            <text:p>252.9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float" office:value="253.94" calcext:value-type="float">
            <text:p>253.9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255.67" calcext:value-type="float">
            <text:p>255.6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256.21" calcext:value-type="float">
            <text:p>256.2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259.25" calcext:value-type="float">
            <text:p>259.2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float" office:value="261.14" calcext:value-type="float">
            <text:p>261.1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float" office:value="261.33" calcext:value-type="float">
            <text:p>261.3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61.87" calcext:value-type="float">
            <text:p>261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62.15" calcext:value-type="float">
            <text:p>262.1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65.56" calcext:value-type="float">
            <text:p>265.5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float" office:value="269.36" calcext:value-type="float">
            <text:p>269.3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69.92" calcext:value-type="float">
            <text:p>269.9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270.51" calcext:value-type="float">
            <text:p>270.5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270.58" calcext:value-type="float">
            <text:p>270.5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270.65" calcext:value-type="float">
            <text:p>270.6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271.37" calcext:value-type="float">
            <text:p>271.3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71.5" calcext:value-type="float">
            <text:p>271.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273.77" calcext:value-type="float">
            <text:p>273.7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274.28" calcext:value-type="float">
            <text:p>274.2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float" office:value="274.52" calcext:value-type="float">
            <text:p>274.5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274.93" calcext:value-type="float">
            <text:p>274.9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275.42" calcext:value-type="float">
            <text:p>275.4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276.16" calcext:value-type="float">
            <text:p>276.1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276.19" calcext:value-type="float">
            <text:p>276.1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float" office:value="276.36" calcext:value-type="float">
            <text:p>276.3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float" office:value="278.24" calcext:value-type="float">
            <text:p>278.2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278.29" calcext:value-type="float">
            <text:p>278.29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float" office:value="279.35" calcext:value-type="float">
            <text:p>279.3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280.23" calcext:value-type="float">
            <text:p>280.2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80.31" calcext:value-type="float">
            <text:p>280.3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280.38" calcext:value-type="float">
            <text:p>280.3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82.18" calcext:value-type="float">
            <text:p>282.1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83.3" calcext:value-type="float">
            <text:p>283.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float" office:value="284.66" calcext:value-type="float">
            <text:p>284.6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float" office:value="285.04" calcext:value-type="float">
            <text:p>285.0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86.15" calcext:value-type="float">
            <text:p>286.1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286.42" calcext:value-type="float">
            <text:p>286.4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286.51" calcext:value-type="float">
            <text:p>286.5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287.45" calcext:value-type="float">
            <text:p>287.45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88" calcext:value-type="float">
            <text:p>288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288.01" calcext:value-type="float">
            <text:p>288.0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89.14" calcext:value-type="float">
            <text:p>289.1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float" office:value="289.2" calcext:value-type="float">
            <text:p>289.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289.9" calcext:value-type="float">
            <text:p>289.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290.34" calcext:value-type="float">
            <text:p>290.3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292.34" calcext:value-type="float">
            <text:p>292.3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292.63" calcext:value-type="float">
            <text:p>292.63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293.77" calcext:value-type="float">
            <text:p>293.7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float" office:value="293.99" calcext:value-type="float">
            <text:p>293.9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294.79" calcext:value-type="float">
            <text:p>294.79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294.84" calcext:value-type="float">
            <text:p>294.8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296.88" calcext:value-type="float">
            <text:p>296.8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float" office:value="296.96" calcext:value-type="float">
            <text:p>296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297.37" calcext:value-type="float">
            <text:p>297.3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297.72" calcext:value-type="float">
            <text:p>297.7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float" office:value="298.07" calcext:value-type="float">
            <text:p>298.0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299.4" calcext:value-type="float">
            <text:p>299.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float" office:value="300.03" calcext:value-type="float">
            <text:p>300.0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01.78" calcext:value-type="float">
            <text:p>301.78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float" office:value="302.24" calcext:value-type="float">
            <text:p>302.2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02.46" calcext:value-type="float">
            <text:p>302.4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02.79" calcext:value-type="float">
            <text:p>302.7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303.03" calcext:value-type="float">
            <text:p>303.0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05.95" calcext:value-type="float">
            <text:p>305.9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306.57" calcext:value-type="float">
            <text:p>306.5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07.37" calcext:value-type="float">
            <text:p>307.3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307.43" calcext:value-type="float">
            <text:p>307.4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07.87" calcext:value-type="float">
            <text:p>307.8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308.17" calcext:value-type="float">
            <text:p>308.1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08.95" calcext:value-type="float">
            <text:p>308.9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309.17" calcext:value-type="float">
            <text:p>309.1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09.21" calcext:value-type="float">
            <text:p>309.2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09.41" calcext:value-type="float">
            <text:p>309.4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11.11" calcext:value-type="float">
            <text:p>311.11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12.27" calcext:value-type="float">
            <text:p>312.2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312.79" calcext:value-type="float">
            <text:p>312.7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float" office:value="313.44" calcext:value-type="float">
            <text:p>313.4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13.77" calcext:value-type="float">
            <text:p>313.7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314.12" calcext:value-type="float">
            <text:p>314.1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315.61" calcext:value-type="float">
            <text:p>315.6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315.91" calcext:value-type="float">
            <text:p>315.91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316.18" calcext:value-type="float">
            <text:p>316.1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16.73" calcext:value-type="float">
            <text:p>316.7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17.12" calcext:value-type="float">
            <text:p>317.1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17.64" calcext:value-type="float">
            <text:p>317.6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float" office:value="318.16" calcext:value-type="float">
            <text:p>318.16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float" office:value="323.2" calcext:value-type="float">
            <text:p>323.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23.22" calcext:value-type="float">
            <text:p>323.2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26.4" calcext:value-type="float">
            <text:p>326.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327.03" calcext:value-type="float">
            <text:p>327.03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329.2" calcext:value-type="float">
            <text:p>329.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29.52" calcext:value-type="float">
            <text:p>329.5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29.7" calcext:value-type="float">
            <text:p>329.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31.98" calcext:value-type="float">
            <text:p>331.9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32.26" calcext:value-type="float">
            <text:p>332.2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float" office:value="334.03" calcext:value-type="float">
            <text:p>334.0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35.07" calcext:value-type="float">
            <text:p>335.0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335.29" calcext:value-type="float">
            <text:p>335.2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38.58" calcext:value-type="float">
            <text:p>338.5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nfigure</text:p>
          </table:table-cell>
          <table:table-cell office:value-type="float" office:value="339.02" calcext:value-type="float">
            <text:p>339.02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341.24" calcext:value-type="float">
            <text:p>341.2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42.34" calcext:value-type="float">
            <text:p>342.34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342.56" calcext:value-type="float">
            <text:p>342.5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42.61" calcext:value-type="float">
            <text:p>342.6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45.15" calcext:value-type="float">
            <text:p>345.1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345.73" calcext:value-type="float">
            <text:p>345.7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45.86" calcext:value-type="float">
            <text:p>345.86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46.57" calcext:value-type="float">
            <text:p>346.5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float" office:value="347.48" calcext:value-type="float">
            <text:p>347.4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54.3" calcext:value-type="float">
            <text:p>354.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54.47" calcext:value-type="float">
            <text:p>354.4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354.52" calcext:value-type="float">
            <text:p>354.5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54.87" calcext:value-type="float">
            <text:p>354.8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54.91" calcext:value-type="float">
            <text:p>354.9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57.77" calcext:value-type="float">
            <text:p>357.7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358.71" calcext:value-type="float">
            <text:p>358.7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358.98" calcext:value-type="float">
            <text:p>358.9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60.48" calcext:value-type="float">
            <text:p>360.4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61.12" calcext:value-type="float">
            <text:p>361.1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361.62" calcext:value-type="float">
            <text:p>361.6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362.2" calcext:value-type="float">
            <text:p>362.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62.27" calcext:value-type="float">
            <text:p>362.2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float" office:value="362.87" calcext:value-type="float">
            <text:p>362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64.41" calcext:value-type="float">
            <text:p>364.4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float" office:value="366.63" calcext:value-type="float">
            <text:p>366.6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69.82" calcext:value-type="float">
            <text:p>369.8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float" office:value="373.3" calcext:value-type="float">
            <text:p>373.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374.37" calcext:value-type="float">
            <text:p>374.3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375.89" calcext:value-type="float">
            <text:p>375.8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376.54" calcext:value-type="float">
            <text:p>376.5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float" office:value="377.68" calcext:value-type="float">
            <text:p>377.6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79.22" calcext:value-type="float">
            <text:p>379.22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81.25" calcext:value-type="float">
            <text:p>381.2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382.53" calcext:value-type="float">
            <text:p>382.53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float" office:value="386.23" calcext:value-type="float">
            <text:p>386.23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float" office:value="388.21" calcext:value-type="float">
            <text:p>388.21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390.19" calcext:value-type="float">
            <text:p>390.1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90.82" calcext:value-type="float">
            <text:p>390.8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float" office:value="391.96" calcext:value-type="float">
            <text:p>391.9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394.25" calcext:value-type="float">
            <text:p>394.2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399.96" calcext:value-type="float">
            <text:p>399.9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00.4" calcext:value-type="float">
            <text:p>400.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09.84" calcext:value-type="float">
            <text:p>409.8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10.22" calcext:value-type="float">
            <text:p>410.2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411.79" calcext:value-type="float">
            <text:p>411.7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17.72" calcext:value-type="float">
            <text:p>417.7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420.33" calcext:value-type="float">
            <text:p>420.3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22.41" calcext:value-type="float">
            <text:p>422.4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23.72" calcext:value-type="float">
            <text:p>423.7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424.18" calcext:value-type="float">
            <text:p>424.1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27.14" calcext:value-type="float">
            <text:p>427.1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428.95" calcext:value-type="float">
            <text:p>428.9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35.5" calcext:value-type="float">
            <text:p>435.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35.99" calcext:value-type="float">
            <text:p>435.99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37.64" calcext:value-type="float">
            <text:p>437.6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440.25" calcext:value-type="float">
            <text:p>440.2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40.63" calcext:value-type="float">
            <text:p>440.6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40.8" calcext:value-type="float">
            <text:p>440.8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448.44" calcext:value-type="float">
            <text:p>448.4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48.56" calcext:value-type="float">
            <text:p>448.56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453.5" calcext:value-type="float">
            <text:p>453.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454.47" calcext:value-type="float">
            <text:p>454.4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455.07" calcext:value-type="float">
            <text:p>455.0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455.68" calcext:value-type="float">
            <text:p>455.6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456.38" calcext:value-type="float">
            <text:p>456.3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58.04" calcext:value-type="float">
            <text:p>458.0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459.35" calcext:value-type="float">
            <text:p>459.3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63.33" calcext:value-type="float">
            <text:p>463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63.46" calcext:value-type="float">
            <text:p>463.4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63.47" calcext:value-type="float">
            <text:p>463.4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474.32" calcext:value-type="float">
            <text:p>474.3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475.66" calcext:value-type="float">
            <text:p>475.6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77.28" calcext:value-type="float">
            <text:p>477.2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478.73" calcext:value-type="float">
            <text:p>478.7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declarative.do_compile</text:p>
          </table:table-cell>
          <table:table-cell office:value-type="float" office:value="485.55" calcext:value-type="float">
            <text:p>485.5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485.58" calcext:value-type="float">
            <text:p>485.5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float" office:value="489.34" calcext:value-type="float">
            <text:p>489.3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492.74" calcext:value-type="float">
            <text:p>492.7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493.48" calcext:value-type="float">
            <text:p>493.4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float" office:value="496.17" calcext:value-type="float">
            <text:p>496.1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499.22" calcext:value-type="float">
            <text:p>499.2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01.54" calcext:value-type="float">
            <text:p>501.5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506.23" calcext:value-type="float">
            <text:p>506.23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510.28" calcext:value-type="float">
            <text:p>510.2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float" office:value="515.9" calcext:value-type="float">
            <text:p>515.9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520.6" calcext:value-type="float">
            <text:p>520.6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520.99" calcext:value-type="float">
            <text:p>520.9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521.01" calcext:value-type="float">
            <text:p>521.0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21.77" calcext:value-type="float">
            <text:p>521.7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float" office:value="522.1" calcext:value-type="float">
            <text:p>522.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float" office:value="532.45" calcext:value-type="float">
            <text:p>532.4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542.16" calcext:value-type="float">
            <text:p>542.1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546.92" calcext:value-type="float">
            <text:p>546.9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560.62" calcext:value-type="float">
            <text:p>560.6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566.17" calcext:value-type="float">
            <text:p>566.1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568" calcext:value-type="float">
            <text:p>568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568.62" calcext:value-type="float">
            <text:p>568.6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float" office:value="579.4" calcext:value-type="float">
            <text:p>579.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584.45" calcext:value-type="float">
            <text:p>584.4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float" office:value="586.74" calcext:value-type="float">
            <text:p>586.7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float" office:value="589.97" calcext:value-type="float">
            <text:p>589.9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605.22" calcext:value-type="float">
            <text:p>605.2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606.38" calcext:value-type="float">
            <text:p>606.3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609.02" calcext:value-type="float">
            <text:p>609.0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610.23" calcext:value-type="float">
            <text:p>610.2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610.81" calcext:value-type="float">
            <text:p>610.8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613.35" calcext:value-type="float">
            <text:p>613.3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614.24" calcext:value-type="float">
            <text:p>614.2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620.8" calcext:value-type="float">
            <text:p>620.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25.35" calcext:value-type="float">
            <text:p>625.3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625.6" calcext:value-type="float">
            <text:p>625.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26.18" calcext:value-type="float">
            <text:p>626.1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32.46" calcext:value-type="float">
            <text:p>632.4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632.62" calcext:value-type="float">
            <text:p>632.6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640.79" calcext:value-type="float">
            <text:p>640.7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float" office:value="647.25" calcext:value-type="float">
            <text:p>647.2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647.28" calcext:value-type="float">
            <text:p>647.2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652.57" calcext:value-type="float">
            <text:p>652.5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653.89" calcext:value-type="float">
            <text:p>653.8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655.45" calcext:value-type="float">
            <text:p>655.4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656.82" calcext:value-type="float">
            <text:p>656.8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660.04" calcext:value-type="float">
            <text:p>660.0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float" office:value="665.49" calcext:value-type="float">
            <text:p>665.4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667.94" calcext:value-type="float">
            <text:p>667.9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668.98" calcext:value-type="float">
            <text:p>668.9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681.8" calcext:value-type="float">
            <text:p>681.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681.93" calcext:value-type="float">
            <text:p>681.9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683.14" calcext:value-type="float">
            <text:p>683.1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683.29" calcext:value-type="float">
            <text:p>683.2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690.85" calcext:value-type="float">
            <text:p>690.8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06.65" calcext:value-type="float">
            <text:p>706.65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08.57" calcext:value-type="float">
            <text:p>708.5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11.34" calcext:value-type="float">
            <text:p>711.3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712.84" calcext:value-type="float">
            <text:p>712.8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713.21" calcext:value-type="float">
            <text:p>713.21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713.54" calcext:value-type="float">
            <text:p>713.5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13.64" calcext:value-type="float">
            <text:p>713.6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float" office:value="715.72" calcext:value-type="float">
            <text:p>715.7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20.22" calcext:value-type="float">
            <text:p>720.2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721.17" calcext:value-type="float">
            <text:p>721.1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21.6" calcext:value-type="float">
            <text:p>721.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721.75" calcext:value-type="float">
            <text:p>721.7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723.55" calcext:value-type="float">
            <text:p>723.5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728.48" calcext:value-type="float">
            <text:p>728.4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38.5" calcext:value-type="float">
            <text:p>738.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float" office:value="741.54" calcext:value-type="float">
            <text:p>741.5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49.77" calcext:value-type="float">
            <text:p>749.7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57.98" calcext:value-type="float">
            <text:p>757.9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759.36" calcext:value-type="float">
            <text:p>759.3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761.77" calcext:value-type="float">
            <text:p>761.7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762.26" calcext:value-type="float">
            <text:p>762.2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63.2" calcext:value-type="float">
            <text:p>763.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765.73" calcext:value-type="float">
            <text:p>765.7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769.89" calcext:value-type="float">
            <text:p>769.8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771.59" calcext:value-type="float">
            <text:p>771.5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773.7" calcext:value-type="float">
            <text:p>773.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float" office:value="775.68" calcext:value-type="float">
            <text:p>775.6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777.11" calcext:value-type="float">
            <text:p>777.1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778.3" calcext:value-type="float">
            <text:p>778.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79.56" calcext:value-type="float">
            <text:p>779.5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0.42" calcext:value-type="float">
            <text:p>780.4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781.13" calcext:value-type="float">
            <text:p>781.1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1.96" calcext:value-type="float">
            <text:p>781.9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3.47" calcext:value-type="float">
            <text:p>783.4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786.91" calcext:value-type="float">
            <text:p>786.9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float" office:value="787" calcext:value-type="float">
            <text:p>78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794.52" calcext:value-type="float">
            <text:p>794.5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799.71" calcext:value-type="float">
            <text:p>799.71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16.59" calcext:value-type="float">
            <text:p>816.5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20.07" calcext:value-type="float">
            <text:p>820.0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824.9" calcext:value-type="float">
            <text:p>824.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26.96" calcext:value-type="float">
            <text:p>826.96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float" office:value="827.89" calcext:value-type="float">
            <text:p>827.8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833.16" calcext:value-type="float">
            <text:p>833.16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nfigure</text:p>
          </table:table-cell>
          <table:table-cell office:value-type="float" office:value="833.53" calcext:value-type="float">
            <text:p>833.53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33.78" calcext:value-type="float">
            <text:p>833.7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834.15" calcext:value-type="float">
            <text:p>834.1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834.5" calcext:value-type="float">
            <text:p>834.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36.39" calcext:value-type="float">
            <text:p>836.3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837.91" calcext:value-type="float">
            <text:p>837.91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838.43" calcext:value-type="float">
            <text:p>838.4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841.82" calcext:value-type="float">
            <text:p>841.82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float" office:value="843.48" calcext:value-type="float">
            <text:p>843.4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845.66" calcext:value-type="float">
            <text:p>845.6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860.37" calcext:value-type="float">
            <text:p>860.3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864.42" calcext:value-type="float">
            <text:p>864.4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867.21" calcext:value-type="float">
            <text:p>867.2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67.31" calcext:value-type="float">
            <text:p>867.3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867.57" calcext:value-type="float">
            <text:p>867.5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874.01" calcext:value-type="float">
            <text:p>874.0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875.86" calcext:value-type="float">
            <text:p>875.8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876.95" calcext:value-type="float">
            <text:p>876.95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880.05" calcext:value-type="float">
            <text:p>880.0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float" office:value="881.69" calcext:value-type="float">
            <text:p>881.6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float" office:value="899.06" calcext:value-type="float">
            <text:p>899.0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900.88" calcext:value-type="float">
            <text:p>900.8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901.26" calcext:value-type="float">
            <text:p>901.2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904.15" calcext:value-type="float">
            <text:p>904.1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05.9" calcext:value-type="float">
            <text:p>905.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07.49" calcext:value-type="float">
            <text:p>907.4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909.19" calcext:value-type="float">
            <text:p>909.1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float" office:value="911.71" calcext:value-type="float">
            <text:p>911.7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19.76" calcext:value-type="float">
            <text:p>919.7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23.57" calcext:value-type="float">
            <text:p>923.5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33.77" calcext:value-type="float">
            <text:p>933.7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935.08" calcext:value-type="float">
            <text:p>935.0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942.16" calcext:value-type="float">
            <text:p>942.1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mpile</text:p>
          </table:table-cell>
          <table:table-cell office:value-type="float" office:value="976.57" calcext:value-type="float">
            <text:p>976.5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985.59" calcext:value-type="float">
            <text:p>985.5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986.53" calcext:value-type="float">
            <text:p>986.53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993.97" calcext:value-type="float">
            <text:p>993.9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float" office:value="998.43" calcext:value-type="float">
            <text:p>998.4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float" office:value="998.54" calcext:value-type="float">
            <text:p>998.5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999.29" calcext:value-type="float">
            <text:p>999.29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001.33" calcext:value-type="float">
            <text:p>1001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007.56" calcext:value-type="float">
            <text:p>1007.5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008.22" calcext:value-type="float">
            <text:p>1008.2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008.38" calcext:value-type="float">
            <text:p>1008.3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float" office:value="1008.47" calcext:value-type="float">
            <text:p>1008.4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009.87" calcext:value-type="float">
            <text:p>1009.8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1029.51" calcext:value-type="float">
            <text:p>1029.5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042.55" calcext:value-type="float">
            <text:p>1042.5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float" office:value="1051.59" calcext:value-type="float">
            <text:p>1051.5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1056.22" calcext:value-type="float">
            <text:p>1056.2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064.83" calcext:value-type="float">
            <text:p>1064.8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1092.48" calcext:value-type="float">
            <text:p>1092.4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1101.03" calcext:value-type="float">
            <text:p>1101.0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nfigure</text:p>
          </table:table-cell>
          <table:table-cell office:value-type="float" office:value="1105.08" calcext:value-type="float">
            <text:p>1105.0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1112.05" calcext:value-type="float">
            <text:p>1112.05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126.82" calcext:value-type="float">
            <text:p>1126.8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135.7" calcext:value-type="float">
            <text:p>1135.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float" office:value="1143.48" calcext:value-type="float">
            <text:p>1143.4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172.37" calcext:value-type="float">
            <text:p>1172.3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233.82" calcext:value-type="float">
            <text:p>1233.8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254.36" calcext:value-type="float">
            <text:p>1254.36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259.72" calcext:value-type="float">
            <text:p>1259.7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1286.91" calcext:value-type="float">
            <text:p>1286.9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1317.14" calcext:value-type="float">
            <text:p>1317.1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quickcontrols2.do_compile</text:p>
          </table:table-cell>
          <table:table-cell office:value-type="float" office:value="1332.53" calcext:value-type="float">
            <text:p>1332.5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compile</text:p>
          </table:table-cell>
          <table:table-cell office:value-type="float" office:value="1345.32" calcext:value-type="float">
            <text:p>1345.3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1346.85" calcext:value-type="float">
            <text:p>1346.8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1368.75" calcext:value-type="float">
            <text:p>1368.7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376.32" calcext:value-type="float">
            <text:p>1376.3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454.69" calcext:value-type="float">
            <text:p>1454.69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1546.71" calcext:value-type="float">
            <text:p>1546.7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593.29" calcext:value-type="float">
            <text:p>1593.29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1597.42" calcext:value-type="float">
            <text:p>1597.4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599.69" calcext:value-type="float">
            <text:p>1599.6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616.18" calcext:value-type="float">
            <text:p>1616.1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630.49" calcext:value-type="float">
            <text:p>1630.49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656.17" calcext:value-type="float">
            <text:p>1656.1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1657.23" calcext:value-type="float">
            <text:p>1657.2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declarative.do_compile</text:p>
          </table:table-cell>
          <table:table-cell office:value-type="float" office:value="1681.4" calcext:value-type="float">
            <text:p>1681.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1728.68" calcext:value-type="float">
            <text:p>1728.6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741.62" calcext:value-type="float">
            <text:p>1741.6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1758.98" calcext:value-type="float">
            <text:p>1758.9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1770.33" calcext:value-type="float">
            <text:p>1770.3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float" office:value="1785.48" calcext:value-type="float">
            <text:p>1785.4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790.06" calcext:value-type="float">
            <text:p>1790.0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798.16" calcext:value-type="float">
            <text:p>1798.1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798.57" calcext:value-type="float">
            <text:p>1798.5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1801.85" calcext:value-type="float">
            <text:p>1801.8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1803.83" calcext:value-type="float">
            <text:p>1803.8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821.56" calcext:value-type="float">
            <text:p>1821.5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822.01" calcext:value-type="float">
            <text:p>1822.0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1825.08" calcext:value-type="float">
            <text:p>1825.08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1825.49" calcext:value-type="float">
            <text:p>1825.4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828.9" calcext:value-type="float">
            <text:p>1828.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831.9" calcext:value-type="float">
            <text:p>1831.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declarative.do_compile</text:p>
          </table:table-cell>
          <table:table-cell office:value-type="float" office:value="1833.29" calcext:value-type="float">
            <text:p>1833.2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842.6" calcext:value-type="float">
            <text:p>1842.6</text:p>
          </table:table-cell>
        </table:table-row>
        <table:table-row table:style-name="ro1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1880.14" calcext:value-type="float">
            <text:p>1880.1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1912.04" calcext:value-type="float">
            <text:p>1912.0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1919.67" calcext:value-type="float">
            <text:p>1919.6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1925.72" calcext:value-type="float">
            <text:p>1925.7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1972.12" calcext:value-type="float">
            <text:p>1972.1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1980.64" calcext:value-type="float">
            <text:p>1980.6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07.12" calcext:value-type="float">
            <text:p>2007.1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016.46" calcext:value-type="float">
            <text:p>2016.4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16.49" calcext:value-type="float">
            <text:p>2016.4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22.55" calcext:value-type="float">
            <text:p>2022.5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24.23" calcext:value-type="float">
            <text:p>2024.2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026.51" calcext:value-type="float">
            <text:p>2026.5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049.64" calcext:value-type="float">
            <text:p>2049.6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055.17" calcext:value-type="float">
            <text:p>2055.1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2074.22" calcext:value-type="float">
            <text:p>2074.2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080.07" calcext:value-type="float">
            <text:p>2080.0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085.63" calcext:value-type="float">
            <text:p>2085.6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086.99" calcext:value-type="float">
            <text:p>2086.9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087.06" calcext:value-type="float">
            <text:p>2087.06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110.8" calcext:value-type="float">
            <text:p>2110.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120.87" calcext:value-type="float">
            <text:p>2120.8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compile</text:p>
          </table:table-cell>
          <table:table-cell office:value-type="float" office:value="2151.2" calcext:value-type="float">
            <text:p>2151.2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2156.97" calcext:value-type="float">
            <text:p>2156.9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158.31" calcext:value-type="float">
            <text:p>2158.3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firefox.do_compile</text:p>
          </table:table-cell>
          <table:table-cell office:value-type="float" office:value="2165.69" calcext:value-type="float">
            <text:p>2165.6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2170.33" calcext:value-type="float">
            <text:p>2170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2207.04" calcext:value-type="float">
            <text:p>2207.04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2230.24" calcext:value-type="float">
            <text:p>2230.2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float" office:value="2233.43" calcext:value-type="float">
            <text:p>2233.4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2234.91" calcext:value-type="float">
            <text:p>2234.9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firefox.do_compile</text:p>
          </table:table-cell>
          <table:table-cell office:value-type="float" office:value="2242.72" calcext:value-type="float">
            <text:p>2242.72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249.42" calcext:value-type="float">
            <text:p>2249.4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2252.18" calcext:value-type="float">
            <text:p>2252.1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269.82" calcext:value-type="float">
            <text:p>2269.8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283.09" calcext:value-type="float">
            <text:p>2283.09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300.01" calcext:value-type="float">
            <text:p>2300.0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2305.69" calcext:value-type="float">
            <text:p>2305.6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306.12" calcext:value-type="float">
            <text:p>2306.1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307.8" calcext:value-type="float">
            <text:p>2307.8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308.34" calcext:value-type="float">
            <text:p>2308.3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311.44" calcext:value-type="float">
            <text:p>2311.4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314.24" calcext:value-type="float">
            <text:p>2314.2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2324.39" calcext:value-type="float">
            <text:p>2324.3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333.93" calcext:value-type="float">
            <text:p>2333.93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340.51" calcext:value-type="float">
            <text:p>2340.5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391.35" calcext:value-type="float">
            <text:p>2391.3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453.43" calcext:value-type="float">
            <text:p>2453.4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455.17" calcext:value-type="float">
            <text:p>2455.1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2461.43" calcext:value-type="float">
            <text:p>2461.43</text:p>
          </table:table-cell>
        </table:table-row>
        <table:table-row table:style-name="ro1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78.6" calcext:value-type="float">
            <text:p>2478.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2479.17" calcext:value-type="float">
            <text:p>2479.1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84.41" calcext:value-type="float">
            <text:p>2484.41</text:p>
          </table:table-cell>
        </table:table-row>
        <table:table-row table:style-name="ro1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85.07" calcext:value-type="float">
            <text:p>2485.07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2512.17" calcext:value-type="float">
            <text:p>2512.17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516.46" calcext:value-type="float">
            <text:p>2516.4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521.53" calcext:value-type="float">
            <text:p>2521.5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2565.35" calcext:value-type="float">
            <text:p>2565.3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570.37" calcext:value-type="float">
            <text:p>2570.3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594.04" calcext:value-type="float">
            <text:p>2594.0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rust-native.do_compile</text:p>
          </table:table-cell>
          <table:table-cell office:value-type="float" office:value="2660.58" calcext:value-type="float">
            <text:p>2660.5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710.93" calcext:value-type="float">
            <text:p>2710.93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2761.33" calcext:value-type="float">
            <text:p>2761.33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770.45" calcext:value-type="float">
            <text:p>2770.4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2809.77" calcext:value-type="float">
            <text:p>2809.7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2827.39" calcext:value-type="float">
            <text:p>2827.3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828.24" calcext:value-type="float">
            <text:p>2828.2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2828.96" calcext:value-type="float">
            <text:p>2828.9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2837.09" calcext:value-type="float">
            <text:p>2837.0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2858.43" calcext:value-type="float">
            <text:p>2858.43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2891.56" calcext:value-type="float">
            <text:p>2891.5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2900.42" calcext:value-type="float">
            <text:p>2900.42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2928.48" calcext:value-type="float">
            <text:p>2928.48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3017.92" calcext:value-type="float">
            <text:p>3017.92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057.47" calcext:value-type="float">
            <text:p>3057.47</text:p>
          </table:table-cell>
        </table:table-row>
        <table:table-row table:style-name="ro1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3074.84" calcext:value-type="float">
            <text:p>3074.84</text:p>
          </table:table-cell>
        </table:table-row>
        <table:table-row table:style-name="ro1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3102.05" calcext:value-type="float">
            <text:p>3102.0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3110.15" calcext:value-type="float">
            <text:p>3110.15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3181" calcext:value-type="float">
            <text:p>3181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3193.04" calcext:value-type="float">
            <text:p>3193.0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3243.81" calcext:value-type="float">
            <text:p>3243.8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compile</text:p>
          </table:table-cell>
          <table:table-cell office:value-type="float" office:value="3397.07" calcext:value-type="float">
            <text:p>3397.0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430.07" calcext:value-type="float">
            <text:p>3430.0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compile</text:p>
          </table:table-cell>
          <table:table-cell office:value-type="float" office:value="3514.89" calcext:value-type="float">
            <text:p>3514.8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compile</text:p>
          </table:table-cell>
          <table:table-cell office:value-type="float" office:value="3542.3" calcext:value-type="float">
            <text:p>3542.3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3559.41" calcext:value-type="float">
            <text:p>3559.41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3605.65" calcext:value-type="float">
            <text:p>3605.6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compile</text:p>
          </table:table-cell>
          <table:table-cell office:value-type="float" office:value="3766.96" calcext:value-type="float">
            <text:p>3766.96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3965.83" calcext:value-type="float">
            <text:p>3965.8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compile</text:p>
          </table:table-cell>
          <table:table-cell office:value-type="float" office:value="3987.69" calcext:value-type="float">
            <text:p>3987.69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030.35" calcext:value-type="float">
            <text:p>4030.3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087.97" calcext:value-type="float">
            <text:p>4087.97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4095.65" calcext:value-type="float">
            <text:p>4095.6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firefox.do_compile</text:p>
          </table:table-cell>
          <table:table-cell office:value-type="float" office:value="4117.87" calcext:value-type="float">
            <text:p>4117.87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4172.06" calcext:value-type="float">
            <text:p>4172.0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4195.8" calcext:value-type="float">
            <text:p>4195.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4307.39" calcext:value-type="float">
            <text:p>4307.3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compile</text:p>
          </table:table-cell>
          <table:table-cell office:value-type="float" office:value="4343.14" calcext:value-type="float">
            <text:p>4343.1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4417.03" calcext:value-type="float">
            <text:p>4417.0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554.71" calcext:value-type="float">
            <text:p>4554.7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565.58" calcext:value-type="float">
            <text:p>4565.5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579.21" calcext:value-type="float">
            <text:p>4579.21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4591.3" calcext:value-type="float">
            <text:p>4591.3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4594.28" calcext:value-type="float">
            <text:p>4594.2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4599.3" calcext:value-type="float">
            <text:p>4599.3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627.87" calcext:value-type="float">
            <text:p>4627.87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4632.49" calcext:value-type="float">
            <text:p>4632.49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4789.55" calcext:value-type="float">
            <text:p>4789.5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4859.7" calcext:value-type="float">
            <text:p>4859.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compile</text:p>
          </table:table-cell>
          <table:table-cell office:value-type="float" office:value="5030.75" calcext:value-type="float">
            <text:p>5030.75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float" office:value="5167.27" calcext:value-type="float">
            <text:p>5167.2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228.51" calcext:value-type="float">
            <text:p>5228.5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5340.29" calcext:value-type="float">
            <text:p>5340.29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480" calcext:value-type="float">
            <text:p>5480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firefox.do_compile</text:p>
          </table:table-cell>
          <table:table-cell office:value-type="float" office:value="5503.65" calcext:value-type="float">
            <text:p>5503.65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514.28" calcext:value-type="float">
            <text:p>5514.28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5543.48" calcext:value-type="float">
            <text:p>5543.48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561.55" calcext:value-type="float">
            <text:p>5561.55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5696.09" calcext:value-type="float">
            <text:p>5696.0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5750.11" calcext:value-type="float">
            <text:p>5750.1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5766.18" calcext:value-type="float">
            <text:p>5766.18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5774.95" calcext:value-type="float">
            <text:p>5774.95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5790.72" calcext:value-type="float">
            <text:p>5790.7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5879.58" calcext:value-type="float">
            <text:p>5879.5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compile</text:p>
          </table:table-cell>
          <table:table-cell office:value-type="float" office:value="5932.45" calcext:value-type="float">
            <text:p>5932.4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5984.95" calcext:value-type="float">
            <text:p>5984.95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6018.16" calcext:value-type="float">
            <text:p>6018.16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317.46" calcext:value-type="float">
            <text:p>6317.46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321.39" calcext:value-type="float">
            <text:p>6321.39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6321.69" calcext:value-type="float">
            <text:p>6321.69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351.12" calcext:value-type="float">
            <text:p>6351.1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6356.1" calcext:value-type="float">
            <text:p>6356.1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6360.64" calcext:value-type="float">
            <text:p>6360.64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390.62" calcext:value-type="float">
            <text:p>6390.62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6424.14" calcext:value-type="float">
            <text:p>6424.14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6462.08" calcext:value-type="float">
            <text:p>6462.08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6492.25" calcext:value-type="float">
            <text:p>6492.2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compile</text:p>
          </table:table-cell>
          <table:table-cell office:value-type="float" office:value="6675.66" calcext:value-type="float">
            <text:p>6675.6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compile</text:p>
          </table:table-cell>
          <table:table-cell office:value-type="float" office:value="6743.55" calcext:value-type="float">
            <text:p>6743.55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7444.33" calcext:value-type="float">
            <text:p>7444.33</text:p>
          </table:table-cell>
        </table:table-row>
        <table:table-row table:style-name="ro1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7543.27" calcext:value-type="float">
            <text:p>7543.27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7562.24" calcext:value-type="float">
            <text:p>7562.24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7650.51" calcext:value-type="float">
            <text:p>7650.5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7672.7" calcext:value-type="float">
            <text:p>7672.7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8247.79" calcext:value-type="float">
            <text:p>8247.7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8259.42" calcext:value-type="float">
            <text:p>8259.42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8262.44" calcext:value-type="float">
            <text:p>8262.4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8289.49" calcext:value-type="float">
            <text:p>8289.49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8309.38" calcext:value-type="float">
            <text:p>8309.3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8375.13" calcext:value-type="float">
            <text:p>8375.13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compile</text:p>
          </table:table-cell>
          <table:table-cell office:value-type="float" office:value="8700.24" calcext:value-type="float">
            <text:p>8700.24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compile</text:p>
          </table:table-cell>
          <table:table-cell office:value-type="float" office:value="9020.49" calcext:value-type="float">
            <text:p>9020.4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compile</text:p>
          </table:table-cell>
          <table:table-cell office:value-type="float" office:value="9032.41" calcext:value-type="float">
            <text:p>9032.41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9075.5" calcext:value-type="float">
            <text:p>9075.5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9191.8" calcext:value-type="float">
            <text:p>9191.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197.3" calcext:value-type="float">
            <text:p>9197.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240.79" calcext:value-type="float">
            <text:p>9240.79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392.89" calcext:value-type="float">
            <text:p>9392.89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461.14" calcext:value-type="float">
            <text:p>9461.14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472.01" calcext:value-type="float">
            <text:p>9472.01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9523.6" calcext:value-type="float">
            <text:p>9523.6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9590.77" calcext:value-type="float">
            <text:p>9590.7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compile</text:p>
          </table:table-cell>
          <table:table-cell office:value-type="float" office:value="9605.32" calcext:value-type="float">
            <text:p>9605.3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9614.88" calcext:value-type="float">
            <text:p>9614.88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9628.34" calcext:value-type="float">
            <text:p>9628.34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9628.41" calcext:value-type="float">
            <text:p>9628.41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0332.07" calcext:value-type="float">
            <text:p>10332.0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native.do_compile</text:p>
          </table:table-cell>
          <table:table-cell office:value-type="float" office:value="11009.12" calcext:value-type="float">
            <text:p>11009.1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hromium-x11.do_compile</text:p>
          </table:table-cell>
          <table:table-cell office:value-type="float" office:value="11325.64" calcext:value-type="float">
            <text:p>11325.6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11340.96" calcext:value-type="float">
            <text:p>11340.9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12028.87" calcext:value-type="float">
            <text:p>12028.87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native.do_compile</text:p>
          </table:table-cell>
          <table:table-cell office:value-type="float" office:value="12757.36" calcext:value-type="float">
            <text:p>12757.36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compile</text:p>
          </table:table-cell>
          <table:table-cell office:value-type="float" office:value="12969.35" calcext:value-type="float">
            <text:p>12969.35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native.do_compile</text:p>
          </table:table-cell>
          <table:table-cell office:value-type="float" office:value="13232.38" calcext:value-type="float">
            <text:p>13232.38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compile</text:p>
          </table:table-cell>
          <table:table-cell office:value-type="float" office:value="13250.81" calcext:value-type="float">
            <text:p>13250.81</text:p>
          </table:table-cell>
        </table:table-row>
        <table:table-row table:style-name="ro1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hromium-x11.do_compile</text:p>
          </table:table-cell>
          <table:table-cell office:value-type="float" office:value="13567.36" calcext:value-type="float">
            <text:p>13567.36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13993.14" calcext:value-type="float">
            <text:p>13993.14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14134.65" calcext:value-type="float">
            <text:p>14134.65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4763.06" calcext:value-type="float">
            <text:p>14763.06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6631.03" calcext:value-type="float">
            <text:p>16631.03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126.62" calcext:value-type="float">
            <text:p>17126.62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258.88" calcext:value-type="float">
            <text:p>17258.88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399.58" calcext:value-type="float">
            <text:p>17399.58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17574.32" calcext:value-type="float">
            <text:p>17574.3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19358.37" calcext:value-type="float">
            <text:p>19358.3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19395.22" calcext:value-type="float">
            <text:p>19395.22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Total</text:p>
          </table:table-cell>
          <table:table-cell office:value-type="float" office:value="19699.89" calcext:value-type="float">
            <text:p>19699.8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hromium-x11.do_compile</text:p>
          </table:table-cell>
          <table:table-cell office:value-type="float" office:value="24165.89" calcext:value-type="float">
            <text:p>24165.8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hromium-x11.do_compile</text:p>
          </table:table-cell>
          <table:table-cell office:value-type="float" office:value="24719.87" calcext:value-type="float">
            <text:p>24719.87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26976.76" calcext:value-type="float">
            <text:p>26976.76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Total</text:p>
          </table:table-cell>
          <table:table-cell office:value-type="float" office:value="32780.01" calcext:value-type="float">
            <text:p>32780.01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Total</text:p>
          </table:table-cell>
          <table:table-cell office:value-type="float" office:value="33274.69" calcext:value-type="float">
            <text:p>33274.69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Total</text:p>
          </table:table-cell>
          <table:table-cell office:value-type="float" office:value="34755.89" calcext:value-type="float">
            <text:p>34755.89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adwaita-icon-theme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binutil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ir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argo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bindgen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lang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core-image-sato.do_rootfs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cc-runtim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ettext-nativ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libc-local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-native.do_unpack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nome-themes-standard.do_install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gstreamer1.0-plugins-good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icu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idn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libunistring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odejs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nss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erl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python3-native.do_populate_sysroot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emu-syste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bas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declar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location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multimedia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quickcontrols2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engine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webkit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qtxmlpatterns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rust-llvm-native.do_compil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2990wx-128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sudo.do_configur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70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5-build-8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ryzen-5-1600AF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no-journal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8-v4-4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dual-Xeon-E5-2699-v3-8-channels</text:p>
          </table:table-cell>
          <table:table-cell office:value-type="string" calcext:value-type="string">
            <text:p>7-build-2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4-build-all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  <table:table-row table:style-name="ro1" table:visibility="filter">
          <table:table-cell office:value-type="string" calcext:value-type="string">
            <text:p>threadripper-3970x-64gb</text:p>
          </table:table-cell>
          <table:table-cell office:value-type="string" calcext:value-type="string">
            <text:p>6-build-16-bb</text:p>
          </table:table-cell>
          <table:table-cell office:value-type="string" calcext:value-type="string">
            <text:p>webkitgtk.do_package_write_rpm</text:p>
          </table:table-cell>
          <table:table-cell office:value-type="string" calcext:value-type="string">
            <text:p>---</text:p>
          </table:table-cell>
        </table:table-row>
      </table:table>
      <table:table table:name="table.mbw.sysbench" table:style-name="ta1">
        <table:table-column table:style-name="co49" table:default-cell-style-name="Default"/>
        <table:table-column table:style-name="co6" table:default-cell-style-name="Default"/>
        <table:table-column table:style-name="co50" table:default-cell-style-name="Default"/>
        <table:table-column table:style-name="co51" table:default-cell-style-name="Default"/>
        <table:table-column table:style-name="co52" table:default-cell-style-name="Default"/>
        <table:table-column table:style-name="co48" table:default-cell-style-name="Default"/>
        <table:table-column table:style-name="co53" table:number-columns-repeated="2" table:default-cell-style-name="Default"/>
        <table:table-column table:style-name="co14" table:default-cell-style-name="Default"/>
        <table:table-column table:style-name="co53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threads</text:p>
          </table:table-cell>
          <table:table-cell office:value-type="string" calcext:value-type="string">
            <text:p>block size</text:p>
          </table:table-cell>
          <table:table-cell office:value-type="string" calcext:value-type="string">
            <text:p>total size</text:p>
          </table:table-cell>
          <table:table-cell office:value-type="string" calcext:value-type="string">
            <text:p>ops/s</text:p>
          </table:table-cell>
          <table:table-cell office:value-type="string" calcext:value-type="string">
            <text:p>MiB/s</text:p>
          </table:table-cell>
          <table:table-cell office:value-type="string" calcext:value-type="string">
            <text:p>min</text:p>
          </table:table-cell>
          <table:table-cell office:value-type="string" calcext:value-type="string">
            <text:p>avg</text:p>
          </table:table-cell>
          <table:table-cell office:value-type="string" calcext:value-type="string">
            <text:p>max</text:p>
          </table:table-cell>
          <table:table-cell office:value-type="string" calcext:value-type="string">
            <text:p>95th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office:value-type="string" calcext:value-type="string">
            <text:p>dual-Xeon-E5-2698-v4-4-channels-tmpfs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16988.74" calcext:value-type="float">
            <text:p>16988.74</text:p>
          </table:table-cell>
          <table:table-cell office:value-type="float" office:value="0.05" calcext:value-type="float">
            <text:p>0.05</text:p>
          </table:table-cell>
          <table:table-cell office:value-type="float" office:value="0.06" calcext:value-type="float">
            <text:p>0.06</text:p>
          </table:table-cell>
          <table:table-cell office:value-type="float" office:value="0.66" calcext:value-type="float">
            <text:p>0.66</text:p>
          </table:table-cell>
          <table:table-cell office:value-type="float" office:value="0.09" calcext:value-type="float">
            <text:p>0.09</text:p>
          </table:table-cell>
          <table:table-cell office:value-type="float" office:value="7674.62" calcext:value-type="float">
            <text:p>7674.62</text:p>
          </table:table-cell>
        </table:table-row>
        <table:table-row table:style-name="ro1">
          <table:table-cell office:value-type="string" calcext:value-type="string">
            <text:p>dual-Xeon-E5-2699-v3-8-channels-tmpfs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17208.47" calcext:value-type="float">
            <text:p>17208.47</text:p>
          </table:table-cell>
          <table:table-cell table:number-columns-repeated="2" office:value-type="float" office:value="0.06" calcext:value-type="float">
            <text:p>0.06</text:p>
          </table:table-cell>
          <table:table-cell office:value-type="float" office:value="0.53" calcext:value-type="float">
            <text:p>0.53</text:p>
          </table:table-cell>
          <table:table-cell office:value-type="float" office:value="0.06" calcext:value-type="float">
            <text:p>0.06</text:p>
          </table:table-cell>
          <table:table-cell office:value-type="float" office:value="7579.28" calcext:value-type="float">
            <text:p>7579.28</text:p>
          </table:table-cell>
        </table:table-row>
        <table:table-row table:style-name="ro1">
          <table:table-cell office:value-type="string" calcext:value-type="string">
            <text:p>ryzen-5-1600AF/mbw-swap-off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6144MiB</text:p>
          </table:table-cell>
          <table:table-cell table:number-columns-repeated="2" office:value-type="float" office:value="20452.98" calcext:value-type="float">
            <text:p>20452.9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296.08" calcext:value-type="float">
            <text:p>296.08</text:p>
          </table:table-cell>
        </table:table-row>
        <table:table-row table:style-name="ro1">
          <table:table-cell office:value-type="string" calcext:value-type="string">
            <text:p>ryzen-5-1600AF/mbw-swap-on-nvme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21343.48" calcext:value-type="float">
            <text:p>21343.48</text:p>
          </table:table-cell>
          <table:table-cell office:value-type="float" office:value="0.04" calcext:value-type="float">
            <text:p>0.04</text:p>
          </table:table-cell>
          <table:table-cell office:value-type="float" office:value="0.05" calcext:value-type="float">
            <text:p>0.05</text:p>
          </table:table-cell>
          <table:table-cell office:value-type="float" office:value="0.14" calcext:value-type="float">
            <text:p>0.14</text:p>
          </table:table-cell>
          <table:table-cell office:value-type="float" office:value="0.06" calcext:value-type="float">
            <text:p>0.06</text:p>
          </table:table-cell>
          <table:table-cell office:value-type="float" office:value="570.55" calcext:value-type="float">
            <text:p>570.55</text:p>
          </table:table-cell>
        </table:table-row>
        <table:table-row table:style-name="ro1">
          <table:table-cell office:value-type="string" calcext:value-type="string">
            <text:p>ryzen-5-1600AF/mbw-swap-on-rust/sysbench-1M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22347.84" calcext:value-type="float">
            <text:p>22347.84</text:p>
          </table:table-cell>
          <table:table-cell table:number-columns-repeated="2" office:value-type="float" office:value="0.04" calcext:value-type="float">
            <text:p>0.04</text:p>
          </table:table-cell>
          <table:table-cell office:value-type="float" office:value="0.14" calcext:value-type="float">
            <text:p>0.14</text:p>
          </table:table-cell>
          <table:table-cell office:value-type="float" office:value="0.05" calcext:value-type="float">
            <text:p>0.05</text:p>
          </table:table-cell>
          <table:table-cell office:value-type="float" office:value="544.59" calcext:value-type="float">
            <text:p>544.59</text:p>
          </table:table-cell>
        </table:table-row>
        <table:table-row table:style-name="ro1">
          <table:table-cell office:value-type="string" calcext:value-type="string">
            <text:p>dual-Xeon-E5-2698-v4-4-channels-tmpfs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31920.24" calcext:value-type="float">
            <text:p>31920.24</text:p>
          </table:table-cell>
          <table:table-cell office:value-type="float" office:value="0.05" calcext:value-type="float">
            <text:p>0.05</text:p>
          </table:table-cell>
          <table:table-cell office:value-type="float" office:value="1" calcext:value-type="float">
            <text:p>1</text:p>
          </table:table-cell>
          <table:table-cell office:value-type="float" office:value="16.75" calcext:value-type="float">
            <text:p>16.75</text:p>
          </table:table-cell>
          <table:table-cell office:value-type="float" office:value="2.97" calcext:value-type="float">
            <text:p>2.97</text:p>
          </table:table-cell>
          <table:table-cell office:value-type="float" office:value="131642.18" calcext:value-type="float">
            <text:p>131642.18</text:p>
          </table:table-cell>
        </table:table-row>
        <table:table-row table:style-name="ro1">
          <table:table-cell office:value-type="string" calcext:value-type="string">
            <text:p>dual-Xeon-E5-2699-v3-8-channels-tmpfs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31072MiB</text:p>
          </table:table-cell>
          <table:table-cell table:number-columns-repeated="2" office:value-type="float" office:value="51588.66" calcext:value-type="float">
            <text:p>51588.66</text:p>
          </table:table-cell>
          <table:table-cell office:value-type="float" office:value="0.06" calcext:value-type="float">
            <text:p>0.06</text:p>
          </table:table-cell>
          <table:table-cell office:value-type="float" office:value="0.74" calcext:value-type="float">
            <text:p>0.74</text:p>
          </table:table-cell>
          <table:table-cell office:value-type="float" office:value="16.81" calcext:value-type="float">
            <text:p>16.81</text:p>
          </table:table-cell>
          <table:table-cell office:value-type="float" office:value="2.61" calcext:value-type="float">
            <text:p>2.61</text:p>
          </table:table-cell>
          <table:table-cell office:value-type="float" office:value="96725.08" calcext:value-type="float">
            <text:p>96725.08</text:p>
          </table:table-cell>
        </table:table-row>
        <table:table-row table:style-name="ro1">
          <table:table-cell office:value-type="string" calcext:value-type="string">
            <text:p>ryzen-5-1600AF/mbw-swap-off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6144MiB</text:p>
          </table:table-cell>
          <table:table-cell table:number-columns-repeated="2" office:value-type="float" office:value="35564.28" calcext:value-type="float">
            <text:p>35564.28</text:p>
          </table:table-cell>
          <table:table-cell office:value-type="float" office:value="0.04" calcext:value-type="float">
            <text:p>0.04</text:p>
          </table:table-cell>
          <table:table-cell office:value-type="float" office:value="0.69" calcext:value-type="float">
            <text:p>0.69</text:p>
          </table:table-cell>
          <table:table-cell office:value-type="float" office:value="52.32" calcext:value-type="float">
            <text:p>52.32</text:p>
          </table:table-cell>
          <table:table-cell office:value-type="float" office:value="0.61" calcext:value-type="float">
            <text:p>0.61</text:p>
          </table:table-cell>
          <table:table-cell office:value-type="float" office:value="4211.78" calcext:value-type="float">
            <text:p>4211.78</text:p>
          </table:table-cell>
        </table:table-row>
        <table:table-row table:style-name="ro1">
          <table:table-cell office:value-type="string" calcext:value-type="string">
            <text:p>ryzen-5-1600AF/mbw-swap-on-nvme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33445.43" calcext:value-type="float">
            <text:p>33445.43</text:p>
          </table:table-cell>
          <table:table-cell office:value-type="float" office:value="0.04" calcext:value-type="float">
            <text:p>0.04</text:p>
          </table:table-cell>
          <table:table-cell office:value-type="float" office:value="1.38" calcext:value-type="float">
            <text:p>1.38</text:p>
          </table:table-cell>
          <table:table-cell office:value-type="float" office:value="100.34" calcext:value-type="float">
            <text:p>100.34</text:p>
          </table:table-cell>
          <table:table-cell office:value-type="float" office:value="0.69" calcext:value-type="float">
            <text:p>0.69</text:p>
          </table:table-cell>
          <table:table-cell office:value-type="float" office:value="16949.13" calcext:value-type="float">
            <text:p>16949.13</text:p>
          </table:table-cell>
        </table:table-row>
        <table:table-row table:style-name="ro1">
          <table:table-cell office:value-type="string" calcext:value-type="string">
            <text:p>ryzen-5-1600AF/mbw-swap-on-rust/sysbench-1M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024KiB</text:p>
          </table:table-cell>
          <table:table-cell office:value-type="string" calcext:value-type="string">
            <text:p>12288MiB</text:p>
          </table:table-cell>
          <table:table-cell table:number-columns-repeated="2" office:value-type="float" office:value="36368.51" calcext:value-type="float">
            <text:p>36368.51</text:p>
          </table:table-cell>
          <table:table-cell office:value-type="float" office:value="0.04" calcext:value-type="float">
            <text:p>0.04</text:p>
          </table:table-cell>
          <table:table-cell office:value-type="float" office:value="1.25" calcext:value-type="float">
            <text:p>1.25</text:p>
          </table:table-cell>
          <table:table-cell office:value-type="float" office:value="108.26" calcext:value-type="float">
            <text:p>108.26</text:p>
          </table:table-cell>
          <table:table-cell office:value-type="float" office:value="0.7" calcext:value-type="float">
            <text:p>0.7</text:p>
          </table:table-cell>
          <table:table-cell office:value-type="float" office:value="15324.68" calcext:value-type="float">
            <text:p>15324.68</text:p>
          </table:table-cell>
        </table:table-row>
        <table:table-row table:style-name="ro1">
          <table:table-cell office:value-type="string" calcext:value-type="string">
            <text:p>dual-Xeon-E5-2698-v4-4-channels-tmpfs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5480792.26" calcext:value-type="float">
            <text:p>5480792.26</text:p>
          </table:table-cell>
          <table:table-cell office:value-type="float" office:value="5352.34" calcext:value-type="float">
            <text:p>5352.3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5" calcext:value-type="float">
            <text:p>0.55</text:p>
          </table:table-cell>
          <table:table-cell office:value-type="float" office:value="0" calcext:value-type="float">
            <text:p>0</text:p>
          </table:table-cell>
          <table:table-cell office:value-type="float" office:value="4436.92" calcext:value-type="float">
            <text:p>4436.92</text:p>
          </table:table-cell>
        </table:table-row>
        <table:table-row table:style-name="ro1">
          <table:table-cell office:value-type="string" calcext:value-type="string">
            <text:p>dual-Xeon-E5-2699-v3-8-channels-tmpfs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5607622.44" calcext:value-type="float">
            <text:p>5607622.44</text:p>
          </table:table-cell>
          <table:table-cell office:value-type="float" office:value="5476.19" calcext:value-type="float">
            <text:p>5476.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5" calcext:value-type="float">
            <text:p>0.5</text:p>
          </table:table-cell>
          <table:table-cell office:value-type="float" office:value="0" calcext:value-type="float">
            <text:p>0</text:p>
          </table:table-cell>
          <table:table-cell office:value-type="float" office:value="4386.13" calcext:value-type="float">
            <text:p>4386.13</text:p>
          </table:table-cell>
        </table:table-row>
        <table:table-row table:style-name="ro1">
          <table:table-cell office:value-type="string" calcext:value-type="string">
            <text:p>ryzen-5-1600AF/mbw-swap-off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6144MiB</text:p>
          </table:table-cell>
          <table:table-cell office:value-type="float" office:value="6407598.52" calcext:value-type="float">
            <text:p>6407598.52</text:p>
          </table:table-cell>
          <table:table-cell office:value-type="float" office:value="6257.42" calcext:value-type="float">
            <text:p>6257.4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421.85" calcext:value-type="float">
            <text:p>421.85</text:p>
          </table:table-cell>
        </table:table-row>
        <table:table-row table:style-name="ro1">
          <table:table-cell office:value-type="string" calcext:value-type="string">
            <text:p>ryzen-5-1600AF/mbw-swap-on-nvme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6440109.12" calcext:value-type="float">
            <text:p>6440109.12</text:p>
          </table:table-cell>
          <table:table-cell office:value-type="float" office:value="6289.17" calcext:value-type="float">
            <text:p>6289.1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0" calcext:value-type="float">
            <text:p>0</text:p>
          </table:table-cell>
          <table:table-cell office:value-type="float" office:value="840.36" calcext:value-type="float">
            <text:p>840.36</text:p>
          </table:table-cell>
        </table:table-row>
        <table:table-row table:style-name="ro1">
          <table:table-cell office:value-type="string" calcext:value-type="string">
            <text:p>ryzen-5-1600AF/mbw-swap-on-rust/sysbench-1K-1T.tx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6462258.47" calcext:value-type="float">
            <text:p>6462258.47</text:p>
          </table:table-cell>
          <table:table-cell office:value-type="float" office:value="6310.8" calcext:value-type="float">
            <text:p>6310.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" calcext:value-type="float">
            <text:p>0</text:p>
          </table:table-cell>
          <table:table-cell office:value-type="float" office:value="836.98" calcext:value-type="float">
            <text:p>836.98</text:p>
          </table:table-cell>
        </table:table-row>
        <table:table-row table:style-name="ro1">
          <table:table-cell office:value-type="string" calcext:value-type="string">
            <text:p>dual-Xeon-E5-2698-v4-4-channels-tmpfs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8680153.57" calcext:value-type="float">
            <text:p>8680153.57</text:p>
          </table:table-cell>
          <table:table-cell office:value-type="float" office:value="8476.71" calcext:value-type="float">
            <text:p>8476.71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20.04" calcext:value-type="float">
            <text:p>20.04</text:p>
          </table:table-cell>
          <table:table-cell office:value-type="float" office:value="0.01" calcext:value-type="float">
            <text:p>0.01</text:p>
          </table:table-cell>
          <table:table-cell office:value-type="float" office:value="616755.12" calcext:value-type="float">
            <text:p>616755.12</text:p>
          </table:table-cell>
        </table:table-row>
        <table:table-row table:style-name="ro1">
          <table:table-cell office:value-type="string" calcext:value-type="string">
            <text:p>dual-Xeon-E5-2699-v3-8-channels-tmpfs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31072MiB</text:p>
          </table:table-cell>
          <table:table-cell office:value-type="float" office:value="9316025.65" calcext:value-type="float">
            <text:p>9316025.65</text:p>
          </table:table-cell>
          <table:table-cell office:value-type="float" office:value="9097.68" calcext:value-type="float">
            <text:p>9097.68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5.72" calcext:value-type="float">
            <text:p>15.72</text:p>
          </table:table-cell>
          <table:table-cell office:value-type="float" office:value="0.01" calcext:value-type="float">
            <text:p>0.01</text:p>
          </table:table-cell>
          <table:table-cell office:value-type="float" office:value="615769.95" calcext:value-type="float">
            <text:p>615769.95</text:p>
          </table:table-cell>
        </table:table-row>
        <table:table-row table:style-name="ro1">
          <table:table-cell office:value-type="string" calcext:value-type="string">
            <text:p>ryzen-5-1600AF/mbw-swap-off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6144MiB</text:p>
          </table:table-cell>
          <table:table-cell office:value-type="float" office:value="8404474.73" calcext:value-type="float">
            <text:p>8404474.73</text:p>
          </table:table-cell>
          <table:table-cell office:value-type="float" office:value="8207.49" calcext:value-type="float">
            <text:p>8207.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4.01" calcext:value-type="float">
            <text:p>84.01</text:p>
          </table:table-cell>
          <table:table-cell office:value-type="float" office:value="0" calcext:value-type="float">
            <text:p>0</text:p>
          </table:table-cell>
          <table:table-cell office:value-type="float" office:value="29133.47" calcext:value-type="float">
            <text:p>29133.47</text:p>
          </table:table-cell>
        </table:table-row>
        <table:table-row table:style-name="ro1">
          <table:table-cell office:value-type="string" calcext:value-type="string">
            <text:p>ryzen-5-1600AF/mbw-swap-on-nvme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8472642.62" calcext:value-type="float">
            <text:p>8472642.62</text:p>
          </table:table-cell>
          <table:table-cell office:value-type="float" office:value="8274.07" calcext:value-type="float">
            <text:p>8274.07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87.99" calcext:value-type="float">
            <text:p>87.99</text:p>
          </table:table-cell>
          <table:table-cell office:value-type="float" office:value="0" calcext:value-type="float">
            <text:p>0</text:p>
          </table:table-cell>
          <table:table-cell office:value-type="float" office:value="74986.05" calcext:value-type="float">
            <text:p>74986.05</text:p>
          </table:table-cell>
        </table:table-row>
        <table:table-row table:style-name="ro1">
          <table:table-cell office:value-type="string" calcext:value-type="string">
            <text:p>ryzen-5-1600AF/mbw-swap-on-rust/sysbench-1K.txt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1KiB</text:p>
          </table:table-cell>
          <table:table-cell office:value-type="string" calcext:value-type="string">
            <text:p>12288MiB</text:p>
          </table:table-cell>
          <table:table-cell office:value-type="float" office:value="8486825.38" calcext:value-type="float">
            <text:p>8486825.38</text:p>
          </table:table-cell>
          <table:table-cell office:value-type="float" office:value="8287.92" calcext:value-type="float">
            <text:p>8287.92</text:p>
          </table:table-cell>
          <table:table-cell office:value-type="float" office:value="0" calcext:value-type="float">
            <text:p>0</text:p>
          </table:table-cell>
          <table:table-cell office:value-type="float" office:value="0.01" calcext:value-type="float">
            <text:p>0.01</text:p>
          </table:table-cell>
          <table:table-cell office:value-type="float" office:value="184.01" calcext:value-type="float">
            <text:p>184.01</text:p>
          </table:table-cell>
          <table:table-cell office:value-type="float" office:value="0" calcext:value-type="float">
            <text:p>0</text:p>
          </table:table-cell>
          <table:table-cell office:value-type="float" office:value="73547.9" calcext:value-type="float">
            <text:p>73547.9</text:p>
          </table:table-cell>
        </table:table-row>
      </table:table>
      <table:table table:name="table.mbw" table:style-name="ta1">
        <table:table-column table:style-name="co39" table:default-cell-style-name="Default"/>
        <table:table-column table:style-name="co26" table:default-cell-style-name="Default"/>
        <table:table-column table:style-name="co54" table:default-cell-style-name="Default"/>
        <table:table-row table:style-name="ro1">
          <table:table-cell office:value-type="string" calcext:value-type="string">
            <text:p>builder</text:p>
          </table:table-cell>
          <table:table-cell office:value-type="string" calcext:value-type="string">
            <text:p>method</text:p>
          </table:table-cell>
          <table:table-cell office:value-type="string" calcext:value-type="string">
            <text:p>MiB/s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DUMB</text:p>
          </table:table-cell>
          <table:table-cell office:value-type="float" office:value="361.452" calcext:value-type="float">
            <text:p>361.452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DUMB</text:p>
          </table:table-cell>
          <table:table-cell office:value-type="float" office:value="5437.229" calcext:value-type="float">
            <text:p>5437.229</text:p>
          </table:table-cell>
        </table:table-row>
        <table:table-row table:style-name="ro1">
          <table:table-cell office:value-type="string" calcext:value-type="string">
            <text:p>ryzen-5-1600AF/mbw-swap-off</text:p>
          </table:table-cell>
          <table:table-cell office:value-type="string" calcext:value-type="string">
            <text:p>DUMB</text:p>
          </table:table-cell>
          <table:table-cell office:value-type="float" office:value="15901.987" calcext:value-type="float">
            <text:p>15901.987</text:p>
          </table:table-cell>
        </table:table-row>
        <table:table-row table:style-name="ro1">
          <table:table-cell office:value-type="string" calcext:value-type="string">
            <text:p>ryzen-5-1600AF/mbw-swap-on-nvme</text:p>
          </table:table-cell>
          <table:table-cell office:value-type="string" calcext:value-type="string">
            <text:p>DUMB</text:p>
          </table:table-cell>
          <table:table-cell office:value-type="float" office:value="238.068" calcext:value-type="float">
            <text:p>238.068</text:p>
          </table:table-cell>
        </table:table-row>
        <table:table-row table:style-name="ro1">
          <table:table-cell office:value-type="string" calcext:value-type="string">
            <text:p>ryzen-5-1600AF/mbw-swap-on-rust</text:p>
          </table:table-cell>
          <table:table-cell office:value-type="string" calcext:value-type="string">
            <text:p>DUMB</text:p>
          </table:table-cell>
          <table:table-cell office:value-type="float" office:value="49.538" calcext:value-type="float">
            <text:p>49.538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MCBLOCK</text:p>
          </table:table-cell>
          <table:table-cell office:value-type="float" office:value="3581.945" calcext:value-type="float">
            <text:p>3581.945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MCBLOCK</text:p>
          </table:table-cell>
          <table:table-cell office:value-type="float" office:value="4161.497" calcext:value-type="float">
            <text:p>4161.497</text:p>
          </table:table-cell>
        </table:table-row>
        <table:table-row table:style-name="ro1">
          <table:table-cell office:value-type="string" calcext:value-type="string">
            <text:p>ryzen-5-1600AF/mbw-swap-off</text:p>
          </table:table-cell>
          <table:table-cell office:value-type="string" calcext:value-type="string">
            <text:p>MCBLOCK</text:p>
          </table:table-cell>
          <table:table-cell office:value-type="float" office:value="10241.803" calcext:value-type="float">
            <text:p>10241.803</text:p>
          </table:table-cell>
        </table:table-row>
        <table:table-row table:style-name="ro1">
          <table:table-cell office:value-type="string" calcext:value-type="string">
            <text:p>ryzen-5-1600AF/mbw-swap-on-nvme</text:p>
          </table:table-cell>
          <table:table-cell office:value-type="string" calcext:value-type="string">
            <text:p>MCBLOCK</text:p>
          </table:table-cell>
          <table:table-cell office:value-type="float" office:value="8947.648" calcext:value-type="float">
            <text:p>8947.648</text:p>
          </table:table-cell>
        </table:table-row>
        <table:table-row table:style-name="ro1">
          <table:table-cell office:value-type="string" calcext:value-type="string">
            <text:p>ryzen-5-1600AF/mbw-swap-on-rust</text:p>
          </table:table-cell>
          <table:table-cell office:value-type="string" calcext:value-type="string">
            <text:p>MCBLOCK</text:p>
          </table:table-cell>
          <table:table-cell office:value-type="float" office:value="9427.107" calcext:value-type="float">
            <text:p>9427.107</text:p>
          </table:table-cell>
        </table:table-row>
        <table:table-row table:style-name="ro1">
          <table:table-cell office:value-type="string" calcext:value-type="string">
            <text:p>dual-Xeon-E5-2698-v4-4-channels-tmpfs</text:p>
          </table:table-cell>
          <table:table-cell office:value-type="string" calcext:value-type="string">
            <text:p>MEMCPY</text:p>
          </table:table-cell>
          <table:table-cell office:value-type="float" office:value="420.803" calcext:value-type="float">
            <text:p>420.803</text:p>
          </table:table-cell>
        </table:table-row>
        <table:table-row table:style-name="ro1">
          <table:table-cell office:value-type="string" calcext:value-type="string">
            <text:p>dual-Xeon-E5-2699-v3-8-channels-tmpfs</text:p>
          </table:table-cell>
          <table:table-cell office:value-type="string" calcext:value-type="string">
            <text:p>MEMCPY</text:p>
          </table:table-cell>
          <table:table-cell office:value-type="float" office:value="2592.939" calcext:value-type="float">
            <text:p>2592.939</text:p>
          </table:table-cell>
        </table:table-row>
        <table:table-row table:style-name="ro1">
          <table:table-cell office:value-type="string" calcext:value-type="string">
            <text:p>ryzen-5-1600AF/mbw-swap-off</text:p>
          </table:table-cell>
          <table:table-cell office:value-type="string" calcext:value-type="string">
            <text:p>MEMCPY</text:p>
          </table:table-cell>
          <table:table-cell office:value-type="float" office:value="7489.258" calcext:value-type="float">
            <text:p>7489.258</text:p>
          </table:table-cell>
        </table:table-row>
        <table:table-row table:style-name="ro1">
          <table:table-cell office:value-type="string" calcext:value-type="string">
            <text:p>ryzen-5-1600AF/mbw-swap-on-nvme</text:p>
          </table:table-cell>
          <table:table-cell office:value-type="string" calcext:value-type="string">
            <text:p>MEMCPY</text:p>
          </table:table-cell>
          <table:table-cell office:value-type="float" office:value="217.074" calcext:value-type="float">
            <text:p>217.074</text:p>
          </table:table-cell>
        </table:table-row>
        <table:table-row table:style-name="ro1">
          <table:table-cell office:value-type="string" calcext:value-type="string">
            <text:p>ryzen-5-1600AF/mbw-swap-on-rust</text:p>
          </table:table-cell>
          <table:table-cell office:value-type="string" calcext:value-type="string">
            <text:p>MEMCPY</text:p>
          </table:table-cell>
          <table:table-cell office:value-type="float" office:value="49.09" calcext:value-type="float">
            <text:p>49.09</text:p>
          </table:table-cell>
        </table:table-row>
      </table:table>
      <table:named-expressions/>
      <table:database-ranges>
        <table:database-range table:name="__Anonymous_Sheet_DB__8" table:target-range-address="'table.top20.builds'.A1:'table.top20.builds'.D1646" table:display-filter-buttons="true">
          <table:filter>
            <table:filter-and>
              <table:filter-condition table:field-number="2" table:value="chromium-x11.do_compile" table:operator="="/>
              <table:filter-condition table:field-number="1" table:value="7-build-2-bb" table:operator="="/>
            </table:filter-and>
          </table:filter>
          <table:sort>
            <table:sort-by table:field-number="3" table:data-type="automatic"/>
          </table:sort>
        </table:database-range>
        <table:database-range table:name="__Anonymous_Sheet_DB__9" table:target-range-address="'table.mbw.sysbench'.A1:'table.mbw.sysbench'.K21" table:display-filter-buttons="true">
          <table:sort>
            <table:sort-by table:field-number="2" table:data-type="automatic"/>
          </table:sort>
        </table:database-range>
        <table:database-range table:name="__Anonymous_Sheet_DB__10" table:target-range-address="'table.mbw'.A1:'table.mbw'.C16" table:display-filter-buttons="tru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2-13">00/00/0000</text:date>, <text:time style:data-style-name="N2" text:time-value="23:12:28.5104345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dc:date>2020-02-13T23:20:30.727937357</dc:date>
    <meta:editing-duration>PT2H36S</meta:editing-duration>
    <meta:editing-cycles>5</meta:editing-cycles>
    <meta:generator>LibreOffice/6.3.4.2$Linux_X86_64 LibreOffice_project/30$Build-2</meta:generator>
    <meta:document-statistic meta:table-count="11" meta:cell-count="12937" meta:object-count="0"/>
  </office:meta>
</office:document-meta>
</file>